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Mangal" svg:font-family="Mangal"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0.993cm"/>
    </style:style>
    <style:style style:name="co2" style:family="table-column">
      <style:table-column-properties fo:break-before="auto" style:column-width="10.156cm"/>
    </style:style>
    <style:style style:name="co3" style:family="table-column">
      <style:table-column-properties fo:break-before="auto" style:column-width="10.402cm"/>
    </style:style>
    <style:style style:name="co4" style:family="table-column">
      <style:table-column-properties fo:break-before="auto" style:column-width="9.885cm"/>
    </style:style>
    <style:style style:name="co5" style:family="table-column">
      <style:table-column-properties fo:break-before="auto" style:column-width="8.659cm"/>
    </style:style>
    <style:style style:name="co6" style:family="table-column">
      <style:table-column-properties fo:break-before="auto" style:column-width="10.183cm"/>
    </style:style>
    <style:style style:name="co7" style:family="table-column">
      <style:table-column-properties fo:break-before="auto" style:column-width="2.404cm"/>
    </style:style>
    <style:style style:name="ro1" style:family="table-row">
      <style:table-row-properties style:row-height="0.499cm" fo:break-before="auto" style:use-optimal-row-height="true"/>
    </style:style>
    <style:style style:name="ro2" style:family="table-row">
      <style:table-row-properties style:row-height="0.684cm" fo:break-before="auto" style:use-optimal-row-height="true"/>
    </style:style>
    <style:style style:name="ro3" style:family="table-row">
      <style:table-row-properties style:row-height="0.526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2.632cm" fo:break-before="auto" style:use-optimal-row-height="true"/>
    </style:style>
    <style:style style:name="ro6" style:family="table-row">
      <style:table-row-properties style:row-height="2.868cm" fo:break-before="auto" style:use-optimal-row-height="true"/>
    </style:style>
    <style:style style:name="ro7" style:family="table-row">
      <style:table-row-properties style:row-height="3.658cm" fo:break-before="auto" style:use-optimal-row-height="true"/>
    </style:style>
    <style:style style:name="ro8" style:family="table-row">
      <style:table-row-properties style:row-height="8.398cm" fo:break-before="auto" style:use-optimal-row-height="true"/>
    </style:style>
    <style:style style:name="ro9" style:family="table-row">
      <style:table-row-properties style:row-height="12.741cm" fo:break-before="auto" style:use-optimal-row-height="true"/>
    </style:style>
    <style:style style:name="ro10" style:family="table-row">
      <style:table-row-properties style:row-height="8.003cm" fo:break-before="auto" style:use-optimal-row-height="true"/>
    </style:style>
    <style:style style:name="ro11" style:family="table-row">
      <style:table-row-properties style:row-height="2.08cm" fo:break-before="auto" style:use-optimal-row-height="true"/>
    </style:style>
    <style:style style:name="ro12" style:family="table-row">
      <style:table-row-properties style:row-height="2.422cm" fo:break-before="auto" style:use-optimal-row-height="true"/>
    </style:style>
    <style:style style:name="ro13" style:family="table-row">
      <style:table-row-properties style:row-height="4.124cm" fo:break-before="auto" style:use-optimal-row-height="true"/>
    </style:style>
    <style:style style:name="ro14" style:family="table-row">
      <style:table-row-properties style:row-height="5.239cm" fo:break-before="auto" style:use-optimal-row-height="true"/>
    </style:style>
    <style:style style:name="ro15" style:family="table-row">
      <style:table-row-properties style:row-height="1.289cm" fo:break-before="auto" style:use-optimal-row-height="true"/>
    </style:style>
    <style:style style:name="ro16" style:family="table-row">
      <style:table-row-properties style:row-height="1.685cm" fo:break-before="auto" style:use-optimal-row-height="true"/>
    </style:style>
    <style:style style:name="ro17" style:family="table-row">
      <style:table-row-properties style:row-height="3.685cm" fo:break-before="auto" style:use-optimal-row-height="true"/>
    </style:style>
    <style:style style:name="ro18" style:family="table-row">
      <style:table-row-properties style:row-height="4.053cm" fo:break-before="auto" style:use-optimal-row-height="true"/>
    </style:style>
    <style:style style:name="ro19" style:family="table-row">
      <style:table-row-properties style:row-height="2.473cm" fo:break-before="auto" style:use-optimal-row-height="true"/>
    </style:style>
    <style:style style:name="ro20" style:family="table-row">
      <style:table-row-properties style:row-height="0.497cm" fo:break-before="auto" style:use-optimal-row-height="true"/>
    </style:style>
    <style:style style:name="ro21" style:family="table-row">
      <style:table-row-properties style:row-height="0.452cm" fo:break-before="auto" style:use-optimal-row-height="true"/>
    </style:style>
    <style:style style:name="ro22" style:family="table-row">
      <style:table-row-properties style:row-height="0.45cm"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ce1" style:family="table-cell" style:parent-style-name="Default" style:data-style-name="N0">
      <style:table-cell-properties style:glyph-orientation-vertical="0" fo:background-color="#c0c0c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Default">
      <style:table-cell-properties fo:background-color="#ffff00" fo:border="0.06pt solid #000000"/>
      <style:text-properties fo:font-weight="bold" style:font-weight-asian="bold" style:font-weight-complex="bold"/>
    </style:style>
    <style:style style:name="ce4"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name-asian="DejaVu Sans Light" style:font-size-asian="10pt" style:font-style-asian="normal" style:font-weight-asian="bold" style:font-name-complex="FreeSans" style:font-size-complex="10pt" style:font-style-complex="normal" style:font-weight-complex="bold"/>
    </style:style>
    <style:style style:name="ce5" style:family="table-cell" style:parent-style-name="Default" style:data-style-name="N0">
      <style:table-cell-properties style:glyph-orientation-vertical="0" fo:background-color="#c0c0c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name-asian="DejaVu Sans Light" style:font-size-asian="10pt" style:font-style-asian="normal" style:font-weight-asian="bold" style:font-name-complex="FreeSans" style:font-size-complex="10pt" style:font-style-complex="normal" style:font-weight-complex="bold"/>
    </style:style>
    <style:style style:name="ce6" style:family="table-cell" style:parent-style-name="Default">
      <style:table-cell-properties fo:background-color="#c0c0c0" fo:border="0.06pt solid #000000" fo:padding="0.071cm"/>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 style:family="table-cell" style:parent-style-name="Default">
      <style:table-cell-properties fo:background-color="transparent"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11"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12" style:family="table-cell" style:parent-style-name="Default">
      <style:table-cell-properties fo:background-color="#ffff00" fo:wrap-option="wrap" fo:border="0.06pt solid #000000"/>
    </style:style>
    <style:style style:name="ce13" style:family="table-cell" style:parent-style-name="Default">
      <style:table-cell-properties fo:background-color="transparent" fo:wrap-option="wrap" fo:border="0.06pt solid #000000"/>
    </style:style>
    <style:style style:name="ce14" style:family="table-cell" style:parent-style-name="Default">
      <style:table-cell-properties fo:background-color="transparent" fo:wrap-option="wrap" fo:border="0.06pt solid #000000"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fo:background-color="transparent" fo:wrap-option="wrap"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fo:background-color="#ffff00" fo:wrap-option="wrap" fo:border="0.06pt solid #000000"/>
      <style:text-properties style:font-name="Arial" style:font-name-asian="DejaVu Sans Light" style:font-name-complex="FreeSans"/>
    </style:style>
    <style:style style:name="ce17" style:family="table-cell" style:parent-style-name="Default" style:data-style-name="N0">
      <style:table-cell-properties style:glyph-orientation-vertical="0" fo:background-color="#c0c0c0" style:diagonal-bl-tr="none" style:diagonal-tl-br="none" style:text-align-source="value-type" style:repeat-content="false"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style:font-size-asian="10pt" style:font-style-asian="normal" style:font-weight-asian="normal" style:font-name-complex="Arial" style:font-size-complex="10pt" style:font-style-complex="normal" style:font-weight-complex="normal"/>
    </style:style>
    <style:style style:name="ce20"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21"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fo:background-color="#ffff00" fo:wrap-option="wrap" fo:border="0.06pt solid #000000"/>
      <style:text-properties style:font-name="Arial" style:font-name-asian="DejaVu Sans" style:font-name-complex="Arial"/>
    </style:style>
    <style:style style:name="ce23"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fo:wrap-option="wrap"/>
      <style:text-properties style:use-window-font-color="true" style:text-outline="false" style:text-line-through-style="none" fo:font-size="10pt" fo:language="ru" fo:country="RU"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fo:background-color="#c0c0c0" fo:padding="0.071cm"/>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table-cell-properties fo:background-color="transparent" fo:padding="0.071cm" style:vertical-align="top"/>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table-cell-properties fo:background-color="transparent" fo:padding="0.071cm" style:vertical-align="top"/>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table-cell-properties fo:background-color="transparent" fo:padding="0.071cm" style:vertical-align="top"/>
      <style:text-properties style:use-window-font-color="true" style:text-outline="false" style:text-line-through-style="none" style:font-name="Arial" fo:font-size="10pt" fo:font-style="normal" fo:text-shadow="none" style:text-underline-style="none" fo:font-weight="normal" style:font-name-asian="Microsoft YaHei" style:font-size-asian="10pt" style:font-style-asian="normal" style:font-weight-asian="normal" style:font-name-complex="Mangal1" style:font-size-complex="10pt" style:font-style-complex="normal" style:font-weight-complex="normal"/>
    </style:style>
    <style:style style:name="ce29" style:family="table-cell" style:parent-style-name="Default">
      <style:table-cell-properties style:vertical-align="top"/>
    </style:style>
    <style:style style:name="ce30" style:family="table-cell" style:parent-style-name="Default">
      <style:table-cell-properties fo:background-color="transparent" fo:padding="0.071cm" style:vertical-align="top"/>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31" style:family="table-cell" style:parent-style-name="Default">
      <style:table-cell-properties style:vertical-align="bottom"/>
    </style:style>
    <style:style style:name="ce32" style:family="table-cell" style:parent-style-name="Default">
      <style:table-cell-properties fo:background-color="transparent"/>
    </style:style>
    <style:style style:name="T1" style:family="text">
      <style:text-properties style:font-name="Arial" style:font-name-asian="DejaVu Sans Light" style:font-name-complex="FreeSans"/>
    </style:style>
    <style:style style:name="T2" style:family="text">
      <style:text-properties style:font-name-asian="DejaVu Sans Light" style:font-name-complex="FreeSans"/>
    </style:style>
    <style:style style:name="T3" style:family="text">
      <style:text-properties style:font-name-asian="DejaVu Sans" style:font-name-complex="Arial"/>
    </style:style>
    <style:style style:name="T4" style:family="text">
      <style:text-properties style:font-name-asian="Microsoft YaHei" style:font-name-complex="Mangal1"/>
    </style:style>
  </office:automatic-styles>
  <office:body>
    <office:spreadsheet>
      <table:calculation-settings table:case-sensitive="false" table:use-regular-expressions="false"/>
      <table:table table:name="Sheet1" table:style-name="ta1">
        <office:forms form:automatic-focus="false" form:apply-design-mode="false"/>
        <table:table-column table:style-name="co1" table:default-cell-style-name="ce7"/>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2" table:default-cell-style-name="ce15"/>
        <table:table-column table:style-name="co6" table:default-cell-style-name="ce7"/>
        <table:table-column table:style-name="co7" table:number-columns-repeated="250" table:default-cell-style-name="ce7"/>
        <table:table-column table:style-name="co7" table:number-columns-repeated="767" table:default-cell-style-name="ce32"/>
        <table:table-row table:style-name="ro1">
          <table:table-cell table:style-name="ce1" office:value-type="string">
            <text:p>id</text:p>
          </table:table-cell>
          <table:table-cell table:style-name="ce1" office:value-type="string">
            <text:p>en</text:p>
          </table:table-cell>
          <table:table-cell table:style-name="ce1" office:value-type="string">
            <text:p>ru</text:p>
          </table:table-cell>
          <table:table-cell table:style-name="ce1" office:value-type="string">
            <text:p>de</text:p>
          </table:table-cell>
          <table:table-cell table:style-name="ce17" office:value-type="string">
            <text:p>fr</text:p>
          </table:table-cell>
          <table:table-cell table:style-name="ce1" office:value-type="string">
            <text:p>es</text:p>
          </table:table-cell>
          <table:table-cell table:style-name="ce25" office:value-type="string">
            <text:p>hi</text:p>
          </table:table-cell>
          <table:table-cell table:number-columns-repeated="1017"/>
        </table:table-row>
        <table:table-row table:style-name="ro1">
          <table:table-cell table:style-name="ce1" office:value-type="string">
            <text:p>APPLY</text:p>
          </table:table-cell>
          <table:table-cell table:style-name="ce8" office:value-type="string">
            <text:p>Apply</text:p>
          </table:table-cell>
          <table:table-cell table:style-name="ce8" office:value-type="string">
            <text:p>Применить</text:p>
          </table:table-cell>
          <table:table-cell table:style-name="ce8" office:value-type="string">
            <text:p>Anwenden</text:p>
          </table:table-cell>
          <table:table-cell table:style-name="ce18" office:value-type="string">
            <text:p>Appliquer</text:p>
          </table:table-cell>
          <table:table-cell table:style-name="Default" office:value-type="string">
            <text:p>Aplicar</text:p>
          </table:table-cell>
          <table:table-cell table:style-name="ce26" office:value-type="string">
            <text:p>लागू</text:p>
          </table:table-cell>
          <table:table-cell table:number-columns-repeated="1017"/>
        </table:table-row>
        <table:table-row table:style-name="ro2">
          <table:table-cell table:style-name="ce1" office:value-type="string">
            <text:p>ARE_YOU_SURE</text:p>
          </table:table-cell>
          <table:table-cell table:style-name="ce8" office:value-type="string">
            <text:p>Are you sure?</text:p>
          </table:table-cell>
          <table:table-cell table:style-name="ce8" office:value-type="string">
            <text:p>Вы уверены?</text:p>
          </table:table-cell>
          <table:table-cell table:style-name="ce8" office:value-type="string">
            <text:p>Sind Sie sicher?</text:p>
          </table:table-cell>
          <table:table-cell table:style-name="ce18" office:value-type="string">
            <text:p>Etes-vous sûr ?</text:p>
          </table:table-cell>
          <table:table-cell table:style-name="ce8" office:value-type="string">
            <text:p>¿Esta seguro?</text:p>
          </table:table-cell>
          <table:table-cell table:style-name="ce26" office:value-type="string">
            <text:p>क्या यह आपका अंतिम निर्णय है?</text:p>
          </table:table-cell>
          <table:table-cell table:number-columns-repeated="1017"/>
        </table:table-row>
        <table:table-row table:style-name="ro1">
          <table:table-cell table:style-name="ce1" office:value-type="string">
            <text:p>CANCEL</text:p>
          </table:table-cell>
          <table:table-cell table:style-name="ce8" office:value-type="string">
            <text:p>Cancel</text:p>
          </table:table-cell>
          <table:table-cell table:style-name="ce8" office:value-type="string">
            <text:p>Отмена</text:p>
          </table:table-cell>
          <table:table-cell table:style-name="ce8" office:value-type="string">
            <text:p>Abbrechen</text:p>
          </table:table-cell>
          <table:table-cell table:style-name="ce18" office:value-type="string">
            <text:p>Annuler</text:p>
          </table:table-cell>
          <table:table-cell table:style-name="ce8" office:value-type="string">
            <text:p>Cancelar</text:p>
          </table:table-cell>
          <table:table-cell table:style-name="ce27" office:value-type="string">
            <text:p>रद्द</text:p>
          </table:table-cell>
          <table:table-cell table:number-columns-repeated="1017"/>
        </table:table-row>
        <table:table-row table:style-name="ro1">
          <table:table-cell table:style-name="ce1" office:value-type="string">
            <text:p>DELETE</text:p>
          </table:table-cell>
          <table:table-cell table:style-name="ce8" office:value-type="string">
            <text:p>Delete</text:p>
          </table:table-cell>
          <table:table-cell table:style-name="ce8" office:value-type="string">
            <text:p>Удалить</text:p>
          </table:table-cell>
          <table:table-cell table:style-name="ce8" office:value-type="string">
            <text:p>Löschen</text:p>
          </table:table-cell>
          <table:table-cell table:style-name="ce18" office:value-type="string">
            <text:p>Supprimer</text:p>
          </table:table-cell>
          <table:table-cell table:style-name="ce8" office:value-type="string">
            <text:p>Borrar</text:p>
          </table:table-cell>
          <table:table-cell table:style-name="ce27" office:value-type="string">
            <text:p>मिटाओ</text:p>
          </table:table-cell>
          <table:table-cell table:number-columns-repeated="1017"/>
        </table:table-row>
        <table:table-row table:style-name="ro1">
          <table:table-cell table:style-name="ce1" office:value-type="string">
            <text:p>DESC_AUTHOR</text:p>
          </table:table-cell>
          <table:table-cell table:style-name="ce8" office:value-type="string">
            <text:p>Author:</text:p>
          </table:table-cell>
          <table:table-cell table:style-name="ce8" office:value-type="string">
            <text:p>Автор:</text:p>
          </table:table-cell>
          <table:table-cell table:style-name="ce8" office:value-type="string">
            <text:p>Autor:</text:p>
          </table:table-cell>
          <table:table-cell table:style-name="ce18" office:value-type="string">
            <text:p>Auteur :</text:p>
          </table:table-cell>
          <table:table-cell table:style-name="ce8" office:value-type="string">
            <text:p>Autor:</text:p>
          </table:table-cell>
          <table:table-cell table:style-name="ce27" office:value-type="string">
            <text:p>निर्माता</text:p>
          </table:table-cell>
          <table:table-cell table:number-columns-repeated="1017"/>
        </table:table-row>
        <table:table-row table:style-name="ro3">
          <table:table-cell table:style-name="ce1" office:value-type="string">
            <text:p>DESC_AUTHOR_EMAIL</text:p>
          </table:table-cell>
          <table:table-cell table:style-name="ce8" office:value-type="string">
            <text:p>Author email:</text:p>
          </table:table-cell>
          <table:table-cell table:style-name="ce8" office:value-type="string">
            <text:p>Почта автора:</text:p>
          </table:table-cell>
          <table:table-cell table:style-name="ce8" office:value-type="string">
            <text:p>Autor E-Mail:</text:p>
          </table:table-cell>
          <table:table-cell table:style-name="ce18" office:value-type="string">
            <text:p>Courriel de l'auteur :</text:p>
          </table:table-cell>
          <table:table-cell table:style-name="ce8" office:value-type="string">
            <text:p>Correo electrónico del Autor:</text:p>
          </table:table-cell>
          <table:table-cell table:style-name="ce27" office:value-type="string">
            <text:p>निर्माता ईमेल :</text:p>
          </table:table-cell>
          <table:table-cell table:number-columns-repeated="1017"/>
        </table:table-row>
        <table:table-row table:style-name="ro3">
          <table:table-cell table:style-name="ce1" office:value-type="string">
            <text:p>DESC_DESCRIPTION</text:p>
          </table:table-cell>
          <table:table-cell table:style-name="ce8" office:value-type="string">
            <text:p>Description:</text:p>
          </table:table-cell>
          <table:table-cell table:style-name="ce8" office:value-type="string">
            <text:p>Описание:</text:p>
          </table:table-cell>
          <table:table-cell table:style-name="ce8" office:value-type="string">
            <text:p>Beschreibung:</text:p>
          </table:table-cell>
          <table:table-cell table:style-name="ce18" office:value-type="string">
            <text:p>Description :</text:p>
          </table:table-cell>
          <table:table-cell table:style-name="ce8" office:value-type="string">
            <text:p>Descripción:</text:p>
          </table:table-cell>
          <table:table-cell table:style-name="ce27" office:value-type="string">
            <text:p>वर्णन :</text:p>
          </table:table-cell>
          <table:table-cell table:number-columns-repeated="1017"/>
        </table:table-row>
        <table:table-row table:style-name="ro3">
          <table:table-cell table:style-name="ce1" office:value-type="string">
            <text:p>FINISHED_ENTER_YOUR_NAME</text:p>
          </table:table-cell>
          <table:table-cell table:style-name="ce8" office:value-type="string">
            <text:p>Enter your name:</text:p>
          </table:table-cell>
          <table:table-cell table:style-name="ce8" office:value-type="string">
            <text:p>Введите своё имя:</text:p>
          </table:table-cell>
          <table:table-cell table:style-name="ce8" office:value-type="string">
            <text:p>Geben Sie Ihren Namen ein:</text:p>
          </table:table-cell>
          <table:table-cell table:style-name="ce18" office:value-type="string">
            <text:p>Entrer votre nom :</text:p>
          </table:table-cell>
          <table:table-cell table:style-name="ce8" office:value-type="string">
            <text:p>Introduce tu nombre:</text:p>
          </table:table-cell>
          <table:table-cell table:style-name="ce27" office:value-type="string">
            <text:p>अपना नाम लिखिए :</text:p>
          </table:table-cell>
          <table:table-cell table:number-columns-repeated="1017"/>
        </table:table-row>
        <table:table-row table:style-name="ro1">
          <table:table-cell table:style-name="ce1" office:value-type="string">
            <text:p>FINISHED_ONLINE_MSG_NONE</text:p>
          </table:table-cell>
          <table:table-cell table:style-name="ce8" table:number-columns-repeated="3"/>
          <table:table-cell table:style-name="ce18"/>
          <table:table-cell table:style-name="ce8"/>
          <table:table-cell table:style-name="ce27"/>
          <table:table-cell table:number-columns-repeated="1017"/>
        </table:table-row>
        <table:table-row table:style-name="ro2">
          <table:table-cell table:style-name="ce1" office:value-type="string">
            <text:p>FINISHED_ONLINE_MSG_READY</text:p>
          </table:table-cell>
          <table:table-cell table:style-name="ce8" office:value-type="string">
            <text:p>Your game has been successfully submitted.</text:p>
          </table:table-cell>
          <table:table-cell table:style-name="ce8" office:value-type="string">
            <text:p>Ваша игра была успешно добавлена в сетевой рейтинг.</text:p>
          </table:table-cell>
          <table:table-cell table:style-name="ce8" office:value-type="string">
            <text:p>Bitte warten Sie, bis der Server das Spiel geprüft hat.</text:p>
          </table:table-cell>
          <table:table-cell table:style-name="ce18" office:value-type="string">
            <text:p>Votre jeu a été soumis avec succès.</text:p>
          </table:table-cell>
          <table:table-cell table:style-name="ce8" office:value-type="string">
            <text:p>Tu partida ha sido correctamente enviada.</text:p>
          </table:table-cell>
          <table:table-cell table:style-name="ce27" office:value-type="string">
            <text:p>अपने खेल सफलतापूर्वक प्रस्तुत किया गया है |</text:p>
          </table:table-cell>
          <table:table-cell table:number-columns-repeated="1017"/>
        </table:table-row>
        <table:table-row table:style-name="ro4">
          <table:table-cell table:style-name="ce1" office:value-type="string">
            <text:p>FINISHED_ONLINE_MSG_WAITING</text:p>
          </table:table-cell>
          <table:table-cell table:style-name="ce8" office:value-type="string">
            <text:p>Please, wait while the server validates your game.</text:p>
          </table:table-cell>
          <table:table-cell table:style-name="ce8" office:value-type="string">
            <text:p>Пожалуйста, подождите, пока сервер подтверждает вашу игру.</text:p>
          </table:table-cell>
          <table:table-cell table:style-name="ce8" office:value-type="string">
            <text:p>Ihr spiel wurde erfolgreich übertragen.</text:p>
          </table:table-cell>
          <table:table-cell table:style-name="ce18" office:value-type="string">
            <text:p>S’il vous plaît, patientez pendant que le serveur valide votre jeu.</text:p>
          </table:table-cell>
          <table:table-cell table:style-name="ce8" office:value-type="string">
            <text:p>Por favor, espera a que el servidor valide tu juego.</text:p>
          </table:table-cell>
          <table:table-cell table:style-name="ce27" office:value-type="string">
            <text:p>कृपया सर्वर द्वारा आपके खेल प्रमाणित होने का इंतज़ार कीजिये |</text:p>
          </table:table-cell>
          <table:table-cell table:number-columns-repeated="1017"/>
        </table:table-row>
        <table:table-row table:style-name="ro1">
          <table:table-cell table:style-name="ce1" office:value-type="string">
            <text:p>FINISHED_TITLE_VICTORY</text:p>
          </table:table-cell>
          <table:table-cell table:style-name="ce8" office:value-type="string">
            <text:p>Victory</text:p>
          </table:table-cell>
          <table:table-cell table:style-name="ce8" office:value-type="string">
            <text:p>Победа</text:p>
          </table:table-cell>
          <table:table-cell table:style-name="ce8" office:value-type="string">
            <text:p>Sieg</text:p>
          </table:table-cell>
          <table:table-cell table:style-name="ce18" office:value-type="string">
            <text:p>Victoire</text:p>
          </table:table-cell>
          <table:table-cell table:style-name="ce8" office:value-type="string">
            <text:p>Victoria</text:p>
          </table:table-cell>
          <table:table-cell table:style-name="ce27" office:value-type="string">
            <text:p>जीत</text:p>
          </table:table-cell>
          <table:table-cell table:number-columns-repeated="1017"/>
        </table:table-row>
        <table:table-row table:style-name="ro1">
          <table:table-cell table:style-name="ce1" office:value-type="string">
            <text:p>FINISHED_TITLE_LOSS</text:p>
          </table:table-cell>
          <table:table-cell table:style-name="ce8" office:value-type="string">
            <text:p>Loss</text:p>
          </table:table-cell>
          <table:table-cell table:style-name="ce8" office:value-type="string">
            <text:p>Поражение</text:p>
          </table:table-cell>
          <table:table-cell table:style-name="ce8" office:value-type="string">
            <text:p>Niederlage</text:p>
          </table:table-cell>
          <table:table-cell table:style-name="ce18" office:value-type="string">
            <text:p>Perdu</text:p>
          </table:table-cell>
          <table:table-cell table:style-name="ce8" office:value-type="string">
            <text:p>Derrota</text:p>
          </table:table-cell>
          <table:table-cell table:style-name="ce27" office:value-type="string">
            <text:p>हार</text:p>
          </table:table-cell>
          <table:table-cell table:number-columns-repeated="1017"/>
        </table:table-row>
        <table:table-row table:style-name="ro4">
          <table:table-cell table:style-name="ce1" office:value-type="string">
            <text:p>GAME_CANNOT_LOAD_LAST_LAYOUT</text:p>
          </table:table-cell>
          <table:table-cell table:style-name="ce8" office:value-type="string">
            <text:p>The layout you've played last time can no longer be found. Another one was used instead.</text:p>
          </table:table-cell>
          <table:table-cell table:style-name="ce8" office:value-type="string">
            <text:p>Раскладка, в которую вы играли в предыдущий раз, не найдена. Другая была использована взамен.</text:p>
          </table:table-cell>
          <table:table-cell table:style-name="ce8" office:value-type="string">
            <text:p>Das beim letzten Mal verwendete Layout kann nicht mehr gefunden werden. Stattdessen wurde ein anderes benutzt.</text:p>
          </table:table-cell>
          <table:table-cell table:style-name="ce18" office:value-type="string">
            <text:p>La disposition jouée la dernière fois est introuvable. Une autre a été utilisée à  la place.</text:p>
          </table:table-cell>
          <table:table-cell table:style-name="ce8" office:value-type="string">
            <text:p>La capa con la que has jugado la última vez no ha sido encontrada. Otra se utilizó una vez.</text:p>
          </table:table-cell>
          <table:table-cell table:style-name="ce27" office:value-type="string">
            <text:p>जो खाका आपने पिछली बार खेला था वह उपलभ्द नहीं है कृपया कोई और चुने</text:p>
          </table:table-cell>
          <table:table-cell table:number-columns-repeated="1017"/>
        </table:table-row>
        <table:table-row table:style-name="ro4">
          <table:table-cell table:style-name="ce1" office:value-type="string">
            <text:p>GAME_CANNOT_LOAD_LAST_LAYOUT_SAVE</text:p>
          </table:table-cell>
          <table:table-cell table:style-name="ce8" office:value-type="string">
            <text:p>The layout is no longer available. The save file cannot be used.</text:p>
          </table:table-cell>
          <table:table-cell table:style-name="ce8" office:value-type="string">
            <text:p>Раскладка не найдена. Файл сохранения не может быть использован.</text:p>
          </table:table-cell>
          <table:table-cell table:style-name="ce8" office:value-type="string">
            <text:p>Das Layout ist nicht länger verfügbar. Die gespeicherte Datei kann nicht verwendet werden.</text:p>
          </table:table-cell>
          <table:table-cell table:style-name="ce18" office:value-type="string">
            <text:p>La disposition n'est plus disponible. Le jeu sauvegardé ne peut être utilisé.</text:p>
          </table:table-cell>
          <table:table-cell table:style-name="ce8" office:value-type="string">
            <text:p>La capa no esta esta disponible. El fichero salvado no puede ser usado.</text:p>
          </table:table-cell>
          <table:table-cell table:style-name="ce27" office:value-type="string">
            <text:p>खाका अब उपलभ्द नहीं है | save file प्रयोग नहीं करी जा सकती|</text:p>
          </table:table-cell>
          <table:table-cell table:number-columns-repeated="1017"/>
        </table:table-row>
        <table:table-row table:style-name="ro3">
          <table:table-cell table:style-name="ce1" office:value-type="string">
            <text:p>GAME_CHANGE_INTERRUPTS</text:p>
          </table:table-cell>
          <table:table-cell table:style-name="ce8" office:value-type="string">
            <text:p>This change will interrupt current game</text:p>
          </table:table-cell>
          <table:table-cell table:style-name="ce8" office:value-type="string">
            <text:p>Это изменение прервёт текущую игру</text:p>
          </table:table-cell>
          <table:table-cell table:style-name="ce8" office:value-type="string">
            <text:p>Diese Änderung wird das laufende Spiel unterbrechen</text:p>
          </table:table-cell>
          <table:table-cell table:style-name="ce18" office:value-type="string">
            <text:p>Ce changement interrompra le jeu en cours</text:p>
          </table:table-cell>
          <table:table-cell table:style-name="ce8" office:value-type="string">
            <text:p>Este cambio interrumpirá la partida actual</text:p>
          </table:table-cell>
          <table:table-cell table:style-name="ce27" office:value-type="string">
            <text:p>ये बदलाव खेल को बीच में रोक देगा |</text:p>
          </table:table-cell>
          <table:table-cell table:number-columns-repeated="1017"/>
        </table:table-row>
        <table:table-row table:style-name="ro1">
          <table:table-cell table:style-name="ce2" office:value-type="string">
            <text:p>GAME_DIFFICULTY_ALL</text:p>
          </table:table-cell>
          <table:table-cell table:style-name="ce9" office:value-type="string">
            <text:p>All difficulties</text:p>
          </table:table-cell>
          <table:table-cell table:style-name="ce9" office:value-type="string">
            <text:p>Все уровни</text:p>
          </table:table-cell>
          <table:table-cell table:style-name="ce11" office:value-type="string">
            <text:p>Alle Schwierigkeitsstufen</text:p>
          </table:table-cell>
          <table:table-cell table:style-name="ce19" office:value-type="string">
            <text:p>Toutes les difficultés</text:p>
          </table:table-cell>
          <table:table-cell table:style-name="ce8" office:value-type="string">
            <text:p>Todas las dificultades</text:p>
          </table:table-cell>
          <table:table-cell table:style-name="ce27" office:value-type="string">
            <text:p>सारी कठिनाईया</text:p>
          </table:table-cell>
          <table:table-cell table:number-columns-repeated="1017"/>
        </table:table-row>
        <table:table-row table:style-name="ro1">
          <table:table-cell table:style-name="ce1" office:value-type="string">
            <text:p>GAME_DIFFICULTY_CLASSIC</text:p>
          </table:table-cell>
          <table:table-cell table:style-name="ce8" office:value-type="string">
            <text:p>Classic</text:p>
          </table:table-cell>
          <table:table-cell table:style-name="ce8" office:value-type="string">
            <text:p>Классика</text:p>
          </table:table-cell>
          <table:table-cell table:style-name="ce8" office:value-type="string">
            <text:p>Klassisch</text:p>
          </table:table-cell>
          <table:table-cell table:style-name="ce18" office:value-type="string">
            <text:p>Classique</text:p>
          </table:table-cell>
          <table:table-cell table:style-name="ce8" office:value-type="string">
            <text:p>Clásico</text:p>
          </table:table-cell>
          <table:table-cell table:style-name="ce27" office:value-type="string">
            <text:p>पारंपरिक</text:p>
          </table:table-cell>
          <table:table-cell table:number-columns-repeated="1017"/>
        </table:table-row>
        <table:table-row table:style-name="ro1">
          <table:table-cell table:style-name="ce1" office:value-type="string">
            <text:p>GAME_DIFFICULTY_EASY</text:p>
          </table:table-cell>
          <table:table-cell table:style-name="ce8" office:value-type="string">
            <text:p>Easy</text:p>
          </table:table-cell>
          <table:table-cell table:style-name="ce8" office:value-type="string">
            <text:p>Легко</text:p>
          </table:table-cell>
          <table:table-cell table:style-name="ce8" office:value-type="string">
            <text:p>Leicht</text:p>
          </table:table-cell>
          <table:table-cell table:style-name="ce18" office:value-type="string">
            <text:p>Facile</text:p>
          </table:table-cell>
          <table:table-cell table:style-name="ce8" office:value-type="string">
            <text:p>Fácil</text:p>
          </table:table-cell>
          <table:table-cell table:style-name="ce27" office:value-type="string">
            <text:p>आसन</text:p>
          </table:table-cell>
          <table:table-cell table:number-columns-repeated="1017"/>
        </table:table-row>
        <table:table-row table:style-name="ro1">
          <table:table-cell table:style-name="ce1" office:value-type="string">
            <text:p>GAME_DIFFICULTY_MEDIUM</text:p>
          </table:table-cell>
          <table:table-cell table:style-name="ce8" office:value-type="string">
            <text:p>Medium</text:p>
          </table:table-cell>
          <table:table-cell table:style-name="ce8" office:value-type="string">
            <text:p>Средне</text:p>
          </table:table-cell>
          <table:table-cell table:style-name="ce8" office:value-type="string">
            <text:p>Mittel</text:p>
          </table:table-cell>
          <table:table-cell table:style-name="ce18" office:value-type="string">
            <text:p>Moyenne</text:p>
          </table:table-cell>
          <table:table-cell table:style-name="ce8" office:value-type="string">
            <text:p>Media</text:p>
          </table:table-cell>
          <table:table-cell table:style-name="ce27" office:value-type="string">
            <text:p>हल्की कठनाई</text:p>
          </table:table-cell>
          <table:table-cell table:number-columns-repeated="1017"/>
        </table:table-row>
        <table:table-row table:style-name="ro1">
          <table:table-cell table:style-name="ce1" office:value-type="string">
            <text:p>GAME_ELAPSED_TIME</text:p>
          </table:table-cell>
          <table:table-cell table:style-name="ce8" office:value-type="string">
            <text:p>Elapsed time</text:p>
          </table:table-cell>
          <table:table-cell table:style-name="ce8" office:value-type="string">
            <text:p>Прошедшее время</text:p>
          </table:table-cell>
          <table:table-cell table:style-name="ce8" office:value-type="string">
            <text:p>Vergangene Zeit</text:p>
          </table:table-cell>
          <table:table-cell table:style-name="ce18" office:value-type="string">
            <text:p>Temps écoulé</text:p>
          </table:table-cell>
          <table:table-cell table:style-name="ce8" office:value-type="string">
            <text:p>Tiempo transcurrido</text:p>
          </table:table-cell>
          <table:table-cell table:style-name="ce27" office:value-type="string">
            <text:p>बीता समय</text:p>
          </table:table-cell>
          <table:table-cell table:number-columns-repeated="1017"/>
        </table:table-row>
        <table:table-row table:style-name="ro1">
          <table:table-cell table:style-name="ce1" office:value-type="string">
            <text:p>GAME_GAME_TYPE_AND_LAYOUT</text:p>
          </table:table-cell>
          <table:table-cell table:style-name="ce8" office:value-type="string">
            <text:p>Game type and layout</text:p>
          </table:table-cell>
          <table:table-cell table:style-name="ce8" office:value-type="string">
            <text:p>Тип игры и раскладка</text:p>
          </table:table-cell>
          <table:table-cell table:style-name="ce8" office:value-type="string">
            <text:p>Spieltyp und Layout</text:p>
          </table:table-cell>
          <table:table-cell table:style-name="ce18" office:value-type="string">
            <text:p>Type de jeu et disposition</text:p>
          </table:table-cell>
          <table:table-cell table:style-name="ce8" office:value-type="string">
            <text:p>Tipo de juego y capa</text:p>
          </table:table-cell>
          <table:table-cell table:style-name="ce27" office:value-type="string">
            <text:p>खेल का प्रकार और खाका</text:p>
          </table:table-cell>
          <table:table-cell table:number-columns-repeated="1017"/>
        </table:table-row>
        <table:table-row table:style-name="ro3">
          <table:table-cell table:style-name="ce1" office:value-type="string">
            <text:p>GAME_HAS_BEEN_SAVED_AS</text:p>
          </table:table-cell>
          <table:table-cell table:style-name="ce8" office:value-type="string">
            <text:p>The game has been saved as: '%s'</text:p>
          </table:table-cell>
          <table:table-cell table:style-name="ce8" office:value-type="string">
            <text:p>Игра была сохранена как: '%s'</text:p>
          </table:table-cell>
          <table:table-cell table:style-name="ce8" office:value-type="string">
            <text:p>Das Spiel wurde gesichert als: '%s'</text:p>
          </table:table-cell>
          <table:table-cell table:style-name="ce18" office:value-type="string">
            <text:p>Le jeu a été enregistré sous : '%s'</text:p>
          </table:table-cell>
          <table:table-cell table:style-name="ce8" office:value-type="string">
            <text:p>La partida ha sido grabada como: %s'</text:p>
          </table:table-cell>
          <table:table-cell table:style-name="ce27" office:value-type="string">
            <text:p>खेल को संचित कर दिया गया है : “ %s” </text:p>
          </table:table-cell>
          <table:table-cell table:number-columns-repeated="1017"/>
        </table:table-row>
        <table:table-row table:style-name="ro1">
          <table:table-cell table:style-name="ce1" office:value-type="string">
            <text:p>GAME_HINT</text:p>
          </table:table-cell>
          <table:table-cell table:style-name="ce8" office:value-type="string">
            <text:p>Hint</text:p>
          </table:table-cell>
          <table:table-cell table:style-name="ce8" office:value-type="string">
            <text:p>Подсказка</text:p>
          </table:table-cell>
          <table:table-cell table:style-name="ce8" office:value-type="string">
            <text:p>Hinweise</text:p>
          </table:table-cell>
          <table:table-cell table:style-name="ce18" office:value-type="string">
            <text:p>Suggestion</text:p>
          </table:table-cell>
          <table:table-cell table:style-name="ce8" office:value-type="string">
            <text:p>Hint</text:p>
          </table:table-cell>
          <table:table-cell table:style-name="ce27" office:value-type="string">
            <text:p>सुझाव</text:p>
          </table:table-cell>
          <table:table-cell table:number-columns-repeated="1017"/>
        </table:table-row>
        <table:table-row table:style-name="ro1">
          <table:table-cell table:style-name="ce1" office:value-type="string">
            <text:p>GAME_INFO</text:p>
          </table:table-cell>
          <table:table-cell table:style-name="ce8" office:value-type="string">
            <text:p>Info</text:p>
          </table:table-cell>
          <table:table-cell table:style-name="ce8" office:value-type="string">
            <text:p>Информация</text:p>
          </table:table-cell>
          <table:table-cell table:style-name="ce8" office:value-type="string">
            <text:p>Info</text:p>
          </table:table-cell>
          <table:table-cell table:style-name="ce18" office:value-type="string">
            <text:p>Informations</text:p>
          </table:table-cell>
          <table:table-cell table:style-name="ce8" office:value-type="string">
            <text:p>Información</text:p>
          </table:table-cell>
          <table:table-cell table:style-name="ce27" office:value-type="string">
            <text:p>सूचना</text:p>
          </table:table-cell>
          <table:table-cell table:number-columns-repeated="1017"/>
        </table:table-row>
        <table:table-row table:style-name="ro1">
          <table:table-cell table:style-name="ce1" office:value-type="string">
            <text:p>GAME_LOAD</text:p>
          </table:table-cell>
          <table:table-cell table:style-name="ce8" office:value-type="string">
            <text:p>Load</text:p>
          </table:table-cell>
          <table:table-cell table:style-name="ce8" office:value-type="string">
            <text:p>Загрузить</text:p>
          </table:table-cell>
          <table:table-cell table:style-name="ce8" office:value-type="string">
            <text:p>Laden</text:p>
          </table:table-cell>
          <table:table-cell table:style-name="ce18" office:value-type="string">
            <text:p>Charger</text:p>
          </table:table-cell>
          <table:table-cell table:style-name="ce8" office:value-type="string">
            <text:p>Cargar</text:p>
          </table:table-cell>
          <table:table-cell table:style-name="ce27" office:value-type="string">
            <text:p>पुरानाखेल </text:p>
          </table:table-cell>
          <table:table-cell table:number-columns-repeated="1017"/>
        </table:table-row>
        <table:table-row table:style-name="ro1">
          <table:table-cell table:style-name="ce1" office:value-type="string">
            <text:p>GAME_QUIT</text:p>
          </table:table-cell>
          <table:table-cell table:style-name="ce8" office:value-type="string">
            <text:p>Quit</text:p>
          </table:table-cell>
          <table:table-cell table:style-name="ce8" office:value-type="string">
            <text:p>Выйти из игры</text:p>
          </table:table-cell>
          <table:table-cell table:style-name="ce8" office:value-type="string">
            <text:p>Spiel verlassen</text:p>
          </table:table-cell>
          <table:table-cell table:style-name="ce18" office:value-type="string">
            <text:p>Quitter</text:p>
          </table:table-cell>
          <table:table-cell table:style-name="ce8" office:value-type="string">
            <text:p>Salir</text:p>
          </table:table-cell>
          <table:table-cell table:style-name="ce27" office:value-type="string">
            <text:p>प्रस्थान करे</text:p>
          </table:table-cell>
          <table:table-cell table:number-columns-repeated="1017"/>
        </table:table-row>
        <table:table-row table:style-name="ro3">
          <table:table-cell table:style-name="ce1" office:value-type="string">
            <text:p>GAME_REMOVED_TILES_ALTOGETHER</text:p>
          </table:table-cell>
          <table:table-cell table:style-name="ce8" office:value-type="string">
            <text:p>Removed tiles / Altogether</text:p>
          </table:table-cell>
          <table:table-cell table:style-name="ce8" office:value-type="string">
            <text:p>Убранные фишки / Всего</text:p>
          </table:table-cell>
          <table:table-cell table:style-name="ce8" office:value-type="string">
            <text:p>Entfernte Spielsteine / Insgesamt</text:p>
          </table:table-cell>
          <table:table-cell table:style-name="ce18" office:value-type="string">
            <text:p>Tuiles supprimées / Au total</text:p>
          </table:table-cell>
          <table:table-cell table:style-name="ce8" office:value-type="string">
            <text:p>Fichas borradas / Total</text:p>
          </table:table-cell>
          <table:table-cell table:style-name="ce27" office:value-type="string">
            <text:p>हटाई गयी टाइल / एक साथ</text:p>
          </table:table-cell>
          <table:table-cell table:number-columns-repeated="1017"/>
        </table:table-row>
        <table:table-row table:style-name="ro1">
          <table:table-cell table:style-name="ce1" office:value-type="string">
            <text:p>GAME_RESTART</text:p>
          </table:table-cell>
          <table:table-cell table:style-name="ce8" office:value-type="string">
            <text:p>Restart the game</text:p>
          </table:table-cell>
          <table:table-cell table:style-name="ce8" office:value-type="string">
            <text:p>Перезапустить игру</text:p>
          </table:table-cell>
          <table:table-cell table:style-name="ce8" office:value-type="string">
            <text:p>Spiel neu starten</text:p>
          </table:table-cell>
          <table:table-cell table:style-name="ce18" office:value-type="string">
            <text:p>Redémarrer le jeu</text:p>
          </table:table-cell>
          <table:table-cell table:style-name="ce8" office:value-type="string">
            <text:p>Reiniciar la partida</text:p>
          </table:table-cell>
          <table:table-cell table:style-name="ce27" office:value-type="string">
            <text:p>पुनः प्रारंभ</text:p>
          </table:table-cell>
          <table:table-cell table:number-columns-repeated="1017"/>
        </table:table-row>
        <table:table-row table:style-name="ro1">
          <table:table-cell table:style-name="ce1" office:value-type="string">
            <text:p>GAME_SAVE</text:p>
          </table:table-cell>
          <table:table-cell table:style-name="ce8" office:value-type="string">
            <text:p>Save</text:p>
          </table:table-cell>
          <table:table-cell table:style-name="ce8" office:value-type="string">
            <text:p>Сохранить</text:p>
          </table:table-cell>
          <table:table-cell table:style-name="ce8" office:value-type="string">
            <text:p>Speichern</text:p>
          </table:table-cell>
          <table:table-cell table:style-name="ce18" office:value-type="string">
            <text:p>Sauvegarder</text:p>
          </table:table-cell>
          <table:table-cell table:style-name="ce8" office:value-type="string">
            <text:p>Guardar</text:p>
          </table:table-cell>
          <table:table-cell table:style-name="ce27" office:value-type="string">
            <text:p>संचय करे</text:p>
          </table:table-cell>
          <table:table-cell table:number-columns-repeated="1017"/>
        </table:table-row>
        <table:table-row table:style-name="ro1">
          <table:table-cell table:style-name="ce1" office:value-type="string">
            <text:p>GAME_SETTINGS</text:p>
          </table:table-cell>
          <table:table-cell table:style-name="ce8" office:value-type="string">
            <text:p>Settings</text:p>
          </table:table-cell>
          <table:table-cell table:style-name="ce8" office:value-type="string">
            <text:p>Настройки</text:p>
          </table:table-cell>
          <table:table-cell table:style-name="ce8" office:value-type="string">
            <text:p>Einstellungen</text:p>
          </table:table-cell>
          <table:table-cell table:style-name="ce18" office:value-type="string">
            <text:p>Paramètres</text:p>
          </table:table-cell>
          <table:table-cell table:style-name="ce8" office:value-type="string">
            <text:p>Opciones</text:p>
          </table:table-cell>
          <table:table-cell table:style-name="ce27" office:value-type="string">
            <text:p>मूल प्रति</text:p>
          </table:table-cell>
          <table:table-cell table:number-columns-repeated="1017"/>
        </table:table-row>
        <table:table-row table:style-name="ro1">
          <table:table-cell table:style-name="ce1" office:value-type="string">
            <text:p>GAME_SHUFFLE</text:p>
          </table:table-cell>
          <table:table-cell table:style-name="ce8" office:value-type="string">
            <text:p>Shuffle</text:p>
          </table:table-cell>
          <table:table-cell table:style-name="ce8" office:value-type="string">
            <text:p>Перемешать</text:p>
          </table:table-cell>
          <table:table-cell table:style-name="ce8" office:value-type="string">
            <text:p>Vermischen</text:p>
          </table:table-cell>
          <table:table-cell table:style-name="ce18" office:value-type="string">
            <text:p>Mélanger</text:p>
          </table:table-cell>
          <table:table-cell table:style-name="ce8" office:value-type="string">
            <text:p>Barajar</text:p>
          </table:table-cell>
          <table:table-cell table:style-name="ce27" office:value-type="string">
            <text:p>फेटो</text:p>
          </table:table-cell>
          <table:table-cell table:number-columns-repeated="1017"/>
        </table:table-row>
        <table:table-row table:style-name="ro1">
          <table:table-cell table:style-name="ce1" office:value-type="string">
            <text:p>GAME_SOUND_TRACK</text:p>
          </table:table-cell>
          <table:table-cell table:style-name="ce8" office:value-type="string">
            <text:p>Sound track</text:p>
          </table:table-cell>
          <table:table-cell table:style-name="ce8" office:value-type="string">
            <text:p>Музыкальная дорожка</text:p>
          </table:table-cell>
          <table:table-cell table:style-name="ce8" office:value-type="string">
            <text:p>Soundtrack</text:p>
          </table:table-cell>
          <table:table-cell table:style-name="ce18" office:value-type="string">
            <text:p>Piste sonore</text:p>
          </table:table-cell>
          <table:table-cell table:style-name="ce8" office:value-type="string">
            <text:p>Banda sonora.</text:p>
          </table:table-cell>
          <table:table-cell table:style-name="ce27" office:value-type="string">
            <text:p>ध्वनि</text:p>
          </table:table-cell>
          <table:table-cell table:number-columns-repeated="1017"/>
        </table:table-row>
        <table:table-row table:style-name="ro1">
          <table:table-cell table:style-name="ce1" office:value-type="string">
            <text:p>GAME_START</text:p>
          </table:table-cell>
          <table:table-cell table:style-name="ce8" office:value-type="string">
            <text:p>Start a new game</text:p>
          </table:table-cell>
          <table:table-cell table:style-name="ce8" office:value-type="string">
            <text:p>Начать новую игру</text:p>
          </table:table-cell>
          <table:table-cell table:style-name="ce8" office:value-type="string">
            <text:p>Neues Spiel starten</text:p>
          </table:table-cell>
          <table:table-cell table:style-name="ce18" office:value-type="string">
            <text:p>Démarrer un nouveau jeu</text:p>
          </table:table-cell>
          <table:table-cell table:style-name="ce8" office:value-type="string">
            <text:p>Comenzar un nuevo juego</text:p>
          </table:table-cell>
          <table:table-cell table:style-name="ce27" office:value-type="string">
            <text:p>नया खेल प्रारम्भ करे</text:p>
          </table:table-cell>
          <table:table-cell table:number-columns-repeated="1017"/>
        </table:table-row>
        <table:table-row table:style-name="ro1">
          <table:table-cell table:style-name="ce1" office:value-type="string">
            <text:p>GAME_STATS</text:p>
          </table:table-cell>
          <table:table-cell table:style-name="ce8" office:value-type="string">
            <text:p>Statistics</text:p>
          </table:table-cell>
          <table:table-cell table:style-name="ce8" office:value-type="string">
            <text:p>Статистика</text:p>
          </table:table-cell>
          <table:table-cell table:style-name="ce8" office:value-type="string">
            <text:p>Statistik</text:p>
          </table:table-cell>
          <table:table-cell table:style-name="ce18" office:value-type="string">
            <text:p>Statistiques</text:p>
          </table:table-cell>
          <table:table-cell table:style-name="ce8" office:value-type="string">
            <text:p>Estadísticas</text:p>
          </table:table-cell>
          <table:table-cell table:style-name="ce27" office:value-type="string">
            <text:p>आकंडे</text:p>
          </table:table-cell>
          <table:table-cell table:number-columns-repeated="1017"/>
        </table:table-row>
        <table:table-row table:style-name="ro1">
          <table:table-cell table:style-name="ce1" office:value-type="string">
            <text:p>GAME_TILE_PAIRS_YOU_CAN_REMOVE</text:p>
          </table:table-cell>
          <table:table-cell table:style-name="ce8" office:value-type="string">
            <text:p>Tile pairs you can remove</text:p>
          </table:table-cell>
          <table:table-cell table:style-name="ce8" office:value-type="string">
            <text:p>Пары фишек, которые можно удалить</text:p>
          </table:table-cell>
          <table:table-cell table:style-name="ce8" office:value-type="string">
            <text:p>Spielstein-Paare, die gelöscht werden können</text:p>
          </table:table-cell>
          <table:table-cell table:style-name="ce18" office:value-type="string">
            <text:p>Paires de tuiles que vous pouvez enlever</text:p>
          </table:table-cell>
          <table:table-cell table:style-name="ce8" office:value-type="string">
            <text:p>Pares de fichas que tu puedes eliminar</text:p>
          </table:table-cell>
          <table:table-cell table:style-name="ce27" office:value-type="string">
            <text:p>टाइल जोड़ी जो आप हटा सकते है</text:p>
          </table:table-cell>
          <table:table-cell table:number-columns-repeated="1017"/>
        </table:table-row>
        <table:table-row table:style-name="ro1">
          <table:table-cell table:style-name="ce2" office:value-type="string">
            <text:p>GAME_TYPE_ALL</text:p>
          </table:table-cell>
          <table:table-cell table:style-name="ce9" office:value-type="string">
            <text:p>All game types</text:p>
          </table:table-cell>
          <table:table-cell table:style-name="ce9" office:value-type="string">
            <text:p>Все типы игр</text:p>
          </table:table-cell>
          <table:table-cell table:style-name="ce11" office:value-type="string">
            <text:p>Alle Spieltypen</text:p>
          </table:table-cell>
          <table:table-cell table:style-name="ce19" office:value-type="string">
            <text:p>Tous les types de jeux</text:p>
          </table:table-cell>
          <table:table-cell table:style-name="ce8" office:value-type="string">
            <text:p>Todos los tipos de partidas</text:p>
          </table:table-cell>
          <table:table-cell table:style-name="ce27" office:value-type="string">
            <text:p>हर शैली के खेल</text:p>
          </table:table-cell>
          <table:table-cell table:number-columns-repeated="1017"/>
        </table:table-row>
        <table:table-row table:style-name="ro5">
          <table:table-cell table:style-name="ce1" office:value-type="string">
            <text:p>GAME_TYPE_DIFFICULTY_LAYOUT_HINTS_UNDOS_TIME</text:p>
          </table:table-cell>
          <table:table-cell table:style-name="ce8" office:value-type="string">
            <text:p>Type: %s</text:p>
            <text:p>Difficulty: %s</text:p>
            <text:p>Layout: %s</text:p>
            <text:p>Hints: %s</text:p>
            <text:p>Undos: %s</text:p>
            <text:p>Time: %s</text:p>
          </table:table-cell>
          <table:table-cell table:style-name="ce8" office:value-type="string">
            <text:p>Тип: %s</text:p>
            <text:p>Сложность: %s</text:p>
            <text:p>Раскладка: %s</text:p>
            <text:p>Подсказки: %s</text:p>
            <text:p>Отмены: %s</text:p>
            <text:p>Время: %s</text:p>
          </table:table-cell>
          <table:table-cell table:style-name="ce8" office:value-type="string">
            <text:p>Typ: %s</text:p>
            <text:p>Schwierigkeit: %s</text:p>
            <text:p>Layout: %s</text:p>
            <text:p>Hinweise: %s</text:p>
            <text:p>Rücknahmen: %s</text:p>
            <text:p>Zeit: %s</text:p>
          </table:table-cell>
          <table:table-cell table:style-name="ce18" office:value-type="string">
            <text:p>Type : %s</text:p>
            <text:p>Difficulté : %s</text:p>
            <text:p>Disposition : %s</text:p>
            <text:p>Suggestions : %s</text:p>
            <text:p>Défaits : %s</text:p>
            <text:p>Temps : %s</text:p>
          </table:table-cell>
          <table:table-cell table:style-name="ce8" office:value-type="string">
            <text:p>Tipo: %s</text:p>
            <text:p>Dificultad: %s</text:p>
            <text:p>Capa: %s</text:p>
            <text:p>Hints: %s</text:p>
            <text:p>Acciones de deshacer: %s</text:p>
            <text:p>Tiempo: %s</text:p>
          </table:table-cell>
          <table:table-cell table:style-name="ce27" office:value-type="string">
            <text:p>शैली: %s</text:p>
            <text:p>कठनाई: %s</text:p>
            <text:p>खाका: %s</text:p>
            <text:p>संकेत: %s</text:p>
            <text:p>अनडू : %s</text:p>
            <text:p>समय: %s</text:p>
          </table:table-cell>
          <table:table-cell table:number-columns-repeated="1017"/>
        </table:table-row>
        <table:table-row table:style-name="ro1">
          <table:table-cell table:style-name="ce1" office:value-type="string">
            <text:p>GAME_TYPE_SHISENSHO</text:p>
          </table:table-cell>
          <table:table-cell table:style-name="ce8" office:value-type="string">
            <text:p>Shisen-Sho</text:p>
          </table:table-cell>
          <table:table-cell table:style-name="ce8" office:value-type="string">
            <text:p>Шисен-Сё</text:p>
          </table:table-cell>
          <table:table-cell table:style-name="ce8" office:value-type="string">
            <text:p>Shisen-Sho</text:p>
          </table:table-cell>
          <table:table-cell table:style-name="ce18" office:value-type="string">
            <text:p>Shisen-Sho</text:p>
          </table:table-cell>
          <table:table-cell table:style-name="ce8" office:value-type="string">
            <text:p>Shisen-Sho</text:p>
          </table:table-cell>
          <table:table-cell table:style-name="ce27" office:value-type="string">
            <text:p>शिसेन शो</text:p>
          </table:table-cell>
          <table:table-cell table:number-columns-repeated="1017"/>
        </table:table-row>
        <table:table-row table:style-name="ro3">
          <table:table-cell table:style-name="ce1" office:value-type="string">
            <text:p>GAME_TYPE_SHISENSHO_GRAVITY</text:p>
          </table:table-cell>
          <table:table-cell table:style-name="ce8" office:value-type="string">
            <text:p>Shisen-Sho + gravity</text:p>
          </table:table-cell>
          <table:table-cell table:style-name="ce8" office:value-type="string">
            <text:p>Шисен-Сё + гравитация</text:p>
          </table:table-cell>
          <table:table-cell table:style-name="ce8" office:value-type="string">
            <text:p>Shisen-Sho + Gravitation</text:p>
          </table:table-cell>
          <table:table-cell table:style-name="ce18" office:value-type="string">
            <text:p>Shisen-Sho + gravité</text:p>
          </table:table-cell>
          <table:table-cell table:style-name="ce8" office:value-type="string">
            <text:p>Shisen-Sho + gravedad</text:p>
          </table:table-cell>
          <table:table-cell table:style-name="ce27" office:value-type="string">
            <text:p>शिसेन शो + गुरुत्वाकर्षण</text:p>
          </table:table-cell>
          <table:table-cell table:number-columns-repeated="1017"/>
        </table:table-row>
        <table:table-row table:style-name="ro3">
          <table:table-cell table:style-name="ce1" office:value-type="string">
            <text:p>GAME_TYPE_SHISENSHO_GRAVITY_SHORT</text:p>
          </table:table-cell>
          <table:table-cell table:style-name="ce10" office:value-type="string">
            <text:p>Shisen-Sho +g</text:p>
          </table:table-cell>
          <table:table-cell table:style-name="ce10" office:value-type="string">
            <text:p>Шисен-Сё +г</text:p>
          </table:table-cell>
          <table:table-cell table:style-name="ce10" office:value-type="string">
            <text:p>Shisen-Sho +G</text:p>
          </table:table-cell>
          <table:table-cell table:style-name="ce20" office:value-type="string">
            <text:p>Shisen-Sho +g</text:p>
          </table:table-cell>
          <table:table-cell table:style-name="ce8" office:value-type="string">
            <text:p>Shisen-Sho +g</text:p>
          </table:table-cell>
          <table:table-cell table:style-name="ce27" office:value-type="string">
            <text:p>शिसेन शो + जी</text:p>
          </table:table-cell>
          <table:table-cell table:number-columns-repeated="1017"/>
        </table:table-row>
        <table:table-row table:style-name="ro1">
          <table:table-cell table:style-name="ce1" office:value-type="string">
            <text:p>GAME_TYPE_SOLITAIRE</text:p>
          </table:table-cell>
          <table:table-cell table:style-name="ce8" office:value-type="string">
            <text:p>Solitaire</text:p>
          </table:table-cell>
          <table:table-cell table:style-name="ce8" office:value-type="string">
            <text:p>Пасьянс</text:p>
          </table:table-cell>
          <table:table-cell table:style-name="ce8" office:value-type="string">
            <text:p>Solitär</text:p>
          </table:table-cell>
          <table:table-cell table:style-name="ce18" office:value-type="string">
            <text:p>Solitaire</text:p>
          </table:table-cell>
          <table:table-cell table:style-name="ce8" office:value-type="string">
            <text:p>Solitario</text:p>
          </table:table-cell>
          <table:table-cell table:style-name="ce27" office:value-type="string">
            <text:p>सोलिटैरे</text:p>
          </table:table-cell>
          <table:table-cell table:number-columns-repeated="1017"/>
        </table:table-row>
        <table:table-row table:style-name="ro1">
          <table:table-cell table:style-name="ce1" office:value-type="string">
            <text:p>GAME_UNDO</text:p>
          </table:table-cell>
          <table:table-cell table:style-name="ce8" office:value-type="string">
            <text:p>Undo</text:p>
          </table:table-cell>
          <table:table-cell table:style-name="ce8" office:value-type="string">
            <text:p>Отменить</text:p>
          </table:table-cell>
          <table:table-cell table:style-name="ce8" office:value-type="string">
            <text:p>Zurücknehmen</text:p>
          </table:table-cell>
          <table:table-cell table:style-name="ce18" office:value-type="string">
            <text:p>Défaire</text:p>
          </table:table-cell>
          <table:table-cell table:style-name="ce8" office:value-type="string">
            <text:p>Deshacer</text:p>
          </table:table-cell>
          <table:table-cell table:style-name="ce27" office:value-type="string">
            <text:p>अनडू</text:p>
          </table:table-cell>
          <table:table-cell table:number-columns-repeated="1017"/>
        </table:table-row>
        <table:table-row table:style-name="ro1">
          <table:table-cell table:style-name="ce1" office:value-type="string">
            <text:p>GFX_QUALITY_CUSTOM</text:p>
          </table:table-cell>
          <table:table-cell table:style-name="ce8" office:value-type="string">
            <text:p>Custom</text:p>
          </table:table-cell>
          <table:table-cell table:style-name="ce8" office:value-type="string">
            <text:p>Настроить</text:p>
          </table:table-cell>
          <table:table-cell table:style-name="ce8" office:value-type="string">
            <text:p>Benutzerdefiniert</text:p>
          </table:table-cell>
          <table:table-cell table:style-name="ce18" office:value-type="string">
            <text:p>Personnalisée</text:p>
          </table:table-cell>
          <table:table-cell table:style-name="ce8" office:value-type="string">
            <text:p>Modificado</text:p>
          </table:table-cell>
          <table:table-cell table:style-name="ce27" office:value-type="string">
            <text:p>कस्टम</text:p>
          </table:table-cell>
          <table:table-cell table:number-columns-repeated="1017"/>
        </table:table-row>
        <table:table-row table:style-name="ro1">
          <table:table-cell table:style-name="ce1" office:value-type="string">
            <text:p>GFX_QUALITY_HIGH</text:p>
          </table:table-cell>
          <table:table-cell table:style-name="ce8" office:value-type="string">
            <text:p>High</text:p>
          </table:table-cell>
          <table:table-cell table:style-name="ce8" office:value-type="string">
            <text:p>Высокое</text:p>
          </table:table-cell>
          <table:table-cell table:style-name="ce8" office:value-type="string">
            <text:p>Hoch</text:p>
          </table:table-cell>
          <table:table-cell table:style-name="ce18" office:value-type="string">
            <text:p>Haute</text:p>
          </table:table-cell>
          <table:table-cell table:style-name="ce8" office:value-type="string">
            <text:p>Alto</text:p>
          </table:table-cell>
          <table:table-cell table:style-name="ce27" office:value-type="string">
            <text:p>ज्यादा</text:p>
          </table:table-cell>
          <table:table-cell table:number-columns-repeated="1017"/>
        </table:table-row>
        <table:table-row table:style-name="ro1">
          <table:table-cell table:style-name="ce1" office:value-type="string">
            <text:p>GFX_QUALITY_LOW</text:p>
          </table:table-cell>
          <table:table-cell table:style-name="ce8" office:value-type="string">
            <text:p>Low</text:p>
          </table:table-cell>
          <table:table-cell table:style-name="ce8" office:value-type="string">
            <text:p>Низкое</text:p>
          </table:table-cell>
          <table:table-cell table:style-name="ce8" office:value-type="string">
            <text:p>Niedrig</text:p>
          </table:table-cell>
          <table:table-cell table:style-name="ce18" office:value-type="string">
            <text:p>Basse</text:p>
          </table:table-cell>
          <table:table-cell table:style-name="ce8" office:value-type="string">
            <text:p>Bajo</text:p>
          </table:table-cell>
          <table:table-cell table:style-name="ce27" office:value-type="string">
            <text:p>कम</text:p>
          </table:table-cell>
          <table:table-cell table:number-columns-repeated="1017"/>
        </table:table-row>
        <table:table-row table:style-name="ro1">
          <table:table-cell table:style-name="ce1" office:value-type="string">
            <text:p>GFX_QUALITY_MEDIUM</text:p>
          </table:table-cell>
          <table:table-cell table:style-name="ce8" office:value-type="string">
            <text:p>Medium</text:p>
          </table:table-cell>
          <table:table-cell table:style-name="ce8" office:value-type="string">
            <text:p>Среднее</text:p>
          </table:table-cell>
          <table:table-cell table:style-name="ce8" office:value-type="string">
            <text:p>Mittel</text:p>
          </table:table-cell>
          <table:table-cell table:style-name="ce18" office:value-type="string">
            <text:p>Moyenne</text:p>
          </table:table-cell>
          <table:table-cell table:style-name="ce8" office:value-type="string">
            <text:p>Medio</text:p>
          </table:table-cell>
          <table:table-cell table:style-name="ce27" office:value-type="string">
            <text:p>सामान्य</text:p>
          </table:table-cell>
          <table:table-cell table:number-columns-repeated="1017"/>
        </table:table-row>
        <table:table-row table:style-name="ro4">
          <table:table-cell table:style-name="ce1" office:value-type="string">
            <text:p>HW_NO_SHADER_SUPPORT</text:p>
          </table:table-cell>
          <table:table-cell table:style-name="ce8" office:value-type="string">
            <text:p>Your hardware does not support Shader Model 2.0. This may crash the applications.</text:p>
          </table:table-cell>
          <table:table-cell table:style-name="ce8" office:value-type="string">
            <text:p>Похоже что ваша система не поддерживает Shader Model 2.0. Это может привести к падению приложения.</text:p>
          </table:table-cell>
          <table:table-cell table:style-name="ce8" office:value-type="string">
            <text:p>Ihre Hardware unterstützt kein Shader Modell 2.0. Dies kann zur Spielabstürzen führen.</text:p>
          </table:table-cell>
          <table:table-cell table:style-name="ce18" office:value-type="string">
            <text:p>Votre matériel ne supporte pas le Shader modèle 2.0. Cela peut planter les applications.</text:p>
          </table:table-cell>
          <table:table-cell table:style-name="ce8" office:value-type="string">
            <text:p>Tu hardware no soporta Shader Model 2.0. Esto puede hacer fallar las aplicaciones.</text:p>
          </table:table-cell>
          <table:table-cell table:style-name="ce27" office:value-type="string">
            <text:p>आपका हार्डवेयर शेडर मॉडल २.० नहीं चला सकता |इसके कारण एप्लीकेशन बंद हो सकती है | <text:s text:c="2"/></text:p>
          </table:table-cell>
          <table:table-cell table:number-columns-repeated="1017"/>
        </table:table-row>
        <table:table-row table:style-name="ro1">
          <table:table-cell table:style-name="ce1" office:value-type="string">
            <text:p>INFO_ABOUT</text:p>
          </table:table-cell>
          <table:table-cell table:style-name="ce8" office:value-type="string">
            <text:p>About</text:p>
          </table:table-cell>
          <table:table-cell table:style-name="ce8" office:value-type="string">
            <text:p>О программе</text:p>
          </table:table-cell>
          <table:table-cell table:style-name="ce8" office:value-type="string">
            <text:p>Über</text:p>
          </table:table-cell>
          <table:table-cell table:style-name="ce18" office:value-type="string">
            <text:p>A propos</text:p>
          </table:table-cell>
          <table:table-cell table:style-name="ce8" office:value-type="string">
            <text:p>Acerca de</text:p>
          </table:table-cell>
          <table:table-cell table:style-name="ce27" office:value-type="string">
            <text:p>जानकारी</text:p>
          </table:table-cell>
          <table:table-cell table:number-columns-repeated="1017"/>
        </table:table-row>
        <table:table-row table:style-name="ro1">
          <table:table-cell table:style-name="ce1" office:value-type="string">
            <text:p>INFO_ABOUT_HOME_URL</text:p>
          </table:table-cell>
          <table:table-cell table:style-name="ce8" office:value-type="string">
            <text:p>http://opengamestudio.org/lang/en/ogs-mahjong</text:p>
          </table:table-cell>
          <table:table-cell table:style-name="ce8" office:value-type="string">
            <text:p>http://opengamestudio.org/lang/ru/ogs-mahjong</text:p>
          </table:table-cell>
          <table:table-cell table:style-name="ce8" office:value-type="string">
            <text:p>http://opengamestudio.org/lang/en/ogs-mahjong</text:p>
          </table:table-cell>
          <table:table-cell table:style-name="ce18" office:value-type="string">
            <text:p>http://opengamestudio.org/lang/en/ogs-mahjong</text:p>
          </table:table-cell>
          <table:table-cell table:style-name="ce8" office:value-type="string">
            <text:p>http://opengamestudio.org/lang/en/ogs-mahjong</text:p>
          </table:table-cell>
          <table:table-cell table:style-name="ce27" office:value-type="string">
            <text:p><text:a xlink:href="http://opengamestudio.org/lang/en/ogs-mahjong" xlink:type="simple">http://opengamestudio.org/lang/en/ogs-mahjong</text:a></text:p>
          </table:table-cell>
          <table:table-cell table:number-columns-repeated="1017"/>
        </table:table-row>
        <table:table-row table:style-name="ro6">
          <table:table-cell table:style-name="ce1" office:value-type="string">
            <text:p>INFO_ABOUT_TXT</text:p>
          </table:table-cell>
          <table:table-cell table:style-name="ce8" office:value-type="string">
            <text:p>This is a classic Mahjong Solitaire game. It is a first step on the long road to an Open source RPG we (OGS team) wish to create.</text:p>
            <text:p><text:s/></text:p>
            <text:p>Web page:</text:p>
            <text:p>[window='Info/LinkHome']</text:p>
          </table:table-cell>
          <table:table-cell table:style-name="ce8" office:value-type="string">
            <text:p>Это классическая игра "Пасьянс Маджонг". Это первый шаг в длинной дороге к нашей РПГ, которую мы (команда OGS), хотим создать.</text:p>
            <text:p><text:s/></text:p>
            <text:p>Веб-страница:</text:p>
            <text:p>[window='Info/LinkHome']</text:p>
          </table:table-cell>
          <table:table-cell table:style-name="ce8" office:value-type="string">
            <text:p>Dies ist ein klassisches Mahjong Solitaire Spiel. Es ist der erste Schritt auf den langen Weg zum Open-Source-RPG, das wir (das OGS-Team) kreieren möchten.</text:p>
            <text:p><text:s/></text:p>
            <text:p>Web-Seite:</text:p>
            <text:p>[window='Info/LinkHome']</text:p>
          </table:table-cell>
          <table:table-cell table:style-name="ce18" office:value-type="string">
            <text:p>Ceci est un jeu de Mahjong solitaire classique. C'est la premère étape sur la longue route vers un RPG Open Source que nous (équipe OGS) souhaitons créer.</text:p>
            <text:p><text:s/></text:p>
            <text:p>Page Web :</text:p>
            <text:p>[window='Info/LinkHome']</text:p>
          </table:table-cell>
          <table:table-cell table:style-name="ce8" office:value-type="string">
            <text:p>Es un videojuego clásico del Solitario de Mahjong. Es el primer paso del camino hacia Open source RPG nosotros (el equipo de OGS), del que nosotros deseamos crear.</text:p>
            <text:p><text:s/></text:p>
            <text:p>Página web:</text:p>
            <text:p>[window='Info/LinkHome']</text:p>
          </table:table-cell>
          <table:table-cell table:style-name="ce27" office:value-type="string">
            <text:p>यह एक प्रसिद्ध महजोंग सोलिटैरे खेल है |यह ओपन सोर्स RPG की ओर जाने वाली राह में हमारा (OGS दल) पहला कदम है| </text:p>
            <text:p/>
            <text:p>Web page:</text:p>
            <text:p>[window='Info/LinkHome']</text:p>
          </table:table-cell>
          <table:table-cell table:number-columns-repeated="1017"/>
        </table:table-row>
        <table:table-row table:style-name="ro1">
          <table:table-cell table:style-name="ce2" office:value-type="string">
            <text:p>INFO_GRATITUDE</text:p>
          </table:table-cell>
          <table:table-cell table:style-name="ce9" office:value-type="string">
            <text:p>Gratitude</text:p>
          </table:table-cell>
          <table:table-cell table:style-name="ce9" office:value-type="string">
            <text:p>Благодарность</text:p>
          </table:table-cell>
          <table:table-cell table:style-name="ce11" office:value-type="string">
            <text:p>Danksagung</text:p>
          </table:table-cell>
          <table:table-cell table:style-name="ce19" office:value-type="string">
            <text:p>Gratitude</text:p>
          </table:table-cell>
          <table:table-cell table:style-name="ce8" office:value-type="string">
            <text:p>Gratitud</text:p>
          </table:table-cell>
          <table:table-cell table:style-name="ce27" office:value-type="string">
            <text:p>आभार</text:p>
          </table:table-cell>
          <table:table-cell table:number-columns-repeated="1017"/>
        </table:table-row>
        <table:table-row table:style-name="ro7">
          <table:table-cell table:style-name="ce1" office:value-type="string">
            <text:p>INFO_GRATITUDE_TXT</text:p>
          </table:table-cell>
          <table:table-cell table:style-name="ce10" office:value-type="string">
            <text:p>Thanks to:</text:p>
            <text:p>- Ogre3D team/community for the engine and help;</text:p>
            <text:p>- Lightfeather team/community for help while this game has been using Lightfeather engine;</text:p>
            <text:p>- OpenAL-Soft/ALURE developer KittyCat for help.</text:p>
            <text:p>Special thanks to CrazyEddie for good GUI system and great support.</text:p>
          </table:table-cell>
          <table:table-cell table:style-name="ce10" office:value-type="string">
            <text:p>Благодарим:</text:p>
            <text:p>- команду/сообщество Ogre3D за движок и помощь;</text:p>
            <text:p>- команду/сообщество Lightfeather за помощь, когда эта игра использовала движок Lightfeather;</text:p>
            <text:p>- разработчика OpenAL-Soft/ALURE под псевдонимом KittyCat за помощь.</text:p>
            <text:p>Особая благодарность CrazyEddie за хорошую систему GUI и отличную поддержку.</text:p>
          </table:table-cell>
          <table:table-cell table:style-name="ce10" office:value-type="string">
            <text:p>Vielen Dank an:</text:p>
            <text:p>- das Ogre3D Team &amp; Community für die Engine und Ihre Hilfe;</text:p>
            <text:p>- das Lightfeather Team &amp; Community für die Hilfe mit der Lightfeather Engine;</text:p>
            <text:p>- den OpenAL-Soft/ALURE Entwickler KittyCat für seine Hilfe.</text:p>
            <text:p>Besonderer Dank geht an CrazyEddie für sein schönes GUI System und seine große Unterstützung.</text:p>
          </table:table-cell>
          <table:table-cell table:style-name="ce20" office:value-type="string">
            <text:p>Remerciements à  :</text:p>
            <text:p>- Communautéé/équipe Ogre3D pour le moteur et l'aide ;</text:p>
            <text:p>- Communauté/équipe Lightfeather pour l'aide durant la période où ce jeu a utilisé le moteur Lightfeather ;</text:p>
            <text:p>- KittyCat, développeur OpenAL-Soft/ALURE pour l'aide.</text:p>
            <text:p>Remerciements spéciaux à  CrazyEddie pour le bon système de GUI et le grand soutien.</text:p>
          </table:table-cell>
          <table:table-cell table:style-name="ce8" office:value-type="string">
            <text:p>Gracias a:</text:p>
            <text:p><text:span text:style-name="T1">- Ogre3D equipo/comunidad por su motor y su ayuda;</text:span></text:p>
            <text:p><text:span text:style-name="T1">- Lightfeather equipo/comunidad por su ayuda mientras este juego usaba el motor Lightfeather;</text:span></text:p>
            <text:p><text:span text:style-name="T1">- OpenAL-Soft/ALURE desarrollador de KittyCat por su ayuda.</text:span></text:p>
            <text:p><text:span text:style-name="T1">Especiales agradecimientos a CrazyEddie por el buen sistema de GUI y el genial soporte.</text:span></text:p>
          </table:table-cell>
          <table:table-cell table:style-name="ce27" office:value-type="string">
            <text:p>-Ogre3d दल को इंजन और सहायता के लिए </text:p>
            <text:p>-Lightfeather दल को उनकी सहायता के लिए क्यूकि फ़िलहाल ये खेल इन्ही के इंजन पर आधारित है</text:p>
            <text:p><text:s/>-OpenAL -Soft/ALURE के डेवलपर KittyCat ko </text:p>
            <text:p>बहुत बहुत धन्यवाद |</text:p>
            <text:p>CrazyEddie को अच्छे GUI के लिए विशेष धन्यवाद| </text:p>
          </table:table-cell>
          <table:table-cell table:number-columns-repeated="1017"/>
        </table:table-row>
        <table:table-row table:style-name="ro1">
          <table:table-cell table:style-name="ce1" office:value-type="string">
            <text:p>INFO_LICENSE</text:p>
          </table:table-cell>
          <table:table-cell table:style-name="ce8" office:value-type="string">
            <text:p>License</text:p>
          </table:table-cell>
          <table:table-cell table:style-name="ce8" office:value-type="string">
            <text:p>Лицензия</text:p>
          </table:table-cell>
          <table:table-cell table:style-name="ce8" office:value-type="string">
            <text:p>Lizenz</text:p>
          </table:table-cell>
          <table:table-cell table:style-name="ce18" office:value-type="string">
            <text:p>Licence</text:p>
          </table:table-cell>
          <table:table-cell table:style-name="ce8" office:value-type="string">
            <text:p>Licencia</text:p>
          </table:table-cell>
          <table:table-cell table:style-name="ce27" office:value-type="string">
            <text:p>अनुज्ञापत्र</text:p>
          </table:table-cell>
          <table:table-cell table:number-columns-repeated="1017"/>
        </table:table-row>
        <table:table-row table:style-name="ro8">
          <table:table-cell table:style-name="ce2" office:value-type="string">
            <text:p>INFO_LICENSE_TXT</text:p>
          </table:table-cell>
          <table:table-cell table:style-name="ce9" office:value-type="string">
            <text:p>Copyright (C) 2010-2012, Opensource Game Studio</text:p>
            <text:p/>
            <text:p>OGS Mahjong is free software: you can redistribute it and/or modify</text:p>
            <text:p>it under the terms of the GNU General Public License as published by</text:p>
            <text:p>the Free Software Foundation, either version 3 of the License, or</text:p>
            <text:p>(at your option) any later version.</text:p>
            <text:p/>
            <text:p>OGS Mahjong is distributed in the hope that it will be useful,</text:p>
            <text:p>but WITHOUT ANY WARRANTY; without even the implied warranty of</text:p>
            <text:p>MERCHANTABILITY or FITNESS FOR A PARTICULAR PURPOSE. See the</text:p>
            <text:p>GNU General Public License for more details.</text:p>
            <text:p/>
            <text:p>You should have received a copy of the GNU General Public License</text:p>
            <text:p>along with OGS Mahjong. If not, see</text:p>
            <text:p>[window='Info/LinkLicense']</text:p>
          </table:table-cell>
          <table:table-cell table:style-name="ce9" table:number-columns-repeated="2"/>
          <table:table-cell table:style-name="ce21"/>
          <table:table-cell table:style-name="ce8"/>
          <table:table-cell table:style-name="ce27"/>
          <table:table-cell table:number-columns-repeated="1017"/>
        </table:table-row>
        <table:table-row table:style-name="ro1">
          <table:table-cell table:style-name="ce1" office:value-type="string">
            <text:p>INFO_RULES</text:p>
          </table:table-cell>
          <table:table-cell table:style-name="ce8" office:value-type="string">
            <text:p>Rules</text:p>
          </table:table-cell>
          <table:table-cell table:style-name="ce8" office:value-type="string">
            <text:p>Правила</text:p>
          </table:table-cell>
          <table:table-cell table:style-name="ce8" office:value-type="string">
            <text:p>Regeln</text:p>
          </table:table-cell>
          <table:table-cell table:style-name="ce18" office:value-type="string">
            <text:p>Règles</text:p>
          </table:table-cell>
          <table:table-cell table:style-name="ce8" office:value-type="string">
            <text:p>Reglas</text:p>
          </table:table-cell>
          <table:table-cell table:style-name="ce27" office:value-type="string">
            <text:p>नियम</text:p>
          </table:table-cell>
          <table:table-cell table:number-columns-repeated="1017"/>
        </table:table-row>
        <table:table-row table:style-name="ro1">
          <table:table-cell table:style-name="ce1" office:value-type="string">
            <text:p>INFO_RULES_MAHJONG_SOLITAIRE</text:p>
          </table:table-cell>
          <table:table-cell table:style-name="ce8" office:value-type="string">
            <text:p><text:s text:c="4"/>Solitaire</text:p>
          </table:table-cell>
          <table:table-cell table:style-name="ce8" office:value-type="string">
            <text:p><text:s text:c="4"/>Пасьянс</text:p>
          </table:table-cell>
          <table:table-cell table:style-name="ce8" office:value-type="string">
            <text:p><text:s text:c="4"/>Solitär</text:p>
          </table:table-cell>
          <table:table-cell table:style-name="ce18" office:value-type="string">
            <text:p><text:s text:c="4"/>Solitaire</text:p>
          </table:table-cell>
          <table:table-cell table:style-name="ce8" office:value-type="string">
            <text:p><text:s text:c="4"/>Solitario</text:p>
          </table:table-cell>
          <table:table-cell table:style-name="ce27" office:value-type="string">
            <text:p><text:s text:c="4"/>सौलिटैरे</text:p>
          </table:table-cell>
          <table:table-cell table:number-columns-repeated="1017"/>
        </table:table-row>
        <table:table-row table:style-name="ro9">
          <table:table-cell table:style-name="ce1" office:value-type="string">
            <text:p>INFO_RULES_MAHJONG_SOLITAIRE_TXT</text:p>
          </table:table-cell>
          <table:table-cell table:style-name="ce8" office:value-type="string">
            <text:p>Mahjong Solitaire</text:p>
            <text:p><text:s/></text:p>
            <text:p>Goal of the game is to clear the playing field by taking away pairs of identical tiles. The tile can be removed only if it is free, that means there are no other tiles to the left, to the right or on top of it.</text:p>
            <text:p>[image='set:Rules image:Mahjong']</text:p>
            <text:p><text:s/></text:p>
            <text:p>Classic mahjong tiles:</text:p>
            <text:p>1. Bamboos - tiles with value 1 to 9. The Bamboo tiles with the same color and value are identical.</text:p>
            <text:p>2. Symbols - tiles with value 1 to 9. The Symbols tiles with the same color and value are identical.</text:p>
            <text:p>3. Dots - tiles with value 1 to 9. The Dots tiles with the same color and value are identical.</text:p>
            <text:p>4. Dragons - 3 tiles of different colors. The Dragons tiles with the same color are identical.</text:p>
            <text:p>5. Winds - 4 pieces with the symbols of different sides of the world. The Winds tiles with the same symbol are identical.</text:p>
            <text:p>6. Seasons - 4 pieces depicting the seasons. All Seasons tiles are identical.</text:p>
            <text:p>7. Flowers - 4 pieces with images of flowers. All Flowers tiles are identical.</text:p>
            <text:p><text:s/></text:p>
            <text:p>Tiles in various themes may look different.</text:p>
          </table:table-cell>
          <table:table-cell table:style-name="ce8" office:value-type="string">
            <text:p>Пасьянс Маджонг</text:p>
            <text:p><text:s/></text:p>
            <text:p>Цель игры - очистить игровое поле, каждый ход убирая с него попарно одинаковые фишки.</text:p>
            <text:p>Фишка может быть убрана только если она свободна, то есть если слева от нее, справа от нее или на ней нет других фишек.</text:p>
            <text:p>[image='set:Rules image:Mahjong']</text:p>
            <text:p><text:s/></text:p>
            <text:p>Масти фишек классического маджонга:</text:p>
            <text:p>1. Бамбуки - фишки достоинством от 1 до 9. Одинаковыми считаются фишки масти Бамбуки одного и того же достоинства.</text:p>
            <text:p>2. Символы - фишки достоинством от 1 до 9. Одинаковыми считаются фишки масти Символы одного и того же достоинства.</text:p>
            <text:p>3. Точки - фишки достоинством от 1 до 9. Одинаковыми считаются фишки масти Точки одного и того же достоинства.</text:p>
            <text:p>4. Драконы - 3 фишки разных цветов. Одинаковыми считаются фишки масти Дракон одного и того же цвета.</text:p>
            <text:p>5. Стороны света - 4 фишки с символами разных сторон света. Одинаковыми считаются фишки масти Стороны света с одним и тем же символом.</text:p>
            <text:p>6. Времена года - 4 фишки с изображением времен года. Одинаковыми считаются все фишки масти Времена года.</text:p>
            <text:p>7. Цветы - 4 фишки с изображениями цветов. Одинаковыми считаются все фишки масти Цветы.</text:p>
            <text:p><text:s/></text:p>
            <text:p>В различных темах масти фишек могут выглядеть по-разному.</text:p>
          </table:table-cell>
          <table:table-cell table:style-name="ce10" office:value-type="string">
            <text:p>Mahjong Solitaire</text:p>
            <text:p><text:s/></text:p>
            <text:p>Ziel des Spieles ist es, das Spielfeld durch Wegnahme von den Paaren identischer Steine frei zu machen.</text:p>
            <text:p>Der Spielstein kann nur dann entfernt werden, wenn er frei ist, d. h.wenn er auf mindestens einer Seite keinen anderen Stein berührt.</text:p>
            <text:p>[image='set:Rules image:Mahjong']</text:p>
            <text:p><text:s/></text:p>
            <text:p>Klassische Mahjong Spielsteine sind:</text:p>
            <text:p>1. Die Bambus-Spielsteine haben einen Wert von 1 bis 9. Die Spielsteine mit gleicher Farbe und gleichem Wert sind identisch.</text:p>
            <text:p>2. Die Symbol-Spielsteine haben einen Wert von 1 bis 9. Die Spielsteine mit gleicher Farbe und gleichem Wert sind identisch.</text:p>
            <text:p>3. Die Punkte-Spielsteine haben Wert von 1 bis 9. Die Spielsteine mit gleicher Farbe und gleichem Wert sind identisch.</text:p>
            <text:p>4. Drachen - 3 Spielsteine in verschiedenen Farben.</text:p>
            <text:p>5. Himmelsrichtungen - 4 Stück mit den Symbolen der verschiedenen Himmelsrichtungen. Die Spielsteine mit dem gleichen Symbol sind identisch.</text:p>
            <text:p>6. Jahreszeiten - 4 Stück mit der Darstellung der Jahreszeiten. Alle Jahreszeiten-Spielsteine sind identisch.</text:p>
            <text:p>7. Blumen - 4 Stück mit Bildern von Blumen. Alle Blumen-Spielsteine sind identisch.</text:p>
            <text:p><text:s/></text:p>
            <text:p>Spielsteinen in verschiedenen Themen können anders aussehen.</text:p>
          </table:table-cell>
          <table:table-cell table:style-name="ce20" office:value-type="string">
            <text:p>Mahjong solitaire</text:p>
            <text:p><text:s/></text:p>
            <text:p>Le but du jeu est de nettoyer l'espace de jeu en enlevant les paires de tuiles identiques. La tuile peut êre enlevée seulement si elle est libre, ce qui signifie qu'il n'y a pas d'autre tuile à  gauche, à  droite ou sur le dessus de celle-ci.</text:p>
            <text:p>[image='set:Rules image:Mahjong']</text:p>
            <text:p><text:s/></text:p>
            <text:p>Tuiles du mahjong classique :</text:p>
            <text:p>1. Bambous - tuiles avec une valeur de 1 à  9. Les tuiles de bambous avec la même couleur et valeur sont identiques.</text:p>
            <text:p>2. Symboles - tuiles avec une valeur de 1 à  9. Les tuiles de symboles avec la même couleur et valeur sont identiques.</text:p>
            <text:p>3. Points - tuiles avec une valeur de 1 à  9. Les tuiles de points avec la même couleur et valeur sont identiques.</text:p>
            <text:p>4. Dragons - 3 tuiles de différentes couleurs. Les tuiles de dragons avec la même couleur et valeur sont identiques.</text:p>
            <text:p>5. Vents - 4 pièces avec les symboles des diférents côtés du monde. Les tuiles de vents avec le même symbole sont identiques.</text:p>
            <text:p>6. Saisons - 4 pièces dépeignant les saisons. Toutes les tuiles de saisons sont identiques.</text:p>
            <text:p>7. Fleurs - 4 pièces avec des images de fleurs. Toutes les tuiles de fleurs sont identiques.</text:p>
            <text:p><text:s/></text:p>
            <text:p>Les tuiles dans les divers thèmes peuvent être différentes.</text:p>
          </table:table-cell>
          <table:table-cell table:style-name="ce8" office:value-type="string">
            <text:p>Mahjong Solitario</text:p>
            <text:p><text:s/></text:p>
            <text:p>El objetivo del juego es limpiar la mesa de juego por medio de coger pares de fichas idénticos. Un par de fichas solo se pueden eliminar si esta libre, y signifca que no hay otras fichas en la izquierda, derecha o encima de ella.</text:p>
            <text:p>[image='set:Rules image:Mahjong']</text:p>
            <text:p><text:s/></text:p>
            <text:p>Fichas clásicas del mahjong:</text:p>
            <text:p>1. Bambús - fichas con un valor entre 1 y 9. Las fichas de Bambú con el mismo color y el mismo valor son idénticas.</text:p>
            <text:p>2. Símbolos - fichas con un valor entre 1 y 9. Las fichas de Símbolos con el mismo color y el mismo valor son idénticas.</text:p>
            <text:p>3. Puntos - fichas con un valor entre 1 y 9. Las fichas de Puntos con el mismo color y el mismo valor son idénticas.</text:p>
            <text:p>4. Dragones - 3 fichas con distinto color. Las fichas de Dragón con el mismo color son idénticas.</text:p>
            <text:p>5. Vientos - 4 fichas con el mismo símbolo en diferentes lados del mundo. Las fichas de Vientos con el mismo símbolo son idénticas.</text:p>
            <text:p>6. Estaciones - 4 fichas que representan las estaciones. Todas las Estaciones son idénticas.</text:p>
            <text:p>7. Flores - 4 fichas con imágenes de flores. Todas las fichas de Flores son idénticas.</text:p>
            <text:p><text:s/></text:p>
            <text:p>Fichas con distintos estilos visuales pueden tener una pinta distinta.</text:p>
          </table:table-cell>
          <table:table-cell table:style-name="ce27" office:value-type="string">
            <text:p>महजोंग सोलिटैरे</text:p>
            <text:p>इस खेल का मकसद हर एक समान टाइल की जोडियो को चुन कर हटाना और खेल शेत्र को खली करना |एक टाइल को तभी हटाया जा सकता है जब उसके दये , बाये व उपर कोई दूसरी टाइल ना हो |</text:p>
            <text:p>[image='set:Rules image:Mahjong']</text:p>
            <text:p/>
            <text:p>प्रसिद्ध महजोंग टाइल्स :</text:p>
            <text:p>१. बम्बू - टाइल्स के भाव १ से ९ तक होते है | बम्बू टाइल्स जिनका एक समान रंग हो या एक ही भाव हो वो एक सामान होती है |</text:p>
            <text:p>२. चिह्न - टाइल्स के भाव १ से ९ तक होते है | चिह्न टाइल्स जिनका एक समान रंग हो या एक सामान भाव हो वो एक समान होती है |</text:p>
            <text:p>३. बिंदु - टाइल्स के भाव १ से ९ तक होते है | बिंदु टाइल्स जिनका एक समान रंग हो या एक सामान भाव हो वो एक समान होती है |</text:p>
            <text:p>४. ड्रैगन्स - भिन्न रंगों की ३ टाइल्स |ड्रैगन टाइल्स जिनका एक समान रंग हो या एक सामान भाव हो वो एक समान होती है |</text:p>
            <text:p>५. हवाए - ४ टुकड़े जिन पर दुनिया के अलग अलग कोने के चिन्ह अंकित हो | हवा टाइल जिन पर एक सामान चिह्न हो वह एक सामान होती है | </text:p>
            <text:p>६. ऋतुये - ४ टुकड़े जो हर ऋतु को दर्शाए | हर ऋतु कि टाइल समान होती है |</text:p>
            <text:p>७. फूल - ४ टुकड़े जिन पर फूलो के चित्र हो | हर फूल वाली टाइल एक सामान होती है|</text:p>
            <text:p/>
            <text:p>हर प्रसंग की टाइल एक दुसरे से भिन्न लग सकती है |</text:p>
          </table:table-cell>
          <table:table-cell table:number-columns-repeated="1017"/>
        </table:table-row>
        <table:table-row table:style-name="ro1">
          <table:table-cell table:style-name="ce1" office:value-type="string">
            <text:p>INFO_RULES_SHISEN_SHO</text:p>
          </table:table-cell>
          <table:table-cell table:style-name="ce8" office:value-type="string">
            <text:p><text:s text:c="4"/>Shisen-Sho</text:p>
          </table:table-cell>
          <table:table-cell table:style-name="ce8" office:value-type="string">
            <text:p><text:s text:c="4"/>Шисен-Сё</text:p>
          </table:table-cell>
          <table:table-cell table:style-name="ce8" office:value-type="string">
            <text:p><text:s text:c="4"/>Shisen-Sho</text:p>
          </table:table-cell>
          <table:table-cell table:style-name="ce18" office:value-type="string">
            <text:p><text:s text:c="4"/>Shisen-Sho</text:p>
          </table:table-cell>
          <table:table-cell table:style-name="ce8" office:value-type="string">
            <text:p><text:s text:c="4"/>Shisen-Sho</text:p>
          </table:table-cell>
          <table:table-cell table:style-name="ce27" office:value-type="string">
            <text:p><text:s text:c="4"/>शिसेन शो</text:p>
          </table:table-cell>
          <table:table-cell table:number-columns-repeated="1017"/>
        </table:table-row>
        <table:table-row table:style-name="ro10">
          <table:table-cell table:style-name="ce1" office:value-type="string">
            <text:p>INFO_RULES_SHISEN_SHO_TXT</text:p>
          </table:table-cell>
          <table:table-cell table:style-name="ce10" office:value-type="string">
            <text:p>Shisen-Sho</text:p>
            <text:p><text:s/></text:p>
            <text:p>Goal of the game is to clear the playing field by taking away pairs of identical tiles. A pair of tiles can be removed only if they can be connected by the line with no more than two right angles running through a free space.</text:p>
            <text:p>[image='set:Rules image:ShisenSho'] [image='set:Rules image:ShisenSho2']</text:p>
            <text:p><text:s/></text:p>
            <text:p>Shisen-Sho with gravity</text:p>
            <text:p><text:s/></text:p>
            <text:p>Goal of the game is to clear the playing field by taking away pairs of identical tiles. A pair of tiles can be removed only if they can be connected by the line with no more than two right angles running through a free space. After each turn, tiles, that are free at the bottom, will be pushed down to the other tiles or to the bottom row.</text:p>
          </table:table-cell>
          <table:table-cell table:style-name="ce8" office:value-type="string">
            <text:p>Шисен-се</text:p>
            <text:p><text:s/></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 проходящей по свободному игровому пространству.</text:p>
            <text:p>[image='set:Rules image:ShisenSho'] [image='set:Rules image:ShisenSho2']</text:p>
            <text:p><text:s/></text:p>
            <text:p>Шисен-се с гравитацией</text:p>
            <text:p><text:s/></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 проходящей по свободному игровому пространству.</text:p>
            <text:p>После каждого хода фишки, свободные с нижней стороны, сдвигаются вниз так, чтобы соприкасаться с другими фишками либо находиться в нижнем ряду.</text:p>
          </table:table-cell>
          <table:table-cell table:style-name="ce8" office:value-type="string">
            <text:p>Shisen-So</text:p>
            <text:p><text:s/></text:p>
            <text:p>Ziel des Spieles ist das Spielfeld durch Wegnahme von den Paaren identischer Steine frei zu machen.</text:p>
            <text:p>Ein Paar von Spielsteinen kann nur dann entfernt werden, wenn sie durch die Linie mit nicht mehr als zwei rechten Winkeln angeschlossen / verbunden werden kann.</text:p>
            <text:p>[image='set:Rules image:ShisenSho'] [image='set:Rules image:ShisenSho2']</text:p>
            <text:p><text:s/></text:p>
            <text:p>Shisen-So + Gravitation</text:p>
            <text:p><text:s/></text:p>
            <text:p>Ein Paar von Spielsteinen kann nur dann entfernt werden, wenn sie durch die Linie mit nicht mehr als zwei rechten Winkeln angeschlossen / verbunden werden kann.</text:p>
            <text:p>Nach jedem Zug werden die Spielsteine, die von der Unterseite frei sind, nach unten verschoben, bis zum sie im Kontakt mit anderen Spielsteinen kommen oder den anderen Spielsteine oder sein Platz an der erste Spiellinie nehmen.</text:p>
          </table:table-cell>
          <table:table-cell table:style-name="ce18" office:value-type="string">
            <text:p>Shisen-Sho</text:p>
            <text:p><text:s/></text:p>
            <text:p>Le but du jeu est de nettoyer l'espace de jeu en enlevant les paires de tuiles identiques. Une paire de tuiles peut êre supprimée seulement si elles peuvent être connectées par une ligne avec deux angles droits au plus traversant un espace libre.</text:p>
            <text:p>[image='set:Rules image:ShisenSho'] [image='set:Rules image:ShisenSho2']</text:p>
            <text:p><text:s/></text:p>
            <text:p>Shisen-Sho avec gravité</text:p>
            <text:p><text:s/></text:p>
            <text:p>Le but du jeu est de nettoyer l'espace de jeu en enlevant les paires de tuiles identiques. Une paire de tuiles peut être supprimée seulement si elles peuvent êre connectées par une ligne avec deux angles droits au plus traversant un espace libre. Après chaque tour, les tuiles qui sont libres en-dessous seront poussées vers le bas vers les autres tuiles ou vers le rang du bas.</text:p>
          </table:table-cell>
          <table:table-cell table:style-name="ce8" office:value-type="string">
            <text:p>Shisen-Sho</text:p>
            <text:p><text:s/></text:p>
            <text:p>El objetivo del juego es limpiar la mesa de juego por medio de coger pares de fichas idénticos. Un par de fichas pueden eliminarse solamente si están conectadas por una linea con no mas de dos ángulos a la derecha a través de un espacio libre sobre la mesa de juego.</text:p>
            <text:p>[image='set:Rules image:ShisenSho'] [image='set:Rules image:ShisenSho2']</text:p>
            <text:p><text:s/></text:p>
            <text:p>Shisen-Sho con gravedad</text:p>
            <text:p><text:s/></text:p>
            <text:p>El objetivo del juego es limpiar la mesa de juego por medio de coger pares de fichas idénticos. Un par de fichas pueden eliminarse solamente si están conectadas con no mas de dos ángulos a la derecha a través de un espacio libre sobre la mesa de juego, cuando desaparezcan las otras fichas de encima bajaran un nivel en la fila.</text:p>
          </table:table-cell>
          <table:table-cell table:style-name="ce27" office:value-type="string">
            <text:p>शिसेन सो</text:p>
            <text:p/>
            <text:p>इस खेल का मकसद हर एक समान टाइल की जोडियो को चुन कर हटाना और खेल शेत्र को खली करना |एक जोड़ी को तभी हटाया जा सकता है जब उन्हें आपस में एक रेखा से जोड़ा जा सके और रेखा में दो से ज्यादा समकोण न हो|</text:p>
            <text:p><text:span text:style-name="T2">[image='set:Rules image:ShisenSho']</text:span></text:p>
            <text:p><text:span text:style-name="T2">[image='set:Rules image:ShisenSho2']</text:span></text:p>
            <text:p/>
            <text:p>गुरुत्वाकर्षण के साथ शिसेन सो</text:p>
            <text:p/>
            <text:p>इस खेल का मकसद हर एक समान टाइल की जोडियो को चुन कर हटाना और खेल शेत्र को खली करना |एक जोड़ी को तभी हटाया जा सकता है जब उन्हें आपस में एक रेखा से जोड़ा जा सके और रेखा में दो से ज्यादा समकोण न हो|हर चाल के बाद जो टाइल्स ताल पर मुक्त होती है उन्हें दूसरी टाइल्स के नीचे दाल दिया जायेगा|</text:p>
          </table:table-cell>
          <table:table-cell table:number-columns-repeated="1017"/>
        </table:table-row>
        <table:table-row table:style-name="ro1">
          <table:table-cell table:style-name="ce2" office:value-type="string">
            <text:p>INFO_SURVEY</text:p>
          </table:table-cell>
          <table:table-cell table:style-name="ce11" office:value-type="string">
            <text:p>Survey</text:p>
          </table:table-cell>
          <table:table-cell table:style-name="ce9" office:value-type="string">
            <text:p>Опрос</text:p>
          </table:table-cell>
          <table:table-cell table:style-name="ce11" office:value-type="string">
            <text:p>Umfrage</text:p>
          </table:table-cell>
          <table:table-cell table:style-name="ce19" office:value-type="string">
            <text:p>Enquête</text:p>
          </table:table-cell>
          <table:table-cell table:style-name="ce8" office:value-type="string">
            <text:p>Encuesta</text:p>
          </table:table-cell>
          <table:table-cell table:style-name="ce27" office:value-type="string">
            <text:p>निरीक्षण</text:p>
          </table:table-cell>
          <table:table-cell table:number-columns-repeated="1017"/>
        </table:table-row>
        <table:table-row table:style-name="ro11">
          <table:table-cell table:style-name="ce2" office:value-type="string">
            <text:p>INFO_SURVEY_TXT</text:p>
          </table:table-cell>
          <table:table-cell table:style-name="ce11" office:value-type="string">
            <text:p>You're using an unstable version of OGS Mahjong. Would you like to participate in a survey to help us make the game even better?</text:p>
            <text:p><text:s/></text:p>
            <text:p>[window='Info/LinkSurvey']</text:p>
          </table:table-cell>
          <table:table-cell table:style-name="ce11" office:value-type="string">
            <text:p>Вы используете нестабильную версию OGS Маджонг. Хотите ли вы принять участие в опросе, чтобы помочь нам сделать игру ещё лучше?</text:p>
            <text:p><text:s/></text:p>
            <text:p>[window='Info/LinkSurvey']</text:p>
          </table:table-cell>
          <table:table-cell table:style-name="ce11" office:value-type="string">
            <text:p><text:span text:style-name="T2">Sie benutzen eine instabile Version von OGS Mahjong. Möchten Sie bei unserer Umfrage teilnehmen, damit wir dieses Spiel noch besser machen können?</text:span></text:p>
            <text:p><text:span text:style-name="T2"><text:s/></text:span></text:p>
            <text:p><text:span text:style-name="T2">[window='Info/LinkSurvey']</text:span></text:p>
          </table:table-cell>
          <table:table-cell table:style-name="ce19" office:value-type="string">
            <text:p><text:span text:style-name="T3">Vous utilisez une version test instable de OGS Mahjong. Voudriez-vous participer à une enquête pour nous aider à rendre le jeu encore meilleur ?</text:span></text:p>
            <text:p><text:span text:style-name="T3"><text:s/></text:span></text:p>
            <text:p><text:span text:style-name="T3">[window='Info/LinkSurvey']</text:span></text:p>
          </table:table-cell>
          <table:table-cell table:style-name="ce8" office:value-type="string">
            <text:p>Tú puedes estar usando una versión inestable de OGS Mahjong. ¿Te gustaría participar en una encuesta para ayudarnos a hacer el juego aún mejor?</text:p>
            <text:p><text:s/></text:p>
            <text:p>[window='Info/LinkSurvey']</text:p>
          </table:table-cell>
          <table:table-cell table:style-name="ce27" office:value-type="string">
            <text:p>आप OGS Mahjong का एक अस्थिर भाग चला रहे है |क्या आप आप इस निरीक्षण में भाग लेना चाहेंगे जिससे हम खेल को और अच्छा बना सके ?</text:p>
            <text:p/>
            <text:p><text:span text:style-name="T2">[window='Info/LinkSurvey']</text:span></text:p>
          </table:table-cell>
          <table:table-cell table:number-columns-repeated="1017"/>
        </table:table-row>
        <table:table-row table:style-name="ro1">
          <table:table-cell table:style-name="ce2" office:value-type="string">
            <text:p>INFO_TEAM</text:p>
          </table:table-cell>
          <table:table-cell table:style-name="ce9" office:value-type="string">
            <text:p>Team</text:p>
          </table:table-cell>
          <table:table-cell table:style-name="ce9" office:value-type="string">
            <text:p>Команда</text:p>
          </table:table-cell>
          <table:table-cell table:style-name="ce11" office:value-type="string">
            <text:p>Team</text:p>
          </table:table-cell>
          <table:table-cell table:style-name="ce19" office:value-type="string">
            <text:p>Equipe</text:p>
          </table:table-cell>
          <table:table-cell table:style-name="ce8" office:value-type="string">
            <text:p>Equipo</text:p>
          </table:table-cell>
          <table:table-cell table:style-name="ce27" office:value-type="string">
            <text:p>दल</text:p>
          </table:table-cell>
          <table:table-cell table:number-columns-repeated="1017"/>
        </table:table-row>
        <table:table-row table:style-name="ro1">
          <table:table-cell table:style-name="ce2" office:value-type="string">
            <text:p>INFO_TEAM_DEVELOPMENT</text:p>
          </table:table-cell>
          <table:table-cell table:style-name="ce9" office:value-type="string">
            <text:p><text:s text:c="4"/>Development</text:p>
          </table:table-cell>
          <table:table-cell table:style-name="ce9" office:value-type="string">
            <text:p><text:s text:c="4"/>Разработка</text:p>
          </table:table-cell>
          <table:table-cell table:style-name="ce11" office:value-type="string">
            <text:p><text:s text:c="4"/>Entwicklung</text:p>
          </table:table-cell>
          <table:table-cell table:style-name="ce19" office:value-type="string">
            <text:p><text:s text:c="4"/>Développement</text:p>
          </table:table-cell>
          <table:table-cell table:style-name="ce8" office:value-type="string">
            <text:p><text:s text:c="4"/>Desarrollo</text:p>
          </table:table-cell>
          <table:table-cell table:style-name="ce27" office:value-type="string">
            <text:p><text:s text:c="4"/>निर्माण</text:p>
          </table:table-cell>
          <table:table-cell table:number-columns-repeated="1017"/>
        </table:table-row>
        <table:table-row table:style-name="ro12">
          <table:table-cell table:style-name="ce1" office:value-type="string">
            <text:p>INFO_TEAM_DEVELOPMENT_TXT</text:p>
          </table:table-cell>
          <table:table-cell table:style-name="ce10" office:value-type="string">
            <text:p>[image='set:Logos image:OGS'] team:</text:p>
            <text:p>Michael Kapelko - code and content;</text:p>
            <text:p>Ivan Korystin - gameplay design, content and QA;</text:p>
            <text:p>Tatyana Artemyeva - QA.</text:p>
          </table:table-cell>
          <table:table-cell table:style-name="ce10" office:value-type="string">
            <text:p>Команда [image='set:Logos image:OGS']:</text:p>
            <text:p>Михаил Капелько - код и наполнение;</text:p>
            <text:p>Иван Корыстин - игровой дизайн, наполнение и контроль качества;</text:p>
            <text:p>Татьяна Артемьева - QA.</text:p>
          </table:table-cell>
          <table:table-cell table:style-name="ce10" office:value-type="string">
            <text:p>[image='set:Logos image:OGS'] team:</text:p>
            <text:p>Michael Kapelko - Programmcode und Inhalte;</text:p>
            <text:p>Ivan Korystin - Gameplay Design, Inhalte und QS;</text:p>
            <text:p><text:span text:style-name="T1">Tatyana Artemyeva - QS.</text:span></text:p>
          </table:table-cell>
          <table:table-cell table:style-name="ce20" office:value-type="string">
            <text:p>Equipe [image='set:Logos image:OGS'] :</text:p>
            <text:p>Michael Kapelko - code et contenu ;</text:p>
            <text:p>Ivan Korystin - conception du gameplay, contenu et QA;</text:p>
            <text:p><text:span text:style-name="T1">Tatyana Artemyeva - QA.</text:span></text:p>
          </table:table-cell>
          <table:table-cell table:style-name="ce8" office:value-type="string">
            <text:p>[image='set:Logos image:OGS'] team:</text:p>
            <text:p>Michael Kapelko - código y contenido;</text:p>
            <text:p>Ivan Korystin - diseño de jugabilidad, contenido y control de calidad;</text:p>
            <text:p><text:span text:style-name="T1">Tatyana Artemyeva - control de calidad.</text:span></text:p>
          </table:table-cell>
          <table:table-cell table:style-name="ce28" office:value-type="string">
            <text:p><text:span text:style-name="T4">[image='set:Logos image:OGS']</text:span><text:span text:style-name="T4">दल</text:span><text:span text:style-name="T4">:</text:span></text:p>
            <text:p><text:span text:style-name="T4">मिचैल कपेलको </text:span><text:span text:style-name="T4">- </text:span><text:span text:style-name="T4">कोडिंग और और मूल तत्व</text:span></text:p>
            <text:p><text:span text:style-name="T4">इवान कोर्य्स्तीं </text:span><text:span text:style-name="T4">- </text:span><text:span text:style-name="T4">गमेप्लय </text:span><text:span text:style-name="T4">, </text:span><text:span text:style-name="T4">मूल तत्त्व और प्रश्न</text:span><text:span text:style-name="T4">-</text:span><text:span text:style-name="T4">उत्तर</text:span></text:p>
            <text:p><text:span text:style-name="T4">तात्याना अर्तेम्येवा </text:span><text:span text:style-name="T4">- </text:span><text:span text:style-name="T4">प्रश्न</text:span><text:span text:style-name="T4">-</text:span><text:span text:style-name="T4">उत्तर</text:span></text:p>
          </table:table-cell>
          <table:table-cell table:number-columns-repeated="1017"/>
        </table:table-row>
        <table:table-row table:style-name="ro1">
          <table:table-cell table:style-name="ce2" office:value-type="string">
            <text:p>INFO_TEAM_TRANSLATION</text:p>
          </table:table-cell>
          <table:table-cell table:style-name="ce9" office:value-type="string">
            <text:p><text:s text:c="4"/>Translation</text:p>
          </table:table-cell>
          <table:table-cell table:style-name="ce9" office:value-type="string">
            <text:p><text:s text:c="4"/>Перевод</text:p>
          </table:table-cell>
          <table:table-cell table:style-name="ce11" office:value-type="string">
            <text:p><text:s text:c="4"/>Übersetzung</text:p>
          </table:table-cell>
          <table:table-cell table:style-name="ce19" office:value-type="string">
            <text:p><text:s text:c="4"/>Traduction</text:p>
          </table:table-cell>
          <table:table-cell table:style-name="ce8" office:value-type="string">
            <text:p><text:s text:c="4"/>Traducciones</text:p>
          </table:table-cell>
          <table:table-cell table:style-name="ce27" office:value-type="string">
            <text:p><text:s text:c="4"/>अनुवाद</text:p>
          </table:table-cell>
          <table:table-cell table:number-columns-repeated="1017"/>
        </table:table-row>
        <table:table-row table:style-name="ro13">
          <table:table-cell table:style-name="ce1" office:value-type="string">
            <text:p>INFO_TEAM_TRANSLATION_TXT</text:p>
          </table:table-cell>
          <table:table-cell table:style-name="ce10" office:value-type="string">
            <text:p><text:span text:style-name="T1">Abhijeet Pokhriyal - Hindi translation.</text:span></text:p>
            <text:p>Ekaterina Kamshilina - German translation.</text:p>
            <text:p>Jürgen Rauscher - German translation.</text:p>
            <text:p>Dirk Pervölz - German translation.</text:p>
            <text:p><text:span text:style-name="T1">Miguel de Dios - Spanish translation.</text:span></text:p>
            <text:p><text:span text:style-name="T1">Stefan Stammberger - German translation.</text:span></text:p>
            <text:p><text:span text:style-name="T1">Thierry Delaunay - French translation.</text:span></text:p>
          </table:table-cell>
          <table:table-cell table:style-name="ce10" office:value-type="string">
            <text:p><text:span text:style-name="T1">Abhijeet Pokhriyal - перевод Хинди.</text:span></text:p>
            <text:p>Екатерина Камшилина - Немецкий перевод.</text:p>
            <text:p>Jürgen Rauscher - Немецкий перевод.</text:p>
            <text:p>Dirk Pervölz - Немецкий перевод.</text:p>
            <text:p><text:span text:style-name="T1">Miguel de Dios - Испанский перевод.</text:span></text:p>
            <text:p><text:span text:style-name="T1">Stefan Stammberger - Немецкий перевод.</text:span></text:p>
            <text:p><text:span text:style-name="T1">Thierry Delaunay - Французский перевод.</text:span></text:p>
          </table:table-cell>
          <table:table-cell table:style-name="ce10" office:value-type="string">
            <text:p><text:span text:style-name="T1">Abhijeet Pokhriyal - Hindi Übersetzung.</text:span></text:p>
            <text:p>Ekaterina Kamshilina - Deutsche Übersetzung.</text:p>
            <text:p>Jürgen Rauscher - Deutsche Übersetzung.</text:p>
            <text:p>Dirk Pervölz - Deutsche Übersetzung.</text:p>
            <text:p>Miguel de Dios - Spanische Übersetzung.</text:p>
            <text:p><text:span text:style-name="T1">Stefan Stammberger - Deutsche Übersetzung.</text:span></text:p>
            <text:p><text:span text:style-name="T1">Thierry Delaunay - Französische Übersetzung.</text:span></text:p>
          </table:table-cell>
          <table:table-cell table:style-name="ce20" office:value-type="string">
            <text:p>Abhijeet Pokhriyal - traduction Hindi.</text:p>
            <text:p>Ekaterina Kamshilina - traduction allemande.</text:p>
            <text:p>Jürgen Rauscher - traduction allemande.</text:p>
            <text:p>Dirk Pervölz - traduction allemande.</text:p>
            <text:p>Miguel de Dios - traduction espagnole.</text:p>
            <text:p><text:span text:style-name="T1">Stefan Stammberger - traduction allemande.</text:span></text:p>
            <text:p><text:span text:style-name="T1">Thierry Delaunay - traduction originale française.</text:span></text:p>
          </table:table-cell>
          <table:table-cell table:style-name="ce8" office:value-type="string">
            <text:p>Abhijeet Pokhriyal - Traducción al Indio.</text:p>
            <text:p>Ekaterina Kamshilina - Traducción al Aleman.</text:p>
            <text:p>Jürgen Rauscher - Traducción al Aleman.</text:p>
            <text:p>Dirk Pervölz - Traducción al Aleman.</text:p>
            <text:p><text:span text:style-name="T1">Miguel de Dios - Traducción al Español.</text:span></text:p>
            <text:p><text:span text:style-name="T1">Stefan Stammberger - Traducción al Aleman.</text:span></text:p>
            <text:p>Thierry Delaunay - Traducción al Francés.</text:p>
          </table:table-cell>
          <table:table-cell table:style-name="ce27" office:value-type="string">
            <text:p><text:span text:style-name="T1">अभिजीत पोखरियाल </text:span><text:span text:style-name="T1">- </text:span><text:span text:style-name="T1">हिंदी अनुवाद </text:span><text:span text:style-name="T1">|</text:span></text:p>
            <text:p>Ekaterina Kamshilina - जर्मन अनुवाद |</text:p>
            <text:p>Jürgen Rauscher - जर्मन अनुवाद |</text:p>
            <text:p>Dirk Pervölz - जर्मन अनुवाद |</text:p>
            <text:p><text:span text:style-name="T1">Miguel de Dios</text:span> - स्पेनिश अनुवाद |</text:p>
            <text:p><text:span text:style-name="T1">Stefan Stammberger - </text:span><text:span text:style-name="T1">जर्मन अनुवाद </text:span><text:span text:style-name="T1">|</text:span></text:p>
            <text:p><text:span text:style-name="T1">Thierry Delaunay - </text:span><text:span text:style-name="T1">फ्रेंच अनुवाद </text:span><text:span text:style-name="T1">|</text:span></text:p>
          </table:table-cell>
          <table:table-cell table:number-columns-repeated="1017"/>
        </table:table-row>
        <table:table-row table:style-name="ro1">
          <table:table-cell table:style-name="ce3" office:value-type="string">
            <text:p>INFO_THIRD_PARTIES</text:p>
          </table:table-cell>
          <table:table-cell table:style-name="ce12" office:value-type="string">
            <text:p>Third parties</text:p>
          </table:table-cell>
          <table:table-cell table:style-name="ce12" office:value-type="string">
            <text:p>Третьи стороны</text:p>
          </table:table-cell>
          <table:table-cell table:style-name="ce16" office:value-type="string">
            <text:p>Software von Drittanbietern</text:p>
          </table:table-cell>
          <table:table-cell table:style-name="ce22" office:value-type="string">
            <text:p>Tierces parties</text:p>
          </table:table-cell>
          <table:table-cell table:style-name="ce8" office:value-type="string">
            <text:p>Terceras librerías</text:p>
          </table:table-cell>
          <table:table-cell table:style-name="ce29" office:value-type="string">
            <text:p>थर्ड पार्टी</text:p>
          </table:table-cell>
          <table:table-cell table:style-name="Default" table:number-columns-repeated="1017"/>
        </table:table-row>
        <table:table-row table:style-name="ro1">
          <table:table-cell table:style-name="ce4" office:value-type="string">
            <text:p>INFO_THIRD_PARTIES_LIBRARIES</text:p>
          </table:table-cell>
          <table:table-cell table:style-name="ce9" office:value-type="string">
            <text:p><text:s text:c="4"/>Libraries</text:p>
          </table:table-cell>
          <table:table-cell table:style-name="ce9" office:value-type="string">
            <text:p><text:s text:c="4"/>Библиотеки</text:p>
          </table:table-cell>
          <table:table-cell table:style-name="ce11" office:value-type="string">
            <text:p><text:s text:c="4"/>Bibliotheken</text:p>
          </table:table-cell>
          <table:table-cell table:style-name="ce19" office:value-type="string">
            <text:p><text:s text:c="4"/>Bibliothèques</text:p>
          </table:table-cell>
          <table:table-cell table:style-name="ce8" office:value-type="string">
            <text:p><text:s text:c="4"/>Librerías</text:p>
          </table:table-cell>
          <table:table-cell table:style-name="ce27" office:value-type="string">
            <text:p><text:s text:c="4"/>लाइब्रेरीज़</text:p>
          </table:table-cell>
          <table:table-cell table:number-columns-repeated="1017"/>
        </table:table-row>
        <table:table-row table:style-name="ro6">
          <table:table-cell table:style-name="ce5" office:value-type="string">
            <text:p>INFO_THIRD_PARTIES_LIBRARIES_TXT</text:p>
          </table:table-cell>
          <table:table-cell table:style-name="ce10" office:value-type="string">
            <text:p>[image='set:Logos image:OGRE']</text:p>
            <text:p><text:s/></text:p>
            <text:p>[image='set:Logos image:OpenGL']</text:p>
            <text:p><text:s/></text:p>
            <text:p>[image='set:Logos image:CEGUI']</text:p>
            <text:p><text:s/></text:p>
            <text:p>[image='set:Logos image:OpenAL']</text:p>
          </table:table-cell>
          <table:table-cell table:style-name="ce10" office:value-type="string">
            <text:p>[image='set:Logos image:OGRE']</text:p>
            <text:p><text:s/></text:p>
            <text:p>[image='set:Logos image:OpenGL']</text:p>
            <text:p><text:s/></text:p>
            <text:p>[image='set:Logos image:CEGUI']</text:p>
            <text:p><text:s/></text:p>
            <text:p>[image='set:Logos image:OpenAL']</text:p>
          </table:table-cell>
          <table:table-cell table:style-name="ce10" office:value-type="string">
            <text:p>[image='set:Logos image:OGRE']</text:p>
            <text:p><text:s/></text:p>
            <text:p>[image='set:Logos image:OpenGL']</text:p>
            <text:p><text:s/></text:p>
            <text:p>[image='set:Logos image:CEGUI']</text:p>
            <text:p><text:s/></text:p>
            <text:p>[image='set:Logos image:OpenAL']</text:p>
          </table:table-cell>
          <table:table-cell table:style-name="ce20" office:value-type="string">
            <text:p>[image='set:Logos image:OGRE']</text:p>
            <text:p><text:s/></text:p>
            <text:p>[image='set:Logos image:OpenGL']</text:p>
            <text:p><text:s/></text:p>
            <text:p>[image='set:Logos image:CEGUI']</text:p>
            <text:p><text:s/></text:p>
            <text:p>[image='set:Logos image:OpenAL']</text:p>
          </table:table-cell>
          <table:table-cell table:style-name="ce8" office:value-type="string">
            <text:p>[image='set:Logos image:OGRE']</text:p>
            <text:p><text:s/></text:p>
            <text:p>[image='set:Logos image:OpenGL']</text:p>
            <text:p><text:s/></text:p>
            <text:p>[image='set:Logos image:CEGUI']</text:p>
            <text:p><text:s/></text:p>
            <text:p>[image='set:Logos image:OpenAL']</text:p>
          </table:table-cell>
          <table:table-cell table:style-name="ce30" office:value-type="string">
            <text:p><text:span text:style-name="T2">[image='set:Logos image:OGRE']</text:span></text:p>
            <text:p><text:span text:style-name="T2"><text:s/></text:span></text:p>
            <text:p><text:span text:style-name="T2">[image='set:Logos image:OpenGL']</text:span></text:p>
            <text:p><text:span text:style-name="T2"><text:s/></text:span></text:p>
            <text:p><text:span text:style-name="T2">[image='set:Logos image:CEGUI']</text:span></text:p>
            <text:p><text:span text:style-name="T2"><text:s/></text:span></text:p>
            <text:p><text:span text:style-name="T2">[image='set:Logos image:OpenAL']</text:span></text:p>
          </table:table-cell>
          <table:table-cell table:number-columns-repeated="1017"/>
        </table:table-row>
        <table:table-row table:style-name="ro1">
          <table:table-cell table:style-name="ce4" office:value-type="string">
            <text:p>INFO_THIRD_PARTIES_MEDIA</text:p>
          </table:table-cell>
          <table:table-cell table:style-name="ce9" office:value-type="string">
            <text:p><text:s text:c="4"/>Media</text:p>
          </table:table-cell>
          <table:table-cell table:style-name="ce9" office:value-type="string">
            <text:p><text:s text:c="4"/>Медиа</text:p>
          </table:table-cell>
          <table:table-cell table:style-name="ce11" office:value-type="string">
            <text:p><text:s text:c="4"/>Medien</text:p>
          </table:table-cell>
          <table:table-cell table:style-name="ce19" office:value-type="string">
            <text:p><text:s text:c="4"/>Médias</text:p>
          </table:table-cell>
          <table:table-cell table:style-name="ce8" office:value-type="string">
            <text:p><text:s text:c="4"/>Recursos multimedia</text:p>
          </table:table-cell>
          <table:table-cell table:style-name="ce27" office:value-type="string">
            <text:p><text:s text:c="4"/>कला</text:p>
          </table:table-cell>
          <table:table-cell table:number-columns-repeated="1017"/>
        </table:table-row>
        <table:table-row table:style-name="ro10">
          <table:table-cell table:style-name="ce5" office:value-type="string">
            <text:p>INFO_THIRD_PARTIES_MEDIA_TXT</text:p>
          </table:table-cell>
          <table:table-cell table:style-name="ce10" office:value-type="string">
            <text:p>Third-party resources:</text:p>
            <text:p>Anton Chernov - Room model.</text:p>
            <text:p>Timur Malikin - TileHigh and TileMed tile models.</text:p>
            <text:p>Raquel Ravanini - images for "Classic" theme.</text:p>
            <text:p>Kevin MacLeod - all tracks in "Eastern" and "Piano" music packs. Tracks "Funkorama", "Neo Western" and "Protofunk" in "Modern" music pack.</text:p>
            <text:p>Dano - Tracks "Crazy from the message", "King or an alien", "Sun spark", "The time isnt right", "The wire", "Today then tomorrow" and "What you think" in "Modern" music pack.</text:p>
            <text:p>Fenster - Track "Free Software" in "Modern" music pack.</text:p>
            <text:p><text:s/></text:p>
            <text:p>You can find more info on third-party resources, their licenses and copyrights in README files, placed in themes or music packs directories.</text:p>
          </table:table-cell>
          <table:table-cell table:style-name="ce10" office:value-type="string">
            <text:p>Сторонние ресурсы:</text:p>
            <text:p>Антон Чернов - модель Комнаты.</text:p>
            <text:p>Тимур Маликин - модели фишек: TileHigh и TileMed.</text:p>
            <text:p>Raquel Ravanini - изображения для темы оформления "Classic".</text:p>
            <text:p>Kevin MacLeod - все музыкальные треки в разделах "Eastern" и "Piano". Треки "Funkorama", "Neo Western" и "Protofunk" в разделе "Modern".</text:p>
            <text:p>Dano - Музыкальные треки "Crazy from the message", "King or an alien", "Sun spark", "The time isnt right", "The wire", "Today then tomorrow" и "What you think" в разделе "Modern".</text:p>
            <text:p>Fenster — Музыкальный трек "Free Software" в разделе "Modern".</text:p>
            <text:p><text:s/></text:p>
            <text:p>Более подробно об использованных сторонних ресурсах, их лицензиях и копирайтах вы можете узнать из файлов README, расположенных в папках тем оформления и музыкальных разделов.</text:p>
          </table:table-cell>
          <table:table-cell table:style-name="ce10" office:value-type="string">
            <text:p>Andere Ressourcen:</text:p>
            <text:p>Anton Chernov - Raum-Modell.</text:p>
            <text:p>Timur Malikin - Spielsteinmodelle TileHigh und TileMed.</text:p>
            <text:p>Raquel Ravanini - Bilder für "Classic" theme.</text:p>
            <text:p>Kevin MacLeod - alle Musikstücke in den "Eastern" und "Piano" Musik-Paketen. Musikstücke "Funkorama", "Neo Western" und "Protofunk" im "Modern" Musikpaket.</text:p>
            <text:p>Dano - Musikstücke "Crazy from the message", "King or an alien", "Sun spark", "The time isnt right", "The wire", "Today then tomorrow" und "What you think" im "Modern" Musikpaket.</text:p>
            <text:p>Fenster - Musikstück "Free Software" im"Modern" Musikpaket.</text:p>
            <text:p><text:s/></text:p>
            <text:p>Mehr Infos über andere Ressourcen, ihre Lizenzen und Urheberrechte sind in den Verzeichnissen der Themen oder Musikpakete als Readme-Datei zu finden.</text:p>
          </table:table-cell>
          <table:table-cell table:style-name="ce20" office:value-type="string">
            <text:p>Ressources tierces :</text:p>
            <text:p>Anton Chernov - Modèle de pièce.</text:p>
            <text:p>Timur Malikin - modèles de tuiles TileHigh et TileMed.</text:p>
            <text:p>Raquel Ravanini - images pour le thème "Classic".</text:p>
            <text:p>Kevin MacLeod - toutes les pistes dans les packs de musique "Eastern" et "Piano". Pistes "Funkorama", "Neo Western" et "Protofunk" dans le pack de musique "Modern".</text:p>
            <text:p>Dano - pistes "Crazy from the message", "King or an alien", "Sun spark", "The time isnt right", "The wire", "Today then tomorrow" et "What you think" dans le pack de musique "Modern".</text:p>
            <text:p>Fenster - piste "Free Software" dans le pack de musique "Modern".</text:p>
            <text:p><text:s/></text:p>
            <text:p>Vous pouvez trouver plus d'informations sur les ressources tierces, leurs licences et droits de copie dans les fichiers README, placés dans les dossiers des thèmes ou packs de musique.</text:p>
          </table:table-cell>
          <table:table-cell table:style-name="ce8" office:value-type="string">
            <text:p>Terceros recursos multimedia:</text:p>
            <text:p>Anton Chernov - Modelo de la habitación.</text:p>
            <text:p>Timur Malikin - TileHigh y TileMed de los modelos de fichas.</text:p>
            <text:p>Raquel Ravanini - imágenes para el tema "Classic".</text:p>
            <text:p>Kevin MacLeod - todas las pistas de música en "Eastern" y "Piano" de los paquetes de música. Las pistas "Funkorama", "Neo Western" y "Protofunk" en el paquete de música "Modern".</text:p>
            <text:p>Dano - pistas de música "Crazy from the message", "King or an alien", "Sun spark", "The time isnt right", "The wire", "Today then tomorrow" y "What you think" en el paquete de música "Modern".</text:p>
            <text:p>Fenster - pista de música "Free Software" en el paquete de música "Modern".</text:p>
            <text:p><text:s/></text:p>
            <text:p>Puedes encontrar mas información de los recursos de terceros, sus licencias y derechos de autor en los ficheros README, que estan en los directorios de los temas visuales o los paquetes de música.</text:p>
          </table:table-cell>
          <table:table-cell table:style-name="ce27" office:value-type="string">
            <text:p>थर्ड पार्टी संसाधन : </text:p>
            <text:p>अन्तोन चेर्नोव - कमरे का मॉडल |</text:p>
            <text:p>तिमुर मालिकिन - टाइल-हाई एंड टाइल-मेड टाइल मॉडल |</text:p>
            <text:p>राकेल रवानिनी - <text:s/>"क्लासिक” प्रकरण के चित्र |</text:p>
            <text:p>केविन मेक-लोड - "पूर्वी" और "पियानो" की सारी धुनें |</text:p>
            <text:p>धुनें “Funkorama “ ,” Neo Western” <text:s/>“Protofunk” <text:s/>जो कि “Modern” गीत माला में है |</text:p>
            <text:p>दानो - <text:s/>“Crazy from the message” ,”King or an alien” ,"Sun spark", "The time isnt right", "The wire", "Today then tomorrow" and "What you think" धुनें जो "Modern" गीत माला में है |</text:p>
            <text:p>फेंस्टर <text:s/>- “Free Software”धुन जो “Modern” गीत माला में है |</text:p>
            <text:p/>
            <text:p>आप हर थर्ड पार्टी संसाधन के बारे में और जानकारी README में पा सकते है |</text:p>
            <text:p><text:span text:style-name="T2"><text:s/></text:span></text:p>
          </table:table-cell>
          <table:table-cell table:number-columns-repeated="1017"/>
        </table:table-row>
        <table:table-row table:style-name="ro1">
          <table:table-cell table:style-name="ce4" office:value-type="string">
            <text:p>INFO_YOUR_HELP</text:p>
          </table:table-cell>
          <table:table-cell table:style-name="ce9" office:value-type="string">
            <text:p>Your help</text:p>
          </table:table-cell>
          <table:table-cell table:style-name="ce9" office:value-type="string">
            <text:p>Ваша помощь</text:p>
          </table:table-cell>
          <table:table-cell table:style-name="ce11" office:value-type="string">
            <text:p>Ihre Hilfe</text:p>
          </table:table-cell>
          <table:table-cell table:style-name="ce19" office:value-type="string">
            <text:p>Votre aide</text:p>
          </table:table-cell>
          <table:table-cell table:style-name="ce8" office:value-type="string">
            <text:p>Tu ayuda</text:p>
          </table:table-cell>
          <table:table-cell table:style-name="ce27" office:value-type="string">
            <text:p>आपकी मदद</text:p>
          </table:table-cell>
          <table:table-cell table:number-columns-repeated="1017"/>
        </table:table-row>
        <table:table-row table:style-name="ro1">
          <table:table-cell table:style-name="ce4" office:value-type="string">
            <text:p>INFO_YOUR_HELP_DONATION</text:p>
          </table:table-cell>
          <table:table-cell table:style-name="ce9" office:value-type="string">
            <text:p><text:s text:c="4"/>Donation</text:p>
          </table:table-cell>
          <table:table-cell table:style-name="ce9" office:value-type="string">
            <text:p><text:s text:c="4"/>Пожертвование</text:p>
          </table:table-cell>
          <table:table-cell table:style-name="ce11" office:value-type="string">
            <text:p><text:s text:c="4"/>Spende</text:p>
          </table:table-cell>
          <table:table-cell table:style-name="ce19" office:value-type="string">
            <text:p><text:s text:c="4"/>Contribution</text:p>
          </table:table-cell>
          <table:table-cell table:style-name="ce8" office:value-type="string">
            <text:p><text:s text:c="4"/>Donación</text:p>
          </table:table-cell>
          <table:table-cell table:style-name="ce27" office:value-type="string">
            <text:p><text:s text:c="4"/>दान</text:p>
          </table:table-cell>
          <table:table-cell table:number-columns-repeated="1017"/>
        </table:table-row>
        <table:table-row table:style-name="ro11">
          <table:table-cell table:style-name="ce4" office:value-type="string">
            <text:p>INFO_YOUR_HELP_DONATION_TXT</text:p>
          </table:table-cell>
          <table:table-cell table:style-name="ce9" office:value-type="string">
            <text:p>If you like our work, you can support us. It will help us maintain our site and domain, and will also encourage us to work further.</text:p>
            <text:p>[window='Info/LinkDonate']</text:p>
          </table:table-cell>
          <table:table-cell table:style-name="ce8" office:value-type="string">
            <text:p>Если вам нравится то, что мы делаем, вы можете поддержать нас. Пожертвовав нам небольшую сумму денег, вы поможете нам поддерживать домен и сайт, а также вдохновите нас на дальнейшую работу.</text:p>
            <text:p>[window='Info/LinkDonate']</text:p>
          </table:table-cell>
          <table:table-cell table:style-name="ce11" office:value-type="string">
            <text:p><text:span text:style-name="T2">Wenn Sie unsere Arbeit mögen, können Sie uns unterstützen. Es hilft uns, unsere Webseite aufrecht zu erhalten und ermutigt uns, unsere Arbeit weiterzuführen</text:span></text:p>
            <text:p><text:span text:style-name="T2">[window='Info/LinkDonate']</text:span></text:p>
          </table:table-cell>
          <table:table-cell table:style-name="ce19" office:value-type="string">
            <text:p><text:span text:style-name="T3">Si vous aimez notre travail, vous pouvez nous soutenir. Cela nous aidera à maintenir notre site et domaine, et aussi nous encouragera à travailler davantage.</text:span></text:p>
            <text:p><text:span text:style-name="T3">[window='Info/LinkDonate']</text:span></text:p>
          </table:table-cell>
          <table:table-cell table:style-name="ce8" office:value-type="string">
            <text:p>Si te gusta nuestro trabajo, puedes ayudarnos. Esta nos ayudara a mantener el sitio web y el nombre de dominio, y también nos anima a seguir trabajando.</text:p>
            <text:p>[window='Info/LinkDonate']</text:p>
          </table:table-cell>
          <table:table-cell table:style-name="ce27" office:value-type="string">
            <text:p>अगर आपको हमारा काम अच्छा लग्तःई तो कृपया हमे प्रोत्साहित करे और दान करे |यह हमे हमारी साईट और डोमेन के सञ्चालन में मदद करेगा |</text:p>
            <text:p>[window='Info/LinkDonate']</text:p>
          </table:table-cell>
          <table:table-cell table:number-columns-repeated="1017"/>
        </table:table-row>
        <table:table-row table:style-name="ro1">
          <table:table-cell table:style-name="ce3" office:value-type="string">
            <text:p>INFO_YOUR_HELP_JOIN_US</text:p>
          </table:table-cell>
          <table:table-cell table:style-name="ce12" office:value-type="string">
            <text:p><text:s text:c="4"/>Join us</text:p>
          </table:table-cell>
          <table:table-cell table:style-name="ce12" office:value-type="string">
            <text:p><text:s text:c="4"/>Присоединяйтесь к нам</text:p>
          </table:table-cell>
          <table:table-cell table:style-name="ce16" office:value-type="string">
            <text:p><text:s text:c="4"/>Treten Sie unserem Team bei</text:p>
          </table:table-cell>
          <table:table-cell table:style-name="ce22" office:value-type="string">
            <text:p><text:s text:c="4"/>Rejoignez-nous</text:p>
          </table:table-cell>
          <table:table-cell table:style-name="ce8" office:value-type="string">
            <text:p><text:s text:c="4"/>Enrolarte con nosotros</text:p>
          </table:table-cell>
          <table:table-cell table:style-name="ce29" office:value-type="string">
            <text:p><text:s text:c="4"/>हमसे जुड़े</text:p>
          </table:table-cell>
          <table:table-cell table:style-name="Default" table:number-columns-repeated="1017"/>
        </table:table-row>
        <table:table-row table:style-name="ro14">
          <table:table-cell table:style-name="ce3" office:value-type="string">
            <text:p>INFO_YOUR_HELP_JOIN_US_TXT</text:p>
          </table:table-cell>
          <table:table-cell table:style-name="ce13" office:value-type="string">
            <text:p>Right now there are only three active members and several contributors in the Opensource Game Studio team. We desperately need more people.</text:p>
            <text:p>If you want to help us work faster, or do better games (and tools), please consider joining our humble team. Even if you don’t have enough time to be an active member (and I can assure you, this project takes a lot of our spare time), you can still contribute to the project.</text:p>
            <text:p>You can find more details at this page:</text:p>
            <text:p>[window='Info/LinkJoin']</text:p>
          </table:table-cell>
          <table:table-cell table:style-name="ce13" office:value-type="string">
            <text:p>В настоящий момент в команде Opensource Game Studio три активных участника и несколько эпизодических. И нам очень нужны новые люди.</text:p>
            <text:p>Если хотите помочь нам работать быстрее, делать более качественные игры (а также средства разработки), подумайте, пожалуйста, о том, чтобы присоединиться к нашей скромной команде. Даже если у вас недостаточно свободного времени (а вы можете мне поверить, этот проект требует огромного количества свободного времени), вы можете внести свой вклад.</text:p>
            <text:p>Подробности вы можете узнать на этой странице:</text:p>
            <text:p>[window='Info/LinkJoin']</text:p>
          </table:table-cell>
          <table:table-cell table:style-name="ce16" office:value-type="string">
            <text:p><text:span text:style-name="T2">Zur Zeit haben wir nur 3 aktive Mitglieder und diverse Mithelfer im Team des Opensource Game Studios. Wir benötigen dringend weitere Helfer.</text:span></text:p>
            <text:p><text:span text:style-name="T2">Wenn Sie uns helfen wollen, schneller zu arbeiten oder bessere Spiele (und Tools) zu erstellen, treten Sie unserem bescheidenem Team bei. Selbst wenn Sie nicht genug Zeit haben, um als aktives Mitglied (und glauben Sie uns, dieses Projekt nimmt eine Menge unserer wenigen freien Zeit ein) mitzuwirken, können Sie uns dennoch helfen.</text:span></text:p>
            <text:p><text:span text:style-name="T2">Mehr Details dazu finden Sie hier:</text:span></text:p>
            <text:p><text:span text:style-name="T2">[window='Info/LinkJoin']</text:span></text:p>
          </table:table-cell>
          <table:table-cell table:style-name="ce22" office:value-type="string">
            <text:p><text:span text:style-name="T3">Actuellement il n'y a que trois membres actifs et quelques contributeurs dans l'équipe de Opensource Game Studio. Nous avons désespérément besoin de plus de personnes.</text:span></text:p>
            <text:p><text:span text:style-name="T3">Si vous voulez nous aider à travailler plus vite ou créer de meilleurs jeux (et outils), merci d'envisager de rejoindre notre humble équipe. Même si vous n'avez pas assez de temps pour être un membre actif (et je peux vous assurer que ce projet prends beaucoup de notre temps libre), vous pouvez quand même contribuer au projet.</text:span></text:p>
            <text:p><text:span text:style-name="T3">Vous pouvez trouver plus de détails sur cette page :</text:span></text:p>
            <text:p><text:span text:style-name="T3">[window='Info/LinkJoin']</text:span></text:p>
          </table:table-cell>
          <table:table-cell table:style-name="ce8" office:value-type="string">
            <text:p>En este momento sólo hay tres miembros activos y varios colaboradores en el equipo de Game Studio Opensource. Necesitamos desesperadamente más personas.</text:p>
            <text:p>Si quieres ayudarnos a trabajar más rápido, o hacer mejores juegos (y herramientas), por favor considere unirse a nuestro equipo humilde. Incluso si usted no tiene tiempo suficiente para ser un miembro activo (y les puedo asegurar, este proyecto tiene una gran cantidad de nuestro tiempo libre), puede contribuir al proyecto.</text:p>
            <text:p>Puedes encontrar mas detalles en la esta página:</text:p>
            <text:p>[window='Info/LinkJoin']</text:p>
          </table:table-cell>
          <table:table-cell table:style-name="ce31" office:value-type="string">
            <text:p>अभी केवल तीन ही स्थाई सदस्य और कई और सदस्य ओपेंसौर्स गेम स्टूडियो में शामिल है|अगर आप हमे और तेज़ी से काम करते देखना चाहते है और अच्छे खेल बनाते देखना चाहते है तो आप कृपा करके हमारे साथ जुड़े |भले ही आप पर पर्याप्त समय न हो तब भी आप हमसे जुड़ सकते है|</text:p>
            <text:p>आप और जानकारी यहाँ प्राप्त कर सकते है|</text:p>
            <text:p>[window='Info/LinkJoin']</text:p>
          </table:table-cell>
          <table:table-cell table:style-name="Default" table:number-columns-repeated="1017"/>
        </table:table-row>
        <table:table-row table:style-name="ro5">
          <table:table-cell table:style-name="ce1" office:value-type="string">
            <text:p>LOAD_INFO</text:p>
          </table:table-cell>
          <table:table-cell table:style-name="ce8" office:value-type="string">
            <text:p>Type: %s</text:p>
            <text:p>Difficulty: %s</text:p>
            <text:p>Layout: %s</text:p>
            <text:p>Hints: %s</text:p>
            <text:p>Undos: %s</text:p>
            <text:p>Time: %s</text:p>
          </table:table-cell>
          <table:table-cell table:style-name="ce8" office:value-type="string">
            <text:p>Тип: %s</text:p>
            <text:p>Сложность: %s</text:p>
            <text:p>Раскладка: %s</text:p>
            <text:p>Подсказок: %s</text:p>
            <text:p>Отмена: %s</text:p>
            <text:p>Время: %s</text:p>
          </table:table-cell>
          <table:table-cell table:style-name="ce8" office:value-type="string">
            <text:p>Typ: %s</text:p>
            <text:p>Schwierigkeit: %s</text:p>
            <text:p>Layout: %s</text:p>
            <text:p>Tipps: %s</text:p>
            <text:p>Rücknahmen: %s</text:p>
            <text:p>Dauer: %s</text:p>
          </table:table-cell>
          <table:table-cell table:style-name="ce18" office:value-type="string">
            <text:p>Type : %s</text:p>
            <text:p>Difficulté : %s</text:p>
            <text:p>Disposition : %s</text:p>
            <text:p>Suggestions : %s</text:p>
            <text:p>Défaits : %s</text:p>
            <text:p>Temps : %s</text:p>
          </table:table-cell>
          <table:table-cell table:style-name="ce8" office:value-type="string">
            <text:p>Tipo: %s</text:p>
            <text:p>Dificultad: %s</text:p>
            <text:p>Capa: %s</text:p>
            <text:p>Hints: %s</text:p>
            <text:p>Acciones de deshacer: %s</text:p>
            <text:p>Tiempo: %s</text:p>
          </table:table-cell>
          <table:table-cell table:style-name="ce27" office:value-type="string">
            <text:p>शैली: %s</text:p>
            <text:p>कठनाई: %s</text:p>
            <text:p>खाका: %s</text:p>
            <text:p>संकेत: %s</text:p>
            <text:p>अनडू : %s</text:p>
            <text:p>समय: %s</text:p>
          </table:table-cell>
          <table:table-cell table:number-columns-repeated="1017"/>
        </table:table-row>
        <table:table-row table:style-name="ro1">
          <table:table-cell table:style-name="ce1" office:value-type="string">
            <text:p>LOAD_LOAD</text:p>
          </table:table-cell>
          <table:table-cell table:style-name="ce8" office:value-type="string">
            <text:p>Load</text:p>
          </table:table-cell>
          <table:table-cell table:style-name="ce8" office:value-type="string">
            <text:p>Загрузить</text:p>
          </table:table-cell>
          <table:table-cell table:style-name="ce8" office:value-type="string">
            <text:p>Laden</text:p>
          </table:table-cell>
          <table:table-cell table:style-name="ce18" office:value-type="string">
            <text:p>Charger</text:p>
          </table:table-cell>
          <table:table-cell table:style-name="ce8" office:value-type="string">
            <text:p>Cargar</text:p>
          </table:table-cell>
          <table:table-cell table:style-name="ce27" office:value-type="string">
            <text:p>पुराना खेल</text:p>
          </table:table-cell>
          <table:table-cell table:number-columns-repeated="1017"/>
        </table:table-row>
        <table:table-row table:style-name="ro1">
          <table:table-cell table:style-name="ce5" office:value-type="string">
            <text:p>LOADING</text:p>
          </table:table-cell>
          <table:table-cell table:style-name="ce8" office:value-type="string">
            <text:p>Loading</text:p>
          </table:table-cell>
          <table:table-cell table:style-name="ce8" office:value-type="string">
            <text:p>Загрузка</text:p>
          </table:table-cell>
          <table:table-cell table:style-name="ce8" office:value-type="string">
            <text:p>Lade</text:p>
          </table:table-cell>
          <table:table-cell table:style-name="ce18" office:value-type="string">
            <text:p>Chargement</text:p>
          </table:table-cell>
          <table:table-cell table:style-name="ce8" office:value-type="string">
            <text:p>Cargando</text:p>
          </table:table-cell>
          <table:table-cell table:style-name="ce27" office:value-type="string">
            <text:p>लदान</text:p>
          </table:table-cell>
          <table:table-cell table:number-columns-repeated="1017"/>
        </table:table-row>
        <table:table-row table:style-name="ro1">
          <table:table-cell table:style-name="ce1" office:value-type="string">
            <text:p>NO</text:p>
          </table:table-cell>
          <table:table-cell table:style-name="ce8" office:value-type="string">
            <text:p>No</text:p>
          </table:table-cell>
          <table:table-cell table:style-name="ce8" office:value-type="string">
            <text:p>Нет</text:p>
          </table:table-cell>
          <table:table-cell table:style-name="ce8" office:value-type="string">
            <text:p>Nein</text:p>
          </table:table-cell>
          <table:table-cell table:style-name="ce18" office:value-type="string">
            <text:p>Non</text:p>
          </table:table-cell>
          <table:table-cell table:style-name="ce8" office:value-type="string">
            <text:p>No</text:p>
          </table:table-cell>
          <table:table-cell table:style-name="ce27" office:value-type="string">
            <text:p>नहीं</text:p>
          </table:table-cell>
          <table:table-cell table:number-columns-repeated="1017"/>
        </table:table-row>
        <table:table-row table:style-name="ro1">
          <table:table-cell table:style-name="ce1" office:value-type="string">
            <text:p>NO_DESC</text:p>
          </table:table-cell>
          <table:table-cell table:style-name="ce8" office:value-type="string">
            <text:p>No description</text:p>
          </table:table-cell>
          <table:table-cell table:style-name="ce8" office:value-type="string">
            <text:p>Нет описания</text:p>
          </table:table-cell>
          <table:table-cell table:style-name="ce8" office:value-type="string">
            <text:p>Keine Beschreibung</text:p>
          </table:table-cell>
          <table:table-cell table:style-name="ce18" office:value-type="string">
            <text:p>Pas de description</text:p>
          </table:table-cell>
          <table:table-cell table:style-name="ce8" office:value-type="string">
            <text:p>Sin descripción</text:p>
          </table:table-cell>
          <table:table-cell table:style-name="ce27" office:value-type="string">
            <text:p>कोई जानकारी नहीं</text:p>
          </table:table-cell>
          <table:table-cell table:number-columns-repeated="1017"/>
        </table:table-row>
        <table:table-row table:style-name="ro1">
          <table:table-cell table:style-name="ce1" office:value-type="string">
            <text:p>OK</text:p>
          </table:table-cell>
          <table:table-cell table:number-columns-repeated="3" table:style-name="ce8" office:value-type="string">
            <text:p>OK</text:p>
          </table:table-cell>
          <table:table-cell table:style-name="ce18" office:value-type="string">
            <text:p>OK</text:p>
          </table:table-cell>
          <table:table-cell table:style-name="ce8" office:value-type="string">
            <text:p>OK</text:p>
          </table:table-cell>
          <table:table-cell table:style-name="ce27" office:value-type="string">
            <text:p>OK</text:p>
          </table:table-cell>
          <table:table-cell table:number-columns-repeated="1017"/>
        </table:table-row>
        <table:table-row table:style-name="ro4">
          <table:table-cell table:style-name="ce1" office:value-type="string">
            <text:p>ONLINE_INVALID_DIFFICULTY</text:p>
          </table:table-cell>
          <table:table-cell table:style-name="ce8" office:value-type="string">
            <text:p>The server does not support such game difficulty.</text:p>
          </table:table-cell>
          <table:table-cell table:style-name="ce8" office:value-type="string">
            <text:p>Сервер не поддерживат такую игровую сложность.</text:p>
          </table:table-cell>
          <table:table-cell table:style-name="ce8" office:value-type="string">
            <text:p>Der Server unterstützt den gewählten Schwierigkeitsgrad nicht.</text:p>
          </table:table-cell>
          <table:table-cell table:style-name="ce18" office:value-type="string">
            <text:p>Le serveur ne supporte pas une telle difficulté de jeu.</text:p>
          </table:table-cell>
          <table:table-cell table:style-name="ce8" office:value-type="string">
            <text:p>El servidor no soporta partidas de tanta dificultad.</text:p>
          </table:table-cell>
          <table:table-cell table:style-name="ce27" office:value-type="string">
            <text:p>यह सर्वर आपके स्तर की कठनाई वाला नहीं है</text:p>
          </table:table-cell>
          <table:table-cell table:number-columns-repeated="1017"/>
        </table:table-row>
        <table:table-row table:style-name="ro4">
          <table:table-cell table:style-name="ce1" office:value-type="string">
            <text:p>ONLINE_INVALID_LAYOUT</text:p>
          </table:table-cell>
          <table:table-cell table:style-name="ce8" office:value-type="string">
            <text:p>The server does not support such game layout.</text:p>
          </table:table-cell>
          <table:table-cell table:style-name="ce10" office:value-type="string">
            <text:p>Сервер не поддерживат такую игровую раскладку.</text:p>
          </table:table-cell>
          <table:table-cell table:style-name="ce8" office:value-type="string">
            <text:p>Der Server unterstützt das gewählte Layout nicht.</text:p>
          </table:table-cell>
          <table:table-cell table:style-name="ce18" office:value-type="string">
            <text:p>Le serveur ne supporte pas une telle disposition de jeu.</text:p>
          </table:table-cell>
          <table:table-cell table:style-name="ce8" office:value-type="string">
            <text:p>El servidor no soporta partidas con esa capa.</text:p>
          </table:table-cell>
          <table:table-cell table:style-name="ce27" office:value-type="string">
            <text:p>यह सर्वर इस खाका वाला नहीं है|</text:p>
          </table:table-cell>
          <table:table-cell table:number-columns-repeated="1017"/>
        </table:table-row>
        <table:table-row table:style-name="ro2">
          <table:table-cell table:style-name="ce1" office:value-type="string">
            <text:p>ONLINE_INVALID_TYPE</text:p>
          </table:table-cell>
          <table:table-cell table:style-name="ce8" office:value-type="string">
            <text:p>The server does not support such game type.</text:p>
          </table:table-cell>
          <table:table-cell table:style-name="ce10" office:value-type="string">
            <text:p>Сервер не поддерживат такой тип игры.</text:p>
          </table:table-cell>
          <table:table-cell table:style-name="ce8" office:value-type="string">
            <text:p>Der Server unterstützt den gewählten Spieltyp nicht.</text:p>
          </table:table-cell>
          <table:table-cell table:style-name="ce18" office:value-type="string">
            <text:p>Le serveur ne supporte pas un tel type de jeu.</text:p>
          </table:table-cell>
          <table:table-cell table:style-name="ce8" office:value-type="string">
            <text:p>El servidor no soporta partidas de ese tipo.</text:p>
          </table:table-cell>
          <table:table-cell table:style-name="ce27" office:value-type="string">
            <text:p>यह सर्वर इस खेल की शैली वाला नहीं है |</text:p>
          </table:table-cell>
          <table:table-cell table:number-columns-repeated="1017"/>
        </table:table-row>
        <table:table-row table:style-name="ro1">
          <table:table-cell table:style-name="ce1" office:value-type="string">
            <text:p>ONLINE_SCORING</text:p>
          </table:table-cell>
          <table:table-cell table:style-name="ce8" office:value-type="string">
            <text:p>Online scoring</text:p>
          </table:table-cell>
          <table:table-cell table:style-name="ce8" office:value-type="string">
            <text:p>Сетевой рейтинг</text:p>
          </table:table-cell>
          <table:table-cell table:style-name="ce8" office:value-type="string">
            <text:p>Online Highscores.</text:p>
          </table:table-cell>
          <table:table-cell table:style-name="ce18" office:value-type="string">
            <text:p>Score en ligne.</text:p>
          </table:table-cell>
          <table:table-cell table:style-name="ce8" office:value-type="string">
            <text:p>Puntuaciones online</text:p>
          </table:table-cell>
          <table:table-cell table:style-name="ce27" office:value-type="string">
            <text:p>ऑनलाइन स्कोरिंग</text:p>
          </table:table-cell>
          <table:table-cell table:number-columns-repeated="1017"/>
        </table:table-row>
        <table:table-row table:style-name="ro3">
          <table:table-cell table:style-name="ce1" office:value-type="string">
            <text:p>SAVE_GAME_BEFORE_EXIT</text:p>
          </table:table-cell>
          <table:table-cell table:style-name="ce8" office:value-type="string">
            <text:p>Do you want to save the game before exit?</text:p>
          </table:table-cell>
          <table:table-cell table:style-name="ce8" office:value-type="string">
            <text:p>Сохранить игру перед выходом?</text:p>
          </table:table-cell>
          <table:table-cell table:style-name="ce8" office:value-type="string">
            <text:p>Wollen Sie das Spiel vor dem Beenden speichern?</text:p>
          </table:table-cell>
          <table:table-cell table:style-name="ce18" office:value-type="string">
            <text:p>Voulez-vous sauvegarder le jeu avant de quitter ?</text:p>
          </table:table-cell>
          <table:table-cell table:style-name="ce8" office:value-type="string">
            <text:p>¿Quiere salvar antes de salir?</text:p>
          </table:table-cell>
          <table:table-cell table:style-name="ce27" office:value-type="string">
            <text:p>क्या आप निकास से पहले खेल को संचित करना चाहते है |</text:p>
          </table:table-cell>
          <table:table-cell table:number-columns-repeated="1017"/>
        </table:table-row>
        <table:table-row table:style-name="ro3">
          <table:table-cell table:style-name="ce1" office:value-type="string">
            <text:p>SETTINGS_ANTIALIASING</text:p>
          </table:table-cell>
          <table:table-cell table:style-name="ce8" office:value-type="string">
            <text:p>Anti-aliasing:</text:p>
          </table:table-cell>
          <table:table-cell table:style-name="ce8" office:value-type="string">
            <text:p>Сглаживание:</text:p>
          </table:table-cell>
          <table:table-cell table:style-name="ce8" office:value-type="string">
            <text:p>Anti-Aliasing:</text:p>
          </table:table-cell>
          <table:table-cell table:style-name="ce18" office:value-type="string">
            <text:p>Anti-aliasing :</text:p>
          </table:table-cell>
          <table:table-cell table:style-name="ce8" office:value-type="string">
            <text:p>Anti-aliasing:</text:p>
          </table:table-cell>
          <table:table-cell table:style-name="ce27" office:value-type="string">
            <text:p>एंटी-एलिएसिंग</text:p>
          </table:table-cell>
          <table:table-cell table:number-columns-repeated="1017"/>
        </table:table-row>
        <table:table-row table:style-name="ro1">
          <table:table-cell table:style-name="ce1" office:value-type="string">
            <text:p>SETTINGS_AUDIO</text:p>
          </table:table-cell>
          <table:table-cell table:style-name="ce8" office:value-type="string">
            <text:p>Audio</text:p>
          </table:table-cell>
          <table:table-cell table:style-name="ce8" office:value-type="string">
            <text:p>Аудио</text:p>
          </table:table-cell>
          <table:table-cell table:style-name="ce8" office:value-type="string">
            <text:p>Audio</text:p>
          </table:table-cell>
          <table:table-cell table:style-name="ce18" office:value-type="string">
            <text:p>Audio</text:p>
          </table:table-cell>
          <table:table-cell table:style-name="ce8" office:value-type="string">
            <text:p>Sonido</text:p>
          </table:table-cell>
          <table:table-cell table:style-name="ce27" office:value-type="string">
            <text:p>आवाज़</text:p>
          </table:table-cell>
          <table:table-cell table:number-columns-repeated="1017"/>
        </table:table-row>
        <table:table-row table:style-name="ro1">
          <table:table-cell table:style-name="ce1" office:value-type="string">
            <text:p>SETTINGS_CAMERA_TRACKS</text:p>
          </table:table-cell>
          <table:table-cell table:style-name="ce8" office:value-type="string">
            <text:p>Camera animation</text:p>
          </table:table-cell>
          <table:table-cell table:style-name="ce8" office:value-type="string">
            <text:p>Анимация камеры</text:p>
          </table:table-cell>
          <table:table-cell table:style-name="ce8" office:value-type="string">
            <text:p>Kameraanimationen</text:p>
          </table:table-cell>
          <table:table-cell table:style-name="ce18" office:value-type="string">
            <text:p>Animation de la caméra</text:p>
          </table:table-cell>
          <table:table-cell table:style-name="ce8" office:value-type="string">
            <text:p>Animación de la la cámara</text:p>
          </table:table-cell>
          <table:table-cell table:style-name="ce27" office:value-type="string">
            <text:p>कैमरा की सजीवता</text:p>
          </table:table-cell>
          <table:table-cell table:number-columns-repeated="1017"/>
        </table:table-row>
        <table:table-row table:style-name="ro1">
          <table:table-cell table:style-name="ce1" office:value-type="string">
            <text:p>SETTINGS_CONTROLS</text:p>
          </table:table-cell>
          <table:table-cell table:style-name="ce8" office:value-type="string">
            <text:p>Controls</text:p>
          </table:table-cell>
          <table:table-cell table:style-name="ce8" office:value-type="string">
            <text:p>Управление</text:p>
          </table:table-cell>
          <table:table-cell table:style-name="ce8" office:value-type="string">
            <text:p>Steuerung</text:p>
          </table:table-cell>
          <table:table-cell table:style-name="ce18" office:value-type="string">
            <text:p>Contrôles</text:p>
          </table:table-cell>
          <table:table-cell table:style-name="ce8" office:value-type="string">
            <text:p>Controles</text:p>
          </table:table-cell>
          <table:table-cell table:style-name="ce27" office:value-type="string">
            <text:p>नियंत्रण</text:p>
          </table:table-cell>
          <table:table-cell table:number-columns-repeated="1017"/>
        </table:table-row>
        <table:table-row table:style-name="ro4">
          <table:table-cell table:style-name="ce1" office:value-type="string">
            <text:p>SETTINGS_DESC_ANTIALIASING</text:p>
          </table:table-cell>
          <table:table-cell table:style-name="ce8" office:value-type="string">
            <text:p>The larger is the antialiasing factor, the smoother are object edges</text:p>
          </table:table-cell>
          <table:table-cell table:style-name="ce8" office:value-type="string">
            <text:p>Чем выше сглаживание, тем более гладкими будут грани объектов.</text:p>
          </table:table-cell>
          <table:table-cell table:style-name="ce8" office:value-type="string">
            <text:p>Je höher der Anti-Aliasing-Faktor, desto glatter werden die Objektkanten dargestellt.</text:p>
          </table:table-cell>
          <table:table-cell table:style-name="ce18" office:value-type="string">
            <text:p>Plus grand est le facteur d'antialiasing, plus les angles des objets sont lisses</text:p>
          </table:table-cell>
          <table:table-cell table:style-name="ce8" office:value-type="string">
            <text:p>El factor de antialiasing es alto, se suaviza las aristas de los objetos</text:p>
          </table:table-cell>
          <table:table-cell table:style-name="ce27" office:value-type="string">
            <text:p>जितना बड़ा एंटी-एलिएसिंग का भाव होगा ,वास्तु के कोने उतने ही चिकने होंगे|</text:p>
          </table:table-cell>
          <table:table-cell table:number-columns-repeated="1017"/>
        </table:table-row>
        <table:table-row table:style-name="ro1">
          <table:table-cell table:style-name="ce1" office:value-type="string">
            <text:p>SETTINGS_DESC_AUDIO</text:p>
          </table:table-cell>
          <table:table-cell table:style-name="ce8" office:value-type="string">
            <text:p>Game sounding</text:p>
          </table:table-cell>
          <table:table-cell table:style-name="ce8" office:value-type="string">
            <text:p>Звучание игры</text:p>
          </table:table-cell>
          <table:table-cell table:style-name="ce8" office:value-type="string">
            <text:p>Spielgeräusche</text:p>
          </table:table-cell>
          <table:table-cell table:style-name="ce18" office:value-type="string">
            <text:p>Sonorisation du jeu</text:p>
          </table:table-cell>
          <table:table-cell table:style-name="ce8" office:value-type="string">
            <text:p>Sonido del juego</text:p>
          </table:table-cell>
          <table:table-cell table:style-name="ce27" office:value-type="string">
            <text:p>खेल की आवाज़</text:p>
          </table:table-cell>
          <table:table-cell table:number-columns-repeated="1017"/>
        </table:table-row>
        <table:table-row table:style-name="ro15">
          <table:table-cell table:style-name="ce1" office:value-type="string">
            <text:p>SETTINGS_DESC_CAMERA_TRACKS</text:p>
          </table:table-cell>
          <table:table-cell table:style-name="ce8" office:value-type="string">
            <text:p>Camera animations take place at start, end, pause, unpause of the game. Not all scenes have camera animations.</text:p>
          </table:table-cell>
          <table:table-cell table:style-name="ce8" office:value-type="string">
            <text:p>Анимация камеры происходит при старте, окончании, паузе игры. Не все сцены содержат анимацию камеры.</text:p>
          </table:table-cell>
          <table:table-cell table:style-name="ce8" office:value-type="string">
            <text:p>Kameraanimationen erfolgen, wenn Sie das Spiel starten, beenden, pausieren oder wiederaufnehmen. Nicht alle Szenen haben Kameraanimationen.</text:p>
          </table:table-cell>
          <table:table-cell table:style-name="ce18" office:value-type="string">
            <text:p>Les animations de la caméra se produisent au démarrage, à la pause et la reprise du jeu. Toutes les scènes n'ont pas d'animation de la caméra.</text:p>
          </table:table-cell>
          <table:table-cell table:style-name="ce8" office:value-type="string">
            <text:p>Las animaciones de la cámara toman Camera se harán al principio, al final, al parar y recomenzar la partida. No todas las escenas tienen animaciones de cámara.</text:p>
          </table:table-cell>
          <table:table-cell table:style-name="ce27" office:value-type="string">
            <text:p>कैमरा की सजीवता खेल की शुरुआत , अंत , रुकने और चलने पर दिखाई देगी |हर दृश्य में कैमरा की सज्वीवता नहीं है |</text:p>
          </table:table-cell>
          <table:table-cell table:number-columns-repeated="1017"/>
        </table:table-row>
        <table:table-row table:style-name="ro16">
          <table:table-cell table:style-name="ce1" office:value-type="string">
            <text:p>SETTINGS_DESC_DIFFICULTY</text:p>
          </table:table-cell>
          <table:table-cell table:style-name="ce8" office:value-type="string">
            <text:p>Classic difficulty corresponds to a normal Mahjong with full tile set. Lower difficulties have reduced tile sets.</text:p>
          </table:table-cell>
          <table:table-cell table:style-name="ce8" office:value-type="string">
            <text:p>Классическая сложность соответствует обычному Маджонгу с полным набором фишек. Другие сложности имеют уменьшенные наборы фишек.</text:p>
          </table:table-cell>
          <table:table-cell table:style-name="ce8" office:value-type="string">
            <text:p>Der klassische Schwierigkeitsgrad ergibt ein normales Mahjong-Spielfeld mit allen Spielsteinarten. Niedrigere Schwierigkeitsgrade ergeben Spielfelder mit weniger Spielsteinarten.</text:p>
          </table:table-cell>
          <table:table-cell table:style-name="ce18" office:value-type="string">
            <text:p>La difficulté classique corresponds à un Mahjong normal avec le jeu complet de tuiles. Les difficultés plus basses ont des jeux de tuiles réduits.</text:p>
          </table:table-cell>
          <table:table-cell table:style-name="ce8" office:value-type="string">
            <text:p>La dificultad clásica es como el Mahjong normal con todo el set de fichas. Menores dificultades reducen el numero de fichas en el set.</text:p>
          </table:table-cell>
          <table:table-cell table:style-name="ce27" office:value-type="string">
            <text:p>प्रसिद्ध कठनाई वाले खेल में पूरा महजोंग टाइल सेट होगा |इससे कम कठनाई वाले खेलो में कम टाइल्स होंगी|</text:p>
          </table:table-cell>
          <table:table-cell table:number-columns-repeated="1017"/>
        </table:table-row>
        <table:table-row table:style-name="ro4">
          <table:table-cell table:style-name="ce1" office:value-type="string">
            <text:p>SETTINGS_DESC_DYNCAM</text:p>
          </table:table-cell>
          <table:table-cell table:style-name="ce8" office:value-type="string">
            <text:p>If enabled, camera is deflected slightly when you move the mouse around</text:p>
          </table:table-cell>
          <table:table-cell table:style-name="ce8" office:value-type="string">
            <text:p>Если включено, камера слегка отклоняется при движении мыши</text:p>
          </table:table-cell>
          <table:table-cell table:style-name="ce8" office:value-type="string">
            <text:p>Wenn aktiviert, neigt sich die Ansicht bei Bewegungen der Maus</text:p>
          </table:table-cell>
          <table:table-cell table:style-name="ce18" office:value-type="string">
            <text:p>Si activée, la caméra défléchit légèrement lorsque vous bougez la souris autour</text:p>
          </table:table-cell>
          <table:table-cell table:style-name="ce8" office:value-type="string">
            <text:p>Si esta habilitado, la cámara se mueve ligeramente cuando se mueve el ratón</text:p>
          </table:table-cell>
          <table:table-cell table:style-name="ce27" office:value-type="string">
            <text:p>अगर सुविधा ऑन है तो कैमरा माउस हिलने पर हल्का सा हिलता है |</text:p>
          </table:table-cell>
          <table:table-cell table:number-columns-repeated="1017"/>
        </table:table-row>
        <table:table-row table:style-name="ro1">
          <table:table-cell table:style-name="ce1" office:value-type="string">
            <text:p>SETTINGS_DESC_DYNCAM_DEFLECTION</text:p>
          </table:table-cell>
          <table:table-cell table:style-name="ce8" office:value-type="string">
            <text:p>Camera deflection factor</text:p>
          </table:table-cell>
          <table:table-cell table:style-name="ce8" office:value-type="string">
            <text:p>Степень отклонения камеры</text:p>
          </table:table-cell>
          <table:table-cell table:style-name="ce8" office:value-type="string">
            <text:p>Neigungsfaktor der Ansicht</text:p>
          </table:table-cell>
          <table:table-cell table:style-name="ce18" office:value-type="string">
            <text:p>Faction de déflection de la caméra</text:p>
          </table:table-cell>
          <table:table-cell table:style-name="ce8" office:value-type="string">
            <text:p>Factor de movimiento de la cámara</text:p>
          </table:table-cell>
          <table:table-cell table:style-name="ce27" office:value-type="string">
            <text:p>कैमरा के हिलने का माप</text:p>
          </table:table-cell>
          <table:table-cell table:number-columns-repeated="1017"/>
        </table:table-row>
        <table:table-row table:style-name="ro3">
          <table:table-cell table:style-name="ce1" office:value-type="string">
            <text:p>SETTINGS_DESC_FULLSCREEN</text:p>
          </table:table-cell>
          <table:table-cell table:style-name="ce8" office:value-type="string">
            <text:p>Use the whole screen for the game</text:p>
          </table:table-cell>
          <table:table-cell table:style-name="ce8" office:value-type="string">
            <text:p>Использовать весь экран для игры</text:p>
          </table:table-cell>
          <table:table-cell table:style-name="ce8" office:value-type="string">
            <text:p>Benutze den ganzen Bildschirm für das Spiel</text:p>
          </table:table-cell>
          <table:table-cell table:style-name="ce18" office:value-type="string">
            <text:p>Utiliser l'écran entier pour le jeu</text:p>
          </table:table-cell>
          <table:table-cell table:style-name="ce8" office:value-type="string">
            <text:p>Usa toda la pantalla para el videojuego</text:p>
          </table:table-cell>
          <table:table-cell table:style-name="ce27" office:value-type="string">
            <text:p>पूरी स्क्रीन को खेल के लिए उपयोग करे |</text:p>
          </table:table-cell>
          <table:table-cell table:number-columns-repeated="1017"/>
        </table:table-row>
        <table:table-row table:style-name="ro17">
          <table:table-cell table:style-name="ce1" office:value-type="string">
            <text:p>SETTINGS_DESC_GAME</text:p>
          </table:table-cell>
          <table:table-cell table:style-name="ce8" office:value-type="string">
            <text:p>Game behaviour</text:p>
            <text:p><text:s/></text:p>
            <text:p><text:span text:style-name="T1">ATTENTION! Online scoring login and password are stored in plain text in "online" file located in OGS Mahjong settings directory. Never share it with anyone.</text:span></text:p>
            <text:p><text:span text:style-name="T1"><text:s/></text:span></text:p>
            <text:p><text:span text:style-name="T1">[window='Settings/OpenSettingsDir']</text:span></text:p>
          </table:table-cell>
          <table:table-cell table:style-name="ce8" office:value-type="string">
            <text:p>Поведение игры</text:p>
            <text:p><text:s/></text:p>
            <text:p><text:span text:style-name="T1">ВНИМАНИЕ! Ваши логин и пароль сетевого рейтинга хранятся прямым текстом в файле "online", находящемся в директории настроек OGS Mahjong. Никогда никому его не давайте.</text:span></text:p>
            <text:p><text:span text:style-name="T1"><text:s/></text:span></text:p>
            <text:p><text:span text:style-name="T1">[window='Settings/OpenSettingsDir']</text:span></text:p>
          </table:table-cell>
          <table:table-cell table:style-name="ce8" office:value-type="string">
            <text:p>Spielverhalten</text:p>
            <text:p><text:s/></text:p>
            <text:p>ACHTUNG! Ihr Benutzername und Passwort wird im Klartext in der Datei “online” im OGS Mahjong Einstellungsordner abgelegt. Teilen Sie diese Datei niemals mit anderen Personen.</text:p>
            <text:p><text:s/></text:p>
            <text:p><text:span text:style-name="T1">[window='Settings/OpenSettingsDir']</text:span></text:p>
          </table:table-cell>
          <table:table-cell table:style-name="ce18" office:value-type="string">
            <text:p>Comportement du jeu</text:p>
            <text:p><text:s/></text:p>
            <text:p>ATTENTION ! Le nom d’utilisateur et le mot de passe du score en ligne sont stockés en texte brut dans un fichier “en ligne” situé dans le dossier des paramètres de OGS Mahjong. Ne le partagez jamais avec quiconque.</text:p>
            <text:p><text:s/></text:p>
            <text:p><text:span text:style-name="T1">[window='Settings/OpenSettingsDir']</text:span></text:p>
          </table:table-cell>
          <table:table-cell table:style-name="ce8" office:value-type="string">
            <text:p>Comportamiento del juego</text:p>
            <text:p><text:s/></text:p>
            <text:p>¡Cuidado! El usuario y password de las puntuaciones online <text:s/>se guarda en un fichero sin codificar en el directorio de OGS Mahjong. Nunca lo comparta con nadie.</text:p>
            <text:p><text:s/></text:p>
            <text:p><text:span text:style-name="T1">[window='Settings/OpenSettingsDir']</text:span></text:p>
          </table:table-cell>
          <table:table-cell table:style-name="ce27" office:value-type="string">
            <text:p>खेल का व्यवहार</text:p>
            <text:p><text:s/></text:p>
            <text:p>सावधान! ऑनलाइन स्कोरिंग लॉगिन और पासवर्ड OGS महजोंग सेटिंग्स निर्देशिका में स्थित "ऑनलाइन" फाइल में सादे पाठ में संग्रहीत हैं. किसी के साथ साझा न करें.</text:p>
            <text:p><text:s/></text:p>
            <text:p><text:span text:style-name="T1">[window='Settings/OpenSettingsDir']</text:span></text:p>
          </table:table-cell>
          <table:table-cell table:number-columns-repeated="1017"/>
        </table:table-row>
        <table:table-row table:style-name="ro15">
          <table:table-cell table:style-name="ce1" office:value-type="string">
            <text:p>SETTINGS_DESC_GENERAL_VOLUME</text:p>
          </table:table-cell>
          <table:table-cell table:style-name="ce8" office:value-type="string">
            <text:p>General volume controls the volume of both sound effects and background music. If you disable it, the game will make no sound.</text:p>
          </table:table-cell>
          <table:table-cell table:style-name="ce8" office:value-type="string">
            <text:p>Общая громкость контролирует громкость как звуковых эффектов, так и фоновой музыки. Если вы выключите её, игра будет без звука.</text:p>
          </table:table-cell>
          <table:table-cell table:style-name="ce8" office:value-type="string">
            <text:p>Die Allgemeine Lautstärke regelt die Lautstärke sowohl der Soundeffekte als auch der Musik. Wenn Sie es deaktivieren, wird das Spiel keinen Sound ausgeben.</text:p>
          </table:table-cell>
          <table:table-cell table:style-name="ce18" office:value-type="string">
            <text:p>Le volume général contrôle le volume à la fois des effets sonores et de la musique de fond. Si vous le désactivez, le jeu ne produit aucun son.</text:p>
          </table:table-cell>
          <table:table-cell table:style-name="ce8" office:value-type="string">
            <text:p>Control general de volumen es de los dos efectos de sonido y música de fondo. Si la desactiva, el juego hará ningún sonido.</text:p>
          </table:table-cell>
          <table:table-cell table:style-name="ce27" office:value-type="string">
            <text:p>सामन्य आवाज़ के कंट्रोल्स आवाज़ सांभर और गीत दोनों की तीव्रता को सँभालते है| </text:p>
          </table:table-cell>
          <table:table-cell table:number-columns-repeated="1017"/>
        </table:table-row>
        <table:table-row table:style-name="ro16">
          <table:table-cell table:style-name="ce1" office:value-type="string">
            <text:p>SETTINGS_DESC_GFX_QUALITY</text:p>
          </table:table-cell>
          <table:table-cell table:style-name="ce8" office:value-type="string">
            <text:p>Select desired quality instead of tweaking each video parameter. If you want to tweak everything manually, select Custom.</text:p>
          </table:table-cell>
          <table:table-cell table:style-name="ce8" office:value-type="string">
            <text:p>Выберите желаемое качество вместо настройки каждого видеопараметра. Если вы хотите настроить всё самостоятельно, выберите Настроить.</text:p>
          </table:table-cell>
          <table:table-cell table:style-name="ce8" office:value-type="string">
            <text:p>Wählen Sie eine Qualitätseinstellung, wenn Sie nicht jeden einzelnen Grafikparameter einstellen wollen. Wählen Sie Benutzerdefiniert, wenn Sie jede Einstellung selber vornehmen möchten.</text:p>
          </table:table-cell>
          <table:table-cell table:style-name="ce18" office:value-type="string">
            <text:p>Sélectionner la qualité désirée au lieu de régler chaque paramètre vidéo. Si vous voulez régler tout manuellement, sélectionnez Personnalisée.</text:p>
          </table:table-cell>
          <table:table-cell table:style-name="ce8" office:value-type="string">
            <text:p>Seleccione la calidad deseada en lugar de ajustar cada parámetro de video. Si desea ajustar todo manualmente, seleccione Personalizar.</text:p>
          </table:table-cell>
          <table:table-cell table:style-name="ce27" office:value-type="string">
            <text:p>हर एक माप को स्वयं बदले के लिए कस्टम चुने अथवा इनमे से एक श्रेणी को चुने |</text:p>
          </table:table-cell>
          <table:table-cell table:number-columns-repeated="1017"/>
        </table:table-row>
        <table:table-row table:style-name="ro4">
          <table:table-cell table:style-name="ce1" office:value-type="string">
            <text:p>SETTINGS_DESC_HIGHLIGHT_LAYERS</text:p>
          </table:table-cell>
          <table:table-cell table:style-name="ce8" office:value-type="string">
            <text:p>Highlight layers of tiles to easier tell them apart</text:p>
          </table:table-cell>
          <table:table-cell table:style-name="ce8" office:value-type="string">
            <text:p>Подсвечивать слои фишек, чтобы легче различать их</text:p>
          </table:table-cell>
          <table:table-cell table:style-name="ce8" office:value-type="string">
            <text:p>Ebenen werden hervorgehoben, um einen besseren Überblick zu bekommen</text:p>
          </table:table-cell>
          <table:table-cell table:style-name="ce18" office:value-type="string">
            <text:p>Surligner les couches pour les distinguer plus facilement</text:p>
          </table:table-cell>
          <table:table-cell table:style-name="ce8" office:value-type="string">
            <text:p>Destacar las capas de fichas para hacer mas fácil apartarlas</text:p>
          </table:table-cell>
          <table:table-cell table:style-name="ce27" office:value-type="string">
            <text:p>टाइल्स की परतों को आसानी से पहचानने के लिए उन्हें चिह्नांकित करे |</text:p>
          </table:table-cell>
          <table:table-cell table:number-columns-repeated="1017"/>
        </table:table-row>
        <table:table-row table:style-name="ro1">
          <table:table-cell table:style-name="ce1" office:value-type="string">
            <text:p>SETTINGS_DESC_LANGUAGE</text:p>
          </table:table-cell>
          <table:table-cell table:style-name="ce8" office:value-type="string">
            <text:p>Language of the game</text:p>
          </table:table-cell>
          <table:table-cell table:style-name="ce8" office:value-type="string">
            <text:p>Язык игры</text:p>
          </table:table-cell>
          <table:table-cell table:style-name="ce8" office:value-type="string">
            <text:p>Sprache des Spiels</text:p>
          </table:table-cell>
          <table:table-cell table:style-name="ce18" office:value-type="string">
            <text:p>Langage du jeu</text:p>
          </table:table-cell>
          <table:table-cell table:style-name="ce8" office:value-type="string">
            <text:p>Idioma del juego</text:p>
          </table:table-cell>
          <table:table-cell table:style-name="ce27" office:value-type="string">
            <text:p>खेल की भाषा</text:p>
          </table:table-cell>
          <table:table-cell table:number-columns-repeated="1017"/>
        </table:table-row>
        <table:table-row table:style-name="ro4">
          <table:table-cell table:style-name="ce1" office:value-type="string">
            <text:p>SETTINGS_DESC_MOUSE_SENSITIVITY</text:p>
          </table:table-cell>
          <table:table-cell table:style-name="ce8" office:value-type="string">
            <text:p>The higher the sensitivity, the faster the mouse moves</text:p>
          </table:table-cell>
          <table:table-cell table:style-name="ce8" office:value-type="string">
            <text:p>Чем выше чувствительность, тем быстрее двигается мышь</text:p>
          </table:table-cell>
          <table:table-cell table:style-name="ce8" office:value-type="string">
            <text:p>Je höher die Sensitivität, desto schneller wird sich die Maus bewegen</text:p>
          </table:table-cell>
          <table:table-cell table:style-name="ce18" office:value-type="string">
            <text:p>Plus la sensibilité est haute, plus vite la souris se déplace</text:p>
          </table:table-cell>
          <table:table-cell table:style-name="ce24" office:value-type="string">
            <text:p>Cuanto mayor sea la sensibilidad, más rápido se mueve el ratón</text:p>
          </table:table-cell>
          <table:table-cell table:style-name="ce27" office:value-type="string">
            <text:p>जितनी ज्यादा संवेदनशीलता उतनी तेज़ी से माउस चलेगा</text:p>
          </table:table-cell>
          <table:table-cell table:number-columns-repeated="1017"/>
        </table:table-row>
        <table:table-row table:style-name="ro15">
          <table:table-cell table:style-name="ce1" office:value-type="string">
            <text:p>SETTINGS_DESC_MUSIC_PACKS</text:p>
          </table:table-cell>
          <table:table-cell table:style-name="ce8" office:value-type="string">
            <text:p>Music packs contain various groups of music tracks. If you disable them all, there will be no background music.</text:p>
          </table:table-cell>
          <table:table-cell table:style-name="ce8" office:value-type="string">
            <text:p>Музыкальные группы содержат разные комбинации музыкальных дорожек. Если вы выключите их все, фоновой музыки не будет.</text:p>
          </table:table-cell>
          <table:table-cell table:style-name="ce8" office:value-type="string">
            <text:p>Musikpakete enthalten verschiedene Gruppen von Musikstücken. Wenn Sie alle deaktivieren, wird keine Hintergrundmusik ausgegeben.</text:p>
          </table:table-cell>
          <table:table-cell table:style-name="ce18" office:value-type="string">
            <text:p>Les packs de musique contiennent différents groupes de pistes musicales. Si vous les désactivez tous, il n'y aura pas de musique de fond.</text:p>
          </table:table-cell>
          <table:table-cell table:style-name="ce24" office:value-type="string">
            <text:p>Los paquetes de música contienen varios grupos de pistas de música. Si desactivarlos todos, no habrá música de fondo.</text:p>
          </table:table-cell>
          <table:table-cell table:style-name="ce27" office:value-type="string">
            <text:p>गीत माला में भिन्न प्रकार के गीत है | अगर आप सबको बंद कर देंगे तो कोई गीत नहीं बजेगा |</text:p>
          </table:table-cell>
          <table:table-cell table:number-columns-repeated="1017"/>
        </table:table-row>
        <table:table-row table:style-name="ro1">
          <table:table-cell table:style-name="ce1" office:value-type="string">
            <text:p>SETTINGS_DESC_MUSIC_VOLUME</text:p>
          </table:table-cell>
          <table:table-cell table:style-name="ce8" office:value-type="string">
            <text:p>Background music volume</text:p>
          </table:table-cell>
          <table:table-cell table:style-name="ce8" office:value-type="string">
            <text:p>Громкость фоновой музыки</text:p>
          </table:table-cell>
          <table:table-cell table:style-name="ce8" office:value-type="string">
            <text:p>Lautstärke Hintergrundmusik</text:p>
          </table:table-cell>
          <table:table-cell table:style-name="ce18" office:value-type="string">
            <text:p>Volume de la musique de fond</text:p>
          </table:table-cell>
          <table:table-cell table:style-name="ce8" office:value-type="string">
            <text:p>Volumen de la música de fondo</text:p>
          </table:table-cell>
          <table:table-cell table:style-name="ce27" office:value-type="string">
            <text:p>गीतों की तीव्रता </text:p>
          </table:table-cell>
          <table:table-cell table:number-columns-repeated="1017"/>
        </table:table-row>
        <table:table-row table:style-name="ro15">
          <table:table-cell table:style-name="ce1" office:value-type="string">
            <text:p>SETTINGS_DESC_ONLINE</text:p>
          </table:table-cell>
          <table:table-cell table:style-name="ce8" office:value-type="string">
            <text:p>When you play an online scored game your result is available in the global scoring table.</text:p>
          </table:table-cell>
          <table:table-cell table:style-name="ce8" office:value-type="string">
            <text:p>В случае игры с сетевым рейтингом ваш результат доступен в глобальном рейтинге.</text:p>
          </table:table-cell>
          <table:table-cell table:style-name="ce8" office:value-type="string">
            <text:p>Wenn Sie ein bewertetes Online-Spiel spielen, wird Ihr Highscore weltweit online einsehbar sein.</text:p>
          </table:table-cell>
          <table:table-cell table:style-name="ce18" office:value-type="string">
            <text:p>Lorsque vous jouez à un jeu avec score en ligne, votre résultat est disponible dans le tableau global des scores.</text:p>
          </table:table-cell>
          <table:table-cell table:style-name="ce8" office:value-type="string">
            <text:p>Cuando juegas una partida con las puntuaciones online, tu resultado de la partida estará en la tabla de puntuaciones global.</text:p>
          </table:table-cell>
          <table:table-cell table:style-name="ce27" office:value-type="string">
            <text:p>यदि आप एक ऑनलाइन रन बनाए खेल खेलने के अपने परिणाम वैश्विक स्कोरिंग तालिका में उपलब्ध है.</text:p>
          </table:table-cell>
          <table:table-cell table:number-columns-repeated="1017"/>
        </table:table-row>
        <table:table-row table:style-name="ro1">
          <table:table-cell table:style-name="ce1" office:value-type="string">
            <text:p>SETTINGS_DESC_ONLY_HORIZONTAL</text:p>
          </table:table-cell>
          <table:table-cell table:style-name="ce8" office:value-type="string">
            <text:p>Horizontal deflection only</text:p>
          </table:table-cell>
          <table:table-cell table:style-name="ce8" office:value-type="string">
            <text:p>Отклонение лишь по горизонтали</text:p>
          </table:table-cell>
          <table:table-cell table:style-name="ce8" office:value-type="string">
            <text:p>Nur horizontale Neigung</text:p>
          </table:table-cell>
          <table:table-cell table:style-name="ce18" office:value-type="string">
            <text:p>Déflection horizontale seulement</text:p>
          </table:table-cell>
          <table:table-cell table:style-name="ce8" office:value-type="string">
            <text:p>Movimiento horizontal sólo</text:p>
          </table:table-cell>
          <table:table-cell table:style-name="ce27" office:value-type="string">
            <text:p>केवल क्षैतिज झुकाव </text:p>
          </table:table-cell>
          <table:table-cell table:number-columns-repeated="1017"/>
        </table:table-row>
        <table:table-row table:style-name="ro16">
          <table:table-cell table:style-name="ce1" office:value-type="string">
            <text:p>SETTINGS_DESC_RES</text:p>
          </table:table-cell>
          <table:table-cell table:style-name="ce8" office:value-type="string">
            <text:p>Game window resolution. Contains several standard resolutions and current one on the last line if it differs from standard ones. Try to resize the window and you'll see it changing.</text:p>
          </table:table-cell>
          <table:table-cell table:style-name="ce8" office:value-type="string">
            <text:p>Разрешение окна игры. Содержит несколько стандартных разрешений и текущее на последней строке, если оно отличается от стандартных. Попробуйте изменить размер окна и увидите, как оно меняется.</text:p>
          </table:table-cell>
          <table:table-cell table:style-name="ce8" office:value-type="string">
            <text:p>Größe des Spielfensters. Enthält diverse Standardgrößen und die aktuelle Fenstergröße als letzte Linie (wenn es keine Standardgröße ist). Versuchen Sie, die Fenstergröße zu ändern und Sie werden die Änderung sehen.</text:p>
          </table:table-cell>
          <table:table-cell table:style-name="ce18" office:value-type="string">
            <text:p>Résolution de la fenêtre de jeu. Contient différentes résolutions standards et celle courante sur la dernière ligne si elle différère de celles standards. Essayez de redimensionner la fenêtre et vous la verrez changer.</text:p>
          </table:table-cell>
          <table:table-cell table:style-name="ce8" office:value-type="string">
            <text:p>Resolución de la ventana del juego. Contiene varias resoluciones estándar y una corriente en la última línea, si es distinto de los estándar. Trate de cambiar el tamaño de la ventana y vera que cambia.</text:p>
          </table:table-cell>
          <table:table-cell table:style-name="ce27" office:value-type="string">
            <text:p>खेल विंडो की रेसोल्यूशन | इसमें कई मान्य रेसोल्यूशन है और अगर अभी वाली रेसोलुतिओं मान्य नहीं है तो वेह आखरी पंक्ति में मौजूद है| विंडो का आकर बदलते ही आपको अंतर दिख जायेगा|</text:p>
          </table:table-cell>
          <table:table-cell table:number-columns-repeated="1017"/>
        </table:table-row>
        <table:table-row table:style-name="ro11">
          <table:table-cell table:style-name="ce1" office:value-type="string">
            <text:p>SETTINGS_DESC_RESTRICT_CAM_ROTATION</text:p>
          </table:table-cell>
          <table:table-cell table:style-name="ce8" office:value-type="string">
            <text:p>When restricted, camera is only allowed to move in a range that is most suitable for playing. However, if you want to look around, you can remove the restriction and rotate freely.</text:p>
          </table:table-cell>
          <table:table-cell table:style-name="ce8" office:value-type="string">
            <text:p>При ограничении камере дозволено двигаться лишь в пределах, наиболее удобных для игры. Тем не менее, если вы хотите осмотреться вокруг, можете убрать ограничение и вращать камеру свободно.</text:p>
          </table:table-cell>
          <table:table-cell table:style-name="ce8" office:value-type="string">
            <text:p>Wenn begrenzt, ist die Spielansicht auf einen Bereich begrenzt, der optimal für das Spielen ist. Wenn Sie sich umschauen wollen, können Sie diese Begrenzung herausnehmen und die Ansicht damit frei auswählen.</text:p>
          </table:table-cell>
          <table:table-cell table:style-name="ce18" office:value-type="string">
            <text:p>Quand elle est restreinte, la caméra est seulement autorisée à se déplacer dans une étendue qui est davantage conçue pour le jeu. Toutefois, si vous voulez voir autour, vous pouvez enlever la restriction et pivoter librement.</text:p>
          </table:table-cell>
          <table:table-cell table:style-name="ce24" office:value-type="string">
            <text:p>Cuando esta restringido, la cámara sólo puede moverse en un rango que es el más adecuado para la reproducción. Sin embargo, si usted quiere mirar a su alrededor, se puede quitar la restricción y girar libremente.</text:p>
          </table:table-cell>
          <table:table-cell table:style-name="ce27" office:value-type="string">
            <text:p>जब कैमरे पर रोक लगी हो तो वह केवल उतना ही हिलेगा जितने में खेल खेलने में आसानी हो |पर अगर आप चाहे तो यह रोक हटा सकते है |</text:p>
          </table:table-cell>
          <table:table-cell table:number-columns-repeated="1017"/>
        </table:table-row>
        <table:table-row table:style-name="ro4">
          <table:table-cell table:style-name="ce1" office:value-type="string">
            <text:p>SETTINGS_DESC_SCENE</text:p>
          </table:table-cell>
          <table:table-cell table:style-name="ce8" office:value-type="string">
            <text:p>Scene deifines the look of environment for tiles</text:p>
          </table:table-cell>
          <table:table-cell table:style-name="ce8" office:value-type="string">
            <text:p>Сцена определяет вид окружения для фишек</text:p>
          </table:table-cell>
          <table:table-cell table:style-name="ce8" office:value-type="string">
            <text:p>Szene definiert das Aussehen der Umgebung <text:s/>für die Spielsteine</text:p>
          </table:table-cell>
          <table:table-cell table:style-name="ce18" office:value-type="string">
            <text:p>La scène définit l'aspect de l'environnement pour les tuiles</text:p>
          </table:table-cell>
          <table:table-cell table:style-name="ce24" office:value-type="string">
            <text:p>Escena define el aspecto del entorno de las fichas</text:p>
          </table:table-cell>
          <table:table-cell table:style-name="ce27" office:value-type="string">
            <text:p>दृश्य टाइल्स के रूप को निर्धारित करता है |</text:p>
          </table:table-cell>
          <table:table-cell table:number-columns-repeated="1017"/>
        </table:table-row>
        <table:table-row table:style-name="ro4">
          <table:table-cell table:style-name="ce1" office:value-type="string">
            <text:p>SETTINGS_DESC_SHADERS</text:p>
          </table:table-cell>
          <table:table-cell table:style-name="ce8" office:value-type="string">
            <text:p>If enabled, objects will look more natural</text:p>
          </table:table-cell>
          <table:table-cell table:style-name="ce8" office:value-type="string">
            <text:p>Если включено, объекты будут выглядеть более правдоподобно</text:p>
          </table:table-cell>
          <table:table-cell table:style-name="ce8" office:value-type="string">
            <text:p>Wenn aktiviert, sehen die Objekte natürlicher aus.</text:p>
          </table:table-cell>
          <table:table-cell table:style-name="ce18" office:value-type="string">
            <text:p>Si activé, les objets paraîtront plus naturels</text:p>
          </table:table-cell>
          <table:table-cell table:style-name="ce24" office:value-type="string">
            <text:p>Si está activado, los objetos se vean más naturales</text:p>
          </table:table-cell>
          <table:table-cell table:style-name="ce27" office:value-type="string">
            <text:p>अगर इसे ऑन करा तो वस्तुए ज्यादा सहेज लगेंगी |</text:p>
          </table:table-cell>
          <table:table-cell table:number-columns-repeated="1017"/>
        </table:table-row>
        <table:table-row table:style-name="ro3">
          <table:table-cell table:style-name="ce1" office:value-type="string">
            <text:p>SETTINGS_DESC_SHADOWS</text:p>
          </table:table-cell>
          <table:table-cell table:style-name="ce8" office:value-type="string">
            <text:p>If enabled, objects cast shadows</text:p>
          </table:table-cell>
          <table:table-cell table:style-name="ce8" office:value-type="string">
            <text:p>Если включено, объекты отбрасывают тень</text:p>
          </table:table-cell>
          <table:table-cell table:style-name="ce8" office:value-type="string">
            <text:p>Wenn aktiviert, werfen die Objekte Schatten.</text:p>
          </table:table-cell>
          <table:table-cell table:style-name="ce18" office:value-type="string">
            <text:p>Si activé, les objets perdent leur ombre</text:p>
          </table:table-cell>
          <table:table-cell table:style-name="ce24" office:value-type="string">
            <text:p>Si se activa, los objetos pierden su sombra</text:p>
          </table:table-cell>
          <table:table-cell table:style-name="ce27" office:value-type="string">
            <text:p>अगर इसे ऑन करा तो वस्तुओ की परछाई दिखेगी |</text:p>
          </table:table-cell>
          <table:table-cell table:number-columns-repeated="1017"/>
        </table:table-row>
        <table:table-row table:style-name="ro3">
          <table:table-cell table:style-name="ce1" office:value-type="string">
            <text:p>SETTINGS_DESC_SOUND_FX_VOLUME</text:p>
          </table:table-cell>
          <table:table-cell table:style-name="ce8" office:value-type="string">
            <text:p>Sound effects' volume</text:p>
          </table:table-cell>
          <table:table-cell table:style-name="ce8" office:value-type="string">
            <text:p>Громкость звуковых эффектов</text:p>
          </table:table-cell>
          <table:table-cell table:style-name="ce8" office:value-type="string">
            <text:p>Soundeffekt-Lautstärke</text:p>
          </table:table-cell>
          <table:table-cell table:style-name="ce18" office:value-type="string">
            <text:p>Volume des effets sonores</text:p>
          </table:table-cell>
          <table:table-cell table:style-name="ce24" office:value-type="string">
            <text:p>Volumen de los efectos de sonido</text:p>
          </table:table-cell>
          <table:table-cell table:style-name="ce27" office:value-type="string">
            <text:p>ध्वनी की तीव्रता |</text:p>
          </table:table-cell>
          <table:table-cell table:number-columns-repeated="1017"/>
        </table:table-row>
        <table:table-row table:style-name="ro3">
          <table:table-cell table:style-name="ce1" office:value-type="string">
            <text:p>SETTINGS_DESC_TEXTURE_FILTERING</text:p>
          </table:table-cell>
          <table:table-cell table:style-name="ce8" office:value-type="string">
            <text:p>Defines smoothness of textures on objects</text:p>
          </table:table-cell>
          <table:table-cell table:style-name="ce8" office:value-type="string">
            <text:p>Определяет гладкость текстур на объектах</text:p>
          </table:table-cell>
          <table:table-cell table:style-name="ce8" office:value-type="string">
            <text:p>Definiert die Gleichmäßigkeit der Texturen auf Objekten</text:p>
          </table:table-cell>
          <table:table-cell table:style-name="ce18" office:value-type="string">
            <text:p>Définit la douceur des textures sur les objets</text:p>
          </table:table-cell>
          <table:table-cell table:style-name="ce24" office:value-type="string">
            <text:p>Ajusta la suavidad de las texturas en los objetos</text:p>
          </table:table-cell>
          <table:table-cell table:style-name="ce27" office:value-type="string">
            <text:p>यह वस्तुओ की बुनावट की चिकनाई निर्धारित करती है |</text:p>
          </table:table-cell>
          <table:table-cell table:number-columns-repeated="1017"/>
        </table:table-row>
        <table:table-row table:style-name="ro4">
          <table:table-cell table:style-name="ce1" office:value-type="string">
            <text:p>SETTINGS_DESC_THEME</text:p>
          </table:table-cell>
          <table:table-cell table:style-name="ce8" office:value-type="string">
            <text:p>Theme defines the look of tiles and victory/loss sounds/screens</text:p>
          </table:table-cell>
          <table:table-cell table:style-name="ce8" office:value-type="string">
            <text:p>Тема определяет вид фишек и звуки/экраны победы/поражения</text:p>
          </table:table-cell>
          <table:table-cell table:style-name="ce8" office:value-type="string">
            <text:p>Das Theme definiert das Aussehen der Spielsteine und der Sounds &amp; Grafiken bei Sieg/Niederlage.</text:p>
          </table:table-cell>
          <table:table-cell table:style-name="ce18" office:value-type="string">
            <text:p>Le thème définit l'aspect des tuiles ainsi que les sons/écrans en cas de victoire/défaite</text:p>
          </table:table-cell>
          <table:table-cell table:style-name="ce24" office:value-type="string">
            <text:p>Tema define el aspecto de las fichas y la victoria / pérdida sonidos / pantallas</text:p>
          </table:table-cell>
          <table:table-cell table:style-name="ce27" office:value-type="string">
            <text:p>मूल विषय टाइल्स की दिखावट और जीत/हार की धुनों को निर्धारित करता है |</text:p>
          </table:table-cell>
          <table:table-cell table:number-columns-repeated="1017"/>
        </table:table-row>
        <table:table-row table:style-name="ro1">
          <table:table-cell table:style-name="ce1" office:value-type="string">
            <text:p>SETTINGS_DESC_THEMES</text:p>
          </table:table-cell>
          <table:table-cell table:style-name="ce8" office:value-type="string">
            <text:p>Game look</text:p>
          </table:table-cell>
          <table:table-cell table:style-name="ce8" office:value-type="string">
            <text:p>Вид игры</text:p>
          </table:table-cell>
          <table:table-cell table:style-name="ce8" office:value-type="string">
            <text:p>Aussehen des Spiels</text:p>
          </table:table-cell>
          <table:table-cell table:style-name="ce18" office:value-type="string">
            <text:p>Aspect du jeu</text:p>
          </table:table-cell>
          <table:table-cell table:style-name="ce24" office:value-type="string">
            <text:p>Aspecto del juego</text:p>
          </table:table-cell>
          <table:table-cell table:style-name="ce27" office:value-type="string">
            <text:p>खेल की दिखावट</text:p>
          </table:table-cell>
          <table:table-cell table:number-columns-repeated="1017"/>
        </table:table-row>
        <table:table-row table:style-name="ro4">
          <table:table-cell table:style-name="ce1" office:value-type="string">
            <text:p>SETTINGS_DESC_TILE</text:p>
          </table:table-cell>
          <table:table-cell table:style-name="ce8" office:value-type="string">
            <text:p>The higher the quality, the better tiles look</text:p>
          </table:table-cell>
          <table:table-cell table:style-name="ce8" office:value-type="string">
            <text:p>Чем выше качество, тем лучше фишки выглядят</text:p>
          </table:table-cell>
          <table:table-cell table:style-name="ce8" office:value-type="string">
            <text:p>Je höher die Qualität, desto besser sehen die Spielsteine aus</text:p>
          </table:table-cell>
          <table:table-cell table:style-name="ce18" office:value-type="string">
            <text:p>Plus la qualité est haute, meilleur est l'aspect des tuiles</text:p>
          </table:table-cell>
          <table:table-cell table:style-name="ce24" office:value-type="string">
            <text:p>La mejor calidad, hace que se vean mejor las fichas</text:p>
          </table:table-cell>
          <table:table-cell table:style-name="ce27" office:value-type="string">
            <text:p>जितनी ज्यादा गुणवत्ता टाइल्स उतनी ही बेहतर दिखेंगी |</text:p>
          </table:table-cell>
          <table:table-cell table:number-columns-repeated="1017"/>
        </table:table-row>
        <table:table-row table:style-name="ro4">
          <table:table-cell table:style-name="ce1" office:value-type="string">
            <text:p>SETTINGS_DESC_UPDATE_CHECK</text:p>
          </table:table-cell>
          <table:table-cell table:style-name="ce8" office:value-type="string">
            <text:p>Check for updates happens at startup.</text:p>
          </table:table-cell>
          <table:table-cell table:style-name="ce8" office:value-type="string">
            <text:p>Проверка обновлений происходит при старте.</text:p>
          </table:table-cell>
          <table:table-cell table:style-name="ce8" office:value-type="string">
            <text:p>Updates werden beim Spielstart gesucht.</text:p>
          </table:table-cell>
          <table:table-cell table:style-name="ce18" office:value-type="string">
            <text:p>La vérification des mises à jour se produit au démarrage</text:p>
          </table:table-cell>
          <table:table-cell table:style-name="ce24" office:value-type="string">
            <text:p>La comprobación de actualizaciones se hace al comienzo</text:p>
          </table:table-cell>
          <table:table-cell table:style-name="ce27" office:value-type="string">
            <text:p>नवीनीकरण के लिए जाँच शुरू में ही होती है |</text:p>
          </table:table-cell>
          <table:table-cell table:number-columns-repeated="1017"/>
        </table:table-row>
        <table:table-row table:style-name="ro6">
          <table:table-cell table:style-name="ce1" office:value-type="string">
            <text:p>SETTINGS_DESC_VIDEO</text:p>
          </table:table-cell>
          <table:table-cell table:style-name="ce8" office:value-type="string">
            <text:p>Video quality.</text:p>
            <text:p><text:s/></text:p>
            <text:p>If video settings has been selected inappropriatly the first time you run the game, please, report correct settings to our [window='Settings/LinkForumVideoSettings']. Instructions are in the first post.</text:p>
          </table:table-cell>
          <table:table-cell table:style-name="ce8" office:value-type="string">
            <text:p>Качество видео.</text:p>
            <text:p><text:s/></text:p>
            <text:p>Если настройки видео были выбраны неверно во время первого запуска игры, пожалуйста, сообщите верные настройки на наш [window='Settings/LinkForumVideoSettings']. Инструкции в первом сообщении.</text:p>
          </table:table-cell>
          <table:table-cell table:style-name="ce8" office:value-type="string">
            <text:p>Videoqualität.</text:p>
            <text:p><text:s/></text:p>
            <text:p>Falls die Videoeinstellungen beim ersten Starten des Spiels falsch eingestellt wurden, berichten Sie die korrekten Einstellungen an [window='Settings/LinkForumVideoSettings']. Instruktionen dazu finden Sie im ersten Beitrag.</text:p>
          </table:table-cell>
          <table:table-cell table:style-name="ce18" office:value-type="string">
            <text:p>Qualité vidéo.</text:p>
            <text:p><text:s/></text:p>
            <text:p>Si les réglages vidéo n'ont pas été sélectionnés de façon appropriée la première fois que vous lancez le jeu, merci de soumettre les réglages corrects à notre <text:s/>[window='Settings/LinkForumVideoSettings']. Les instructions sont dans le premier sujet.</text:p>
          </table:table-cell>
          <table:table-cell table:style-name="ce24" office:value-type="string">
            <text:p>La calidad de video.</text:p>
            <text:p><text:s/></text:p>
            <text:p>Si la configuración de vídeo no fueron seleccionados adecuadamente la primera vez que inicie el juego, gracias por enviar la configuración correcta en nuestro [window='Settings/LinkForumVideoSettings']. Las instrucciones están en el primer post del foro .</text:p>
          </table:table-cell>
          <table:table-cell table:style-name="ce27" office:value-type="string">
            <text:p>चल चित्र की गुणवत्ता |</text:p>
            <text:p/>
            <text:p>अगर चल चित्र को गलत तरह से विन्यास कर दिया गया था तो कृपया सही विन्यास हमारे [window='Settings/LinkForumVideoSettings'].आदेश पहले पोस्ट में है |</text:p>
          </table:table-cell>
          <table:table-cell table:number-columns-repeated="1017"/>
        </table:table-row>
        <table:table-row table:style-name="ro4">
          <table:table-cell table:style-name="ce1" office:value-type="string">
            <text:p>SETTINGS_DESC_VSYNC</text:p>
          </table:table-cell>
          <table:table-cell table:style-name="ce8" office:value-type="string">
            <text:p>Enable this if you experience screen tearing</text:p>
          </table:table-cell>
          <table:table-cell table:style-name="ce8" office:value-type="string">
            <text:p>Включите это, если изображение на экране «рвётся»</text:p>
          </table:table-cell>
          <table:table-cell table:style-name="ce8" office:value-type="string">
            <text:p>Aktivieren Sie diese Einstellung, wenn Sie Tearing feststellen</text:p>
          </table:table-cell>
          <table:table-cell table:style-name="ce18" office:value-type="string">
            <text:p>Activer ceci si vous expérimentez une déchirure verticale de l'écran</text:p>
          </table:table-cell>
          <table:table-cell table:style-name="ce24" office:value-type="string">
            <text:p>Active esta opción si usted experimenta efectos de tearing en la pantalla</text:p>
          </table:table-cell>
          <table:table-cell table:style-name="ce27" office:value-type="string">
            <text:p>इससे ऑन करे अगर आपकी स्क्रीन फटती है |</text:p>
          </table:table-cell>
          <table:table-cell table:number-columns-repeated="1017"/>
        </table:table-row>
        <table:table-row table:style-name="ro3">
          <table:table-cell table:style-name="ce1" office:value-type="string">
            <text:p>SETTINGS_DIFFICULTY</text:p>
          </table:table-cell>
          <table:table-cell table:style-name="ce8" office:value-type="string">
            <text:p>Difficulty:</text:p>
          </table:table-cell>
          <table:table-cell table:style-name="ce8" office:value-type="string">
            <text:p>Сложность:</text:p>
          </table:table-cell>
          <table:table-cell table:style-name="ce8" office:value-type="string">
            <text:p>Schwierigkeit:</text:p>
          </table:table-cell>
          <table:table-cell table:style-name="ce18" office:value-type="string">
            <text:p>Difficulté :</text:p>
          </table:table-cell>
          <table:table-cell table:style-name="ce8" office:value-type="string">
            <text:p>Dificultad:</text:p>
          </table:table-cell>
          <table:table-cell table:style-name="ce27" office:value-type="string">
            <text:p>कठनाई :</text:p>
          </table:table-cell>
          <table:table-cell table:number-columns-repeated="1017"/>
        </table:table-row>
        <table:table-row table:style-name="ro1">
          <table:table-cell table:style-name="ce1" office:value-type="string">
            <text:p>SETTINGS_DYNCAM</text:p>
          </table:table-cell>
          <table:table-cell table:style-name="ce8" office:value-type="string">
            <text:p>Dynamic camera</text:p>
          </table:table-cell>
          <table:table-cell table:style-name="ce8" office:value-type="string">
            <text:p>Динамическая камера</text:p>
          </table:table-cell>
          <table:table-cell table:style-name="ce8" office:value-type="string">
            <text:p>Dynamische Kamera</text:p>
          </table:table-cell>
          <table:table-cell table:style-name="ce18" office:value-type="string">
            <text:p>Caméra dynamique</text:p>
          </table:table-cell>
          <table:table-cell table:style-name="ce8" office:value-type="string">
            <text:p>Cámara dinámica</text:p>
          </table:table-cell>
          <table:table-cell table:style-name="ce27" office:value-type="string">
            <text:p>गतिशील कैमरा</text:p>
          </table:table-cell>
          <table:table-cell table:number-columns-repeated="1017"/>
        </table:table-row>
        <table:table-row table:style-name="ro3">
          <table:table-cell table:style-name="ce1" office:value-type="string">
            <text:p>SETTINGS_DYNCAM_DEFLECTION</text:p>
          </table:table-cell>
          <table:table-cell table:style-name="ce8" office:value-type="string">
            <text:p>Deflection of dynamic camera:</text:p>
          </table:table-cell>
          <table:table-cell table:style-name="ce8" office:value-type="string">
            <text:p>Отклонение динамической камеры:</text:p>
          </table:table-cell>
          <table:table-cell table:style-name="ce8" office:value-type="string">
            <text:p>Ablenkung der dynamischen Kamera:</text:p>
          </table:table-cell>
          <table:table-cell table:style-name="ce18" office:value-type="string">
            <text:p>Déflection de la caméra dynamique :</text:p>
          </table:table-cell>
          <table:table-cell table:style-name="ce8" office:value-type="string">
            <text:p>Movimiento de la cámara dinámica:</text:p>
          </table:table-cell>
          <table:table-cell table:style-name="ce27" office:value-type="string">
            <text:p>गतिशील कैमरा का झुकाव :</text:p>
          </table:table-cell>
          <table:table-cell table:number-columns-repeated="1017"/>
        </table:table-row>
        <table:table-row table:style-name="ro1">
          <table:table-cell table:style-name="ce1" office:value-type="string">
            <text:p>SETTINGS_FORUM</text:p>
          </table:table-cell>
          <table:table-cell table:style-name="ce8" office:value-type="string">
            <text:p>forum</text:p>
          </table:table-cell>
          <table:table-cell table:style-name="ce8" office:value-type="string">
            <text:p>форум</text:p>
          </table:table-cell>
          <table:table-cell table:style-name="ce8" office:value-type="string">
            <text:p>Forum</text:p>
          </table:table-cell>
          <table:table-cell table:style-name="ce18" office:value-type="string">
            <text:p>forum</text:p>
          </table:table-cell>
          <table:table-cell table:style-name="ce8" office:value-type="string">
            <text:p>foro</text:p>
          </table:table-cell>
          <table:table-cell table:style-name="ce27" office:value-type="string">
            <text:p>गोष्ठी</text:p>
          </table:table-cell>
          <table:table-cell table:number-columns-repeated="1017"/>
        </table:table-row>
        <table:table-row table:style-name="ro1">
          <table:table-cell table:style-name="ce1" office:value-type="string">
            <text:p>SETTINGS_FULLSCREEN</text:p>
          </table:table-cell>
          <table:table-cell table:style-name="ce8" office:value-type="string">
            <text:p>Full screen</text:p>
          </table:table-cell>
          <table:table-cell table:style-name="ce8" office:value-type="string">
            <text:p>На весь экран</text:p>
          </table:table-cell>
          <table:table-cell table:style-name="ce8" office:value-type="string">
            <text:p>Vollbild</text:p>
          </table:table-cell>
          <table:table-cell table:style-name="ce18" office:value-type="string">
            <text:p>Plein écran</text:p>
          </table:table-cell>
          <table:table-cell table:style-name="ce8" office:value-type="string">
            <text:p>Pantalla completa</text:p>
          </table:table-cell>
          <table:table-cell table:style-name="ce27" office:value-type="string">
            <text:p>पूरी स्क्रीन</text:p>
          </table:table-cell>
          <table:table-cell table:number-columns-repeated="1017"/>
        </table:table-row>
        <table:table-row table:style-name="ro1">
          <table:table-cell table:style-name="ce1" office:value-type="string">
            <text:p>SETTINGS_GAME</text:p>
          </table:table-cell>
          <table:table-cell table:style-name="ce8" office:value-type="string">
            <text:p>Game</text:p>
          </table:table-cell>
          <table:table-cell table:style-name="ce8" office:value-type="string">
            <text:p>Игра</text:p>
          </table:table-cell>
          <table:table-cell table:style-name="ce8" office:value-type="string">
            <text:p>Spiel</text:p>
          </table:table-cell>
          <table:table-cell table:style-name="ce18" office:value-type="string">
            <text:p>Jeu</text:p>
          </table:table-cell>
          <table:table-cell table:style-name="ce8" office:value-type="string">
            <text:p>Juego</text:p>
          </table:table-cell>
          <table:table-cell table:style-name="ce27" office:value-type="string">
            <text:p>खेल </text:p>
          </table:table-cell>
          <table:table-cell table:number-columns-repeated="1017"/>
        </table:table-row>
        <table:table-row table:style-name="ro3">
          <table:table-cell table:style-name="ce1" office:value-type="string">
            <text:p>SETTINGS_GENERAL_VOLUME</text:p>
          </table:table-cell>
          <table:table-cell table:style-name="ce8" office:value-type="string">
            <text:p>General volume:</text:p>
          </table:table-cell>
          <table:table-cell table:style-name="ce8" office:value-type="string">
            <text:p>Общая громкость:</text:p>
          </table:table-cell>
          <table:table-cell table:style-name="ce8" office:value-type="string">
            <text:p>Allgemeine Lautstärke:</text:p>
          </table:table-cell>
          <table:table-cell table:style-name="ce18" office:value-type="string">
            <text:p>Volume général :</text:p>
          </table:table-cell>
          <table:table-cell table:style-name="ce8" office:value-type="string">
            <text:p>Volumen general:</text:p>
          </table:table-cell>
          <table:table-cell table:style-name="ce27" office:value-type="string">
            <text:p>सामान्य आवाज़ की तीव्रता :</text:p>
          </table:table-cell>
          <table:table-cell table:number-columns-repeated="1017"/>
        </table:table-row>
        <table:table-row table:style-name="ro3">
          <table:table-cell table:style-name="ce1" office:value-type="string">
            <text:p>SETTINGS_GFX_QUALITY</text:p>
          </table:table-cell>
          <table:table-cell table:style-name="ce8" office:value-type="string">
            <text:p>Graphics quality:</text:p>
          </table:table-cell>
          <table:table-cell table:style-name="ce8" office:value-type="string">
            <text:p>Качество графики:</text:p>
          </table:table-cell>
          <table:table-cell table:style-name="ce8" office:value-type="string">
            <text:p>Grafikqualität:</text:p>
          </table:table-cell>
          <table:table-cell table:style-name="ce18" office:value-type="string">
            <text:p>Qualité graphique :</text:p>
          </table:table-cell>
          <table:table-cell table:style-name="ce8" office:value-type="string">
            <text:p>Calidad de los gráficos:</text:p>
          </table:table-cell>
          <table:table-cell table:style-name="ce27" office:value-type="string">
            <text:p>चित्रमुद्रण की गुणवत्ता :</text:p>
          </table:table-cell>
          <table:table-cell table:number-columns-repeated="1017"/>
        </table:table-row>
        <table:table-row table:style-name="ro1">
          <table:table-cell table:style-name="ce1" office:value-type="string">
            <text:p>SETTINGS_HIGHLIGHT_LAYERS</text:p>
          </table:table-cell>
          <table:table-cell table:style-name="ce8" office:value-type="string">
            <text:p>Highlight layers</text:p>
          </table:table-cell>
          <table:table-cell table:style-name="ce8" office:value-type="string">
            <text:p>Подсвечивать слои</text:p>
          </table:table-cell>
          <table:table-cell table:style-name="ce8" office:value-type="string">
            <text:p>Ebenen hervorheben</text:p>
          </table:table-cell>
          <table:table-cell table:style-name="ce18" office:value-type="string">
            <text:p>Surligner les couches</text:p>
          </table:table-cell>
          <table:table-cell table:style-name="ce8" office:value-type="string">
            <text:p>Destacar las capas</text:p>
          </table:table-cell>
          <table:table-cell table:style-name="ce27" office:value-type="string">
            <text:p>पट्टियों को चिह्नांकित करे </text:p>
          </table:table-cell>
          <table:table-cell table:number-columns-repeated="1017"/>
        </table:table-row>
        <table:table-row table:style-name="ro3">
          <table:table-cell table:style-name="ce1" office:value-type="string">
            <text:p>SETTINGS_LANGUAGE</text:p>
          </table:table-cell>
          <table:table-cell table:style-name="ce8" office:value-type="string">
            <text:p>Language:</text:p>
          </table:table-cell>
          <table:table-cell table:style-name="ce8" office:value-type="string">
            <text:p>Язык:</text:p>
          </table:table-cell>
          <table:table-cell table:style-name="ce8" office:value-type="string">
            <text:p>Sprache:</text:p>
          </table:table-cell>
          <table:table-cell table:style-name="ce18" office:value-type="string">
            <text:p>Langage :</text:p>
          </table:table-cell>
          <table:table-cell table:style-name="ce8" office:value-type="string">
            <text:p>Idioma:</text:p>
          </table:table-cell>
          <table:table-cell table:style-name="ce27" office:value-type="string">
            <text:p>भाषा :</text:p>
          </table:table-cell>
          <table:table-cell table:number-columns-repeated="1017"/>
        </table:table-row>
        <table:table-row table:style-name="ro4">
          <table:table-cell table:style-name="ce1" office:value-type="string">
            <text:p>SETTINGS_LINK_FORUM_VIDEO_SETTINGS</text:p>
          </table:table-cell>
          <table:table-cell table:style-name="ce8" office:value-type="string">
            <text:p>http://opengamestudio.org/topic/video-settings-autodetection</text:p>
          </table:table-cell>
          <table:table-cell table:style-name="ce8" office:value-type="string">
            <text:p>http://opengamestudio.org/topic/video-settings-autodetection</text:p>
          </table:table-cell>
          <table:table-cell table:style-name="ce8" office:value-type="string">
            <text:p>http://opengamestudio.org/topic/video-settings-autodetection</text:p>
          </table:table-cell>
          <table:table-cell table:style-name="ce18" office:value-type="string">
            <text:p>http://opengamestudio.org/topic/video-settings-autodetection</text:p>
          </table:table-cell>
          <table:table-cell table:style-name="ce8" office:value-type="string">
            <text:p>http://opengamestudio.org/topic/video-settings-autodetection</text:p>
          </table:table-cell>
          <table:table-cell table:style-name="ce27" office:value-type="string">
            <text:p><text:a xlink:href="http://opengamestudio.org/topic/video-settings-autodetection" xlink:type="simple">http://opengamestudio.org/topic/video-settings-autodetection</text:a></text:p>
          </table:table-cell>
          <table:table-cell table:number-columns-repeated="1017"/>
        </table:table-row>
        <table:table-row table:style-name="ro3">
          <table:table-cell table:style-name="ce1" office:value-type="string">
            <text:p>SETTINGS_MOUSE_SENSITIVITY</text:p>
          </table:table-cell>
          <table:table-cell table:style-name="ce8" office:value-type="string">
            <text:p>Mouse sensitivity:</text:p>
          </table:table-cell>
          <table:table-cell table:style-name="ce8" office:value-type="string">
            <text:p>Чувствительность мыши:</text:p>
          </table:table-cell>
          <table:table-cell table:style-name="ce8" office:value-type="string">
            <text:p>Maus-Empfindlichkeit:</text:p>
          </table:table-cell>
          <table:table-cell table:style-name="ce18" office:value-type="string">
            <text:p>Sensibilité de la souris :</text:p>
          </table:table-cell>
          <table:table-cell table:style-name="ce8" office:value-type="string">
            <text:p>Sensibilidad del ratón:</text:p>
          </table:table-cell>
          <table:table-cell table:style-name="ce27" office:value-type="string">
            <text:p>माउस की संवेदनशीलता :</text:p>
          </table:table-cell>
          <table:table-cell table:number-columns-repeated="1017"/>
        </table:table-row>
        <table:table-row table:style-name="ro3">
          <table:table-cell table:style-name="ce1" office:value-type="string">
            <text:p>SETTINGS_MUSIC_PACKS</text:p>
          </table:table-cell>
          <table:table-cell table:style-name="ce8" office:value-type="string">
            <text:p>Music packs:</text:p>
          </table:table-cell>
          <table:table-cell table:style-name="ce8" office:value-type="string">
            <text:p>Музыкальные группы:</text:p>
          </table:table-cell>
          <table:table-cell table:style-name="ce8" office:value-type="string">
            <text:p>Musik-Pakete:</text:p>
          </table:table-cell>
          <table:table-cell table:style-name="ce18" office:value-type="string">
            <text:p>Packs de musique :</text:p>
          </table:table-cell>
          <table:table-cell table:style-name="ce8" office:value-type="string">
            <text:p>Paquetes de música:</text:p>
          </table:table-cell>
          <table:table-cell table:style-name="ce27" office:value-type="string">
            <text:p>गीत माला :</text:p>
          </table:table-cell>
          <table:table-cell table:number-columns-repeated="1017"/>
        </table:table-row>
        <table:table-row table:style-name="ro3">
          <table:table-cell table:style-name="ce1" office:value-type="string">
            <text:p>SETTINGS_MUSIC_VOLUME</text:p>
          </table:table-cell>
          <table:table-cell table:style-name="ce8" office:value-type="string">
            <text:p>Music volume:</text:p>
          </table:table-cell>
          <table:table-cell table:style-name="ce8" office:value-type="string">
            <text:p>Громкость музыки:</text:p>
          </table:table-cell>
          <table:table-cell table:style-name="ce8" office:value-type="string">
            <text:p>Musik-Lautstärke:</text:p>
          </table:table-cell>
          <table:table-cell table:style-name="ce18" office:value-type="string">
            <text:p>Volume de la musique :</text:p>
          </table:table-cell>
          <table:table-cell table:style-name="ce8" office:value-type="string">
            <text:p>Volumen de la música:</text:p>
          </table:table-cell>
          <table:table-cell table:style-name="ce27" office:value-type="string">
            <text:p>गीतों की तीव्रता :</text:p>
          </table:table-cell>
          <table:table-cell table:number-columns-repeated="1017"/>
        </table:table-row>
        <table:table-row table:style-name="ro1">
          <table:table-cell table:style-name="ce1" office:value-type="string">
            <text:p>SETTINGS_ONLINE_LOGIN</text:p>
          </table:table-cell>
          <table:table-cell table:style-name="ce8" office:value-type="string">
            <text:p>Login:</text:p>
          </table:table-cell>
          <table:table-cell table:style-name="ce8" office:value-type="string">
            <text:p>Логин:</text:p>
          </table:table-cell>
          <table:table-cell table:style-name="ce10" office:value-type="string">
            <text:p>Login:</text:p>
          </table:table-cell>
          <table:table-cell table:style-name="ce18" office:value-type="string">
            <text:p>Utilisateur :</text:p>
          </table:table-cell>
          <table:table-cell table:style-name="ce8" office:value-type="string">
            <text:p>Usuario:</text:p>
          </table:table-cell>
          <table:table-cell table:style-name="ce27" office:value-type="string">
            <text:p>लॉगिन :</text:p>
          </table:table-cell>
          <table:table-cell table:number-columns-repeated="1017"/>
        </table:table-row>
        <table:table-row table:style-name="ro1">
          <table:table-cell table:style-name="ce1" office:value-type="string">
            <text:p>SETTINGS_ONLINE_PASSWORD</text:p>
          </table:table-cell>
          <table:table-cell table:style-name="ce8" office:value-type="string">
            <text:p>Password:</text:p>
          </table:table-cell>
          <table:table-cell table:style-name="ce8" office:value-type="string">
            <text:p>Пароль:</text:p>
          </table:table-cell>
          <table:table-cell table:style-name="ce8" office:value-type="string">
            <text:p>Passwort:</text:p>
          </table:table-cell>
          <table:table-cell table:style-name="ce18" office:value-type="string">
            <text:p>Mot de passe :</text:p>
          </table:table-cell>
          <table:table-cell table:style-name="ce8" office:value-type="string">
            <text:p>Contraseña:</text:p>
          </table:table-cell>
          <table:table-cell table:style-name="ce27" office:value-type="string">
            <text:p>पासवर्ड :</text:p>
          </table:table-cell>
          <table:table-cell table:number-columns-repeated="1017"/>
        </table:table-row>
        <table:table-row table:style-name="ro1">
          <table:table-cell table:style-name="ce1" office:value-type="string">
            <text:p>SETTINGS_ONLY_HORIZONTAL</text:p>
          </table:table-cell>
          <table:table-cell table:style-name="ce8" office:value-type="string">
            <text:p>Only horizontal</text:p>
          </table:table-cell>
          <table:table-cell table:style-name="ce8" office:value-type="string">
            <text:p>Только по горизонтали</text:p>
          </table:table-cell>
          <table:table-cell table:style-name="ce8" office:value-type="string">
            <text:p>Nur waagerecht</text:p>
          </table:table-cell>
          <table:table-cell table:style-name="ce18" office:value-type="string">
            <text:p>Horizontal seul</text:p>
          </table:table-cell>
          <table:table-cell table:style-name="ce8" office:value-type="string">
            <text:p>Solo horizontal</text:p>
          </table:table-cell>
          <table:table-cell table:style-name="ce27" office:value-type="string">
            <text:p>केवल क्षैतिज </text:p>
          </table:table-cell>
          <table:table-cell table:number-columns-repeated="1017"/>
        </table:table-row>
        <table:table-row table:style-name="ro1">
          <table:table-cell table:style-name="ce1" office:value-type="string">
            <text:p>SETTINGS_OPEN_SETTINGS_DIR</text:p>
          </table:table-cell>
          <table:table-cell table:style-name="ce8" office:value-type="string">
            <text:p>Open settings directory</text:p>
          </table:table-cell>
          <table:table-cell table:style-name="ce8" office:value-type="string">
            <text:p>Открыть директорию настроек</text:p>
          </table:table-cell>
          <table:table-cell table:style-name="ce8" office:value-type="string">
            <text:p>Einstellungsordner öffnen</text:p>
          </table:table-cell>
          <table:table-cell table:style-name="ce18" office:value-type="string">
            <text:p>Ouvrir le dossier des paramètres</text:p>
          </table:table-cell>
          <table:table-cell table:style-name="ce8" office:value-type="string">
            <text:p>Abrir el directorio de configuraciones</text:p>
          </table:table-cell>
          <table:table-cell table:style-name="ce27" office:value-type="string">
            <text:p>ओपन सेटिंग्स निर्देशिका</text:p>
          </table:table-cell>
          <table:table-cell table:number-columns-repeated="1017"/>
        </table:table-row>
        <table:table-row table:style-name="ro3">
          <table:table-cell table:style-name="ce1" office:value-type="string">
            <text:p>SETTINGS_RES</text:p>
          </table:table-cell>
          <table:table-cell table:style-name="ce8" office:value-type="string">
            <text:p>Resolution:</text:p>
          </table:table-cell>
          <table:table-cell table:style-name="ce8" office:value-type="string">
            <text:p>Разрешение:</text:p>
          </table:table-cell>
          <table:table-cell table:style-name="ce8" office:value-type="string">
            <text:p>Auflösung:</text:p>
          </table:table-cell>
          <table:table-cell table:style-name="ce18" office:value-type="string">
            <text:p>Résolution :</text:p>
          </table:table-cell>
          <table:table-cell table:style-name="ce8" office:value-type="string">
            <text:p>Resolución:</text:p>
          </table:table-cell>
          <table:table-cell table:style-name="ce27" office:value-type="string">
            <text:p>रेसोल्यूशन :</text:p>
          </table:table-cell>
          <table:table-cell table:number-columns-repeated="1017"/>
        </table:table-row>
        <table:table-row table:style-name="ro1">
          <table:table-cell table:style-name="ce1" office:value-type="string">
            <text:p>SETTINGS_RESTRICT_CAM_ROTATION</text:p>
          </table:table-cell>
          <table:table-cell table:style-name="ce8" office:value-type="string">
            <text:p>Restrict camera rotation</text:p>
          </table:table-cell>
          <table:table-cell table:style-name="ce8" office:value-type="string">
            <text:p>Ограничивать вращение камеры</text:p>
          </table:table-cell>
          <table:table-cell table:style-name="ce8" office:value-type="string">
            <text:p>Kameradrehung einschränken</text:p>
          </table:table-cell>
          <table:table-cell table:style-name="ce18" office:value-type="string">
            <text:p>Restreindre la rotation de la caméra</text:p>
          </table:table-cell>
          <table:table-cell table:style-name="ce8" office:value-type="string">
            <text:p>Restringir rotación de la cámara</text:p>
          </table:table-cell>
          <table:table-cell table:style-name="ce27" office:value-type="string">
            <text:p>कैमरे के घुमाव को बाधित करे <text:s/></text:p>
          </table:table-cell>
          <table:table-cell table:number-columns-repeated="1017"/>
        </table:table-row>
        <table:table-row table:style-name="ro3">
          <table:table-cell table:style-name="ce1" office:value-type="string">
            <text:p>SETTINGS_SCENE</text:p>
          </table:table-cell>
          <table:table-cell table:style-name="ce8" office:value-type="string">
            <text:p>Scene:</text:p>
          </table:table-cell>
          <table:table-cell table:style-name="ce8" office:value-type="string">
            <text:p>Сцена:</text:p>
          </table:table-cell>
          <table:table-cell table:style-name="ce8" office:value-type="string">
            <text:p>Szene</text:p>
          </table:table-cell>
          <table:table-cell table:style-name="ce18" office:value-type="string">
            <text:p>Scène :</text:p>
          </table:table-cell>
          <table:table-cell table:style-name="ce8" office:value-type="string">
            <text:p>Escena:</text:p>
          </table:table-cell>
          <table:table-cell table:style-name="ce27" office:value-type="string">
            <text:p>दृश्य :</text:p>
          </table:table-cell>
          <table:table-cell table:number-columns-repeated="1017"/>
        </table:table-row>
        <table:table-row table:style-name="ro1">
          <table:table-cell table:style-name="ce1" office:value-type="string">
            <text:p>SETTINGS_SHADERS</text:p>
          </table:table-cell>
          <table:table-cell table:style-name="ce8" office:value-type="string">
            <text:p>Shaders</text:p>
          </table:table-cell>
          <table:table-cell table:style-name="ce8" office:value-type="string">
            <text:p>Шейдеры</text:p>
          </table:table-cell>
          <table:table-cell table:style-name="ce8" office:value-type="string">
            <text:p>Shader</text:p>
          </table:table-cell>
          <table:table-cell table:style-name="ce18" office:value-type="string">
            <text:p>Shaders</text:p>
          </table:table-cell>
          <table:table-cell table:style-name="ce8" office:value-type="string">
            <text:p>Shaders</text:p>
          </table:table-cell>
          <table:table-cell table:style-name="ce27" office:value-type="string">
            <text:p>शादेर्स </text:p>
          </table:table-cell>
          <table:table-cell table:number-columns-repeated="1017"/>
        </table:table-row>
        <table:table-row table:style-name="ro1">
          <table:table-cell table:style-name="ce1" office:value-type="string">
            <text:p>SETTINGS_SHADOWS</text:p>
          </table:table-cell>
          <table:table-cell table:style-name="ce8" office:value-type="string">
            <text:p>Shadows</text:p>
          </table:table-cell>
          <table:table-cell table:style-name="ce8" office:value-type="string">
            <text:p>Тени</text:p>
          </table:table-cell>
          <table:table-cell table:style-name="ce8" office:value-type="string">
            <text:p>Schatten</text:p>
          </table:table-cell>
          <table:table-cell table:style-name="ce18" office:value-type="string">
            <text:p>Ombres</text:p>
          </table:table-cell>
          <table:table-cell table:style-name="ce8" office:value-type="string">
            <text:p>Sombras</text:p>
          </table:table-cell>
          <table:table-cell table:style-name="ce27" office:value-type="string">
            <text:p>परछाई</text:p>
          </table:table-cell>
          <table:table-cell table:number-columns-repeated="1017"/>
        </table:table-row>
        <table:table-row table:style-name="ro1">
          <table:table-cell table:style-name="ce1" office:value-type="string">
            <text:p>SETTINGS_SOUND_FX_VOLUME</text:p>
          </table:table-cell>
          <table:table-cell table:style-name="ce8" office:value-type="string">
            <text:p>Sound effects' volume:</text:p>
          </table:table-cell>
          <table:table-cell table:style-name="ce8" office:value-type="string">
            <text:p>Громкость звуковых эффектов:</text:p>
          </table:table-cell>
          <table:table-cell table:style-name="ce8" office:value-type="string">
            <text:p>Soundeffekt-Lautstärke:</text:p>
          </table:table-cell>
          <table:table-cell table:style-name="ce18" office:value-type="string">
            <text:p>Volume des effects sonores :</text:p>
          </table:table-cell>
          <table:table-cell table:style-name="ce8" office:value-type="string">
            <text:p>Volumen de los efectos de sonido:</text:p>
          </table:table-cell>
          <table:table-cell table:style-name="ce27" office:value-type="string">
            <text:p>ध्वनी की तीव्रता</text:p>
          </table:table-cell>
          <table:table-cell table:number-columns-repeated="1017"/>
        </table:table-row>
        <table:table-row table:style-name="ro1">
          <table:table-cell table:style-name="ce1" office:value-type="string">
            <text:p>SETTINGS_TEXTURE_FILTERING</text:p>
          </table:table-cell>
          <table:table-cell table:style-name="ce8" office:value-type="string">
            <text:p>Texture filtering:</text:p>
          </table:table-cell>
          <table:table-cell table:style-name="ce8" office:value-type="string">
            <text:p>Фильтрация текстур:</text:p>
          </table:table-cell>
          <table:table-cell table:style-name="ce8" office:value-type="string">
            <text:p>Texturfilterung:</text:p>
          </table:table-cell>
          <table:table-cell table:style-name="ce18" office:value-type="string">
            <text:p>Filtrage de texture :</text:p>
          </table:table-cell>
          <table:table-cell table:style-name="ce8" office:value-type="string">
            <text:p>Filtrado de textura:</text:p>
          </table:table-cell>
          <table:table-cell table:style-name="ce27" office:value-type="string">
            <text:p>बुनावट की फ़िल्टरिंग</text:p>
          </table:table-cell>
          <table:table-cell table:number-columns-repeated="1017"/>
        </table:table-row>
        <table:table-row table:style-name="ro3">
          <table:table-cell table:style-name="ce1" office:value-type="string">
            <text:p>SETTINGS_THEME</text:p>
          </table:table-cell>
          <table:table-cell table:style-name="ce8" office:value-type="string">
            <text:p>Theme:</text:p>
          </table:table-cell>
          <table:table-cell table:style-name="ce8" office:value-type="string">
            <text:p>Тема:</text:p>
          </table:table-cell>
          <table:table-cell table:style-name="ce8" office:value-type="string">
            <text:p>Thema:</text:p>
          </table:table-cell>
          <table:table-cell table:style-name="ce18" office:value-type="string">
            <text:p>Thème :</text:p>
          </table:table-cell>
          <table:table-cell table:style-name="ce8" office:value-type="string">
            <text:p>Tema:</text:p>
          </table:table-cell>
          <table:table-cell table:style-name="ce27" office:value-type="string">
            <text:p>मूल वास्तु:</text:p>
          </table:table-cell>
          <table:table-cell table:number-columns-repeated="1017"/>
        </table:table-row>
        <table:table-row table:style-name="ro1">
          <table:table-cell table:style-name="ce1" office:value-type="string">
            <text:p>SETTINGS_THEMES</text:p>
          </table:table-cell>
          <table:table-cell table:style-name="ce8" office:value-type="string">
            <text:p>Themes</text:p>
          </table:table-cell>
          <table:table-cell table:style-name="ce8" office:value-type="string">
            <text:p>Темы</text:p>
          </table:table-cell>
          <table:table-cell table:style-name="ce8" office:value-type="string">
            <text:p>Theme</text:p>
          </table:table-cell>
          <table:table-cell table:style-name="ce18" office:value-type="string">
            <text:p>Thèmes</text:p>
          </table:table-cell>
          <table:table-cell table:style-name="ce8" office:value-type="string">
            <text:p>Temas</text:p>
          </table:table-cell>
          <table:table-cell table:style-name="ce27" office:value-type="string">
            <text:p>मूल वस्तुए</text:p>
          </table:table-cell>
          <table:table-cell table:number-columns-repeated="1017"/>
        </table:table-row>
        <table:table-row table:style-name="ro3">
          <table:table-cell table:style-name="ce1" office:value-type="string">
            <text:p>SETTINGS_TILE</text:p>
          </table:table-cell>
          <table:table-cell table:style-name="ce8" office:value-type="string">
            <text:p>Tile detalization:</text:p>
          </table:table-cell>
          <table:table-cell table:style-name="ce8" office:value-type="string">
            <text:p>Детализация фишки:</text:p>
          </table:table-cell>
          <table:table-cell table:style-name="ce8" office:value-type="string">
            <text:p>Details der Spielsteine:</text:p>
          </table:table-cell>
          <table:table-cell table:style-name="ce18" office:value-type="string">
            <text:p>Niveau de détail de la tuile :</text:p>
          </table:table-cell>
          <table:table-cell table:style-name="ce8" office:value-type="string">
            <text:p>Nivel de detalle de las fichas:</text:p>
          </table:table-cell>
          <table:table-cell table:style-name="ce27" office:value-type="string">
            <text:p>टाइल की डिटेल की जानकारी :</text:p>
          </table:table-cell>
          <table:table-cell table:number-columns-repeated="1017"/>
        </table:table-row>
        <table:table-row table:style-name="ro3">
          <table:table-cell table:style-name="ce1" office:value-type="string">
            <text:p>SETTINGS_UPDATE_CHECK</text:p>
          </table:table-cell>
          <table:table-cell table:style-name="ce8" office:value-type="string">
            <text:p>Check for updates</text:p>
          </table:table-cell>
          <table:table-cell table:style-name="ce8" office:value-type="string">
            <text:p>Проверять обновления</text:p>
          </table:table-cell>
          <table:table-cell table:style-name="ce8" office:value-type="string">
            <text:p>Nach Updates suchen</text:p>
          </table:table-cell>
          <table:table-cell table:style-name="ce18" office:value-type="string">
            <text:p>Vérifier les mises à jour</text:p>
          </table:table-cell>
          <table:table-cell table:style-name="ce8" office:value-type="string">
            <text:p>Comprobando actualizaciones</text:p>
          </table:table-cell>
          <table:table-cell table:style-name="ce27" office:value-type="string">
            <text:p>नवीनीकरण के लिए जाँच |</text:p>
          </table:table-cell>
          <table:table-cell table:number-columns-repeated="1017"/>
        </table:table-row>
        <table:table-row table:style-name="ro1">
          <table:table-cell table:style-name="ce1" office:value-type="string">
            <text:p>SETTINGS_VIDEO</text:p>
          </table:table-cell>
          <table:table-cell table:style-name="ce8" office:value-type="string">
            <text:p>Video</text:p>
          </table:table-cell>
          <table:table-cell table:style-name="ce8" office:value-type="string">
            <text:p>Видео</text:p>
          </table:table-cell>
          <table:table-cell table:style-name="ce8" office:value-type="string">
            <text:p>Video</text:p>
          </table:table-cell>
          <table:table-cell table:style-name="ce18" office:value-type="string">
            <text:p>Vidéo</text:p>
          </table:table-cell>
          <table:table-cell table:style-name="ce8" office:value-type="string">
            <text:p>Vídeo</text:p>
          </table:table-cell>
          <table:table-cell table:style-name="ce27" office:value-type="string">
            <text:p>चल चित्र</text:p>
          </table:table-cell>
          <table:table-cell table:number-columns-repeated="1017"/>
        </table:table-row>
        <table:table-row table:style-name="ro1">
          <table:table-cell table:style-name="ce1" office:value-type="string">
            <text:p>SETTINGS_VSYNC</text:p>
          </table:table-cell>
          <table:table-cell table:style-name="ce8" office:value-type="string">
            <text:p>VSync</text:p>
          </table:table-cell>
          <table:table-cell table:style-name="ce8" office:value-type="string">
            <text:p>Верт. синхронизация</text:p>
          </table:table-cell>
          <table:table-cell table:style-name="ce8" office:value-type="string">
            <text:p>Vsync</text:p>
          </table:table-cell>
          <table:table-cell table:style-name="ce18" office:value-type="string">
            <text:p>VSync</text:p>
          </table:table-cell>
          <table:table-cell table:style-name="ce8" office:value-type="string">
            <text:p>VSync</text:p>
          </table:table-cell>
          <table:table-cell table:style-name="ce27" office:value-type="string">
            <text:p>Vsync</text:p>
          </table:table-cell>
          <table:table-cell table:number-columns-repeated="1017"/>
        </table:table-row>
        <table:table-row table:style-name="ro3">
          <table:table-cell table:style-name="ce1" office:value-type="string">
            <text:p>STATISTICS_DIFFICULTY</text:p>
          </table:table-cell>
          <table:table-cell table:style-name="ce8" office:value-type="string">
            <text:p>Difficulty</text:p>
          </table:table-cell>
          <table:table-cell table:style-name="ce8" office:value-type="string">
            <text:p>Сложность</text:p>
          </table:table-cell>
          <table:table-cell table:style-name="ce8" office:value-type="string">
            <text:p>Schwierigkeit</text:p>
          </table:table-cell>
          <table:table-cell table:style-name="ce18" office:value-type="string">
            <text:p>Difficulté</text:p>
          </table:table-cell>
          <table:table-cell table:style-name="ce8" office:value-type="string">
            <text:p>Dificultad</text:p>
          </table:table-cell>
          <table:table-cell table:style-name="ce27" office:value-type="string">
            <text:p>कठनाई :</text:p>
          </table:table-cell>
          <table:table-cell table:number-columns-repeated="1017"/>
        </table:table-row>
        <table:table-row table:style-name="ro1">
          <table:table-cell table:style-name="ce1" office:value-type="string">
            <text:p>STATISTICS_FAIR_GAMES_ONLY</text:p>
          </table:table-cell>
          <table:table-cell table:style-name="ce8" office:value-type="string">
            <text:p>Fair games only</text:p>
          </table:table-cell>
          <table:table-cell table:style-name="ce8" office:value-type="string">
            <text:p>Только честные партии</text:p>
          </table:table-cell>
          <table:table-cell table:style-name="ce8" office:value-type="string">
            <text:p>Nur faire Spiele</text:p>
          </table:table-cell>
          <table:table-cell table:style-name="ce18" office:value-type="string">
            <text:p>Jeux faciles seulement</text:p>
          </table:table-cell>
          <table:table-cell table:style-name="ce24" office:value-type="string">
            <text:p>Juegos sencillos sólo</text:p>
          </table:table-cell>
          <table:table-cell table:style-name="ce27" office:value-type="string">
            <text:p>केवल नयय्युक्त खेल</text:p>
          </table:table-cell>
          <table:table-cell table:number-columns-repeated="1017"/>
        </table:table-row>
        <table:table-row table:style-name="ro1">
          <table:table-cell table:style-name="ce1" office:value-type="string">
            <text:p>STATISTICS_GAME</text:p>
          </table:table-cell>
          <table:table-cell table:style-name="ce8" office:value-type="string">
            <text:p>Game</text:p>
          </table:table-cell>
          <table:table-cell table:style-name="ce8" office:value-type="string">
            <text:p>Игра</text:p>
          </table:table-cell>
          <table:table-cell table:style-name="ce8" office:value-type="string">
            <text:p>Spiel</text:p>
          </table:table-cell>
          <table:table-cell table:style-name="ce18" office:value-type="string">
            <text:p>Jeu</text:p>
          </table:table-cell>
          <table:table-cell table:style-name="ce8" office:value-type="string">
            <text:p>Juego</text:p>
          </table:table-cell>
          <table:table-cell table:style-name="ce27" office:value-type="string">
            <text:p>खेल </text:p>
          </table:table-cell>
          <table:table-cell table:number-columns-repeated="1017"/>
        </table:table-row>
        <table:table-row table:style-name="ro1">
          <table:table-cell table:style-name="ce1" office:value-type="string">
            <text:p>STATISTICS_LAYOUT</text:p>
          </table:table-cell>
          <table:table-cell table:style-name="ce8" office:value-type="string">
            <text:p>Layout</text:p>
          </table:table-cell>
          <table:table-cell table:style-name="ce8" office:value-type="string">
            <text:p>Раскладка</text:p>
          </table:table-cell>
          <table:table-cell table:style-name="ce8" office:value-type="string">
            <text:p>Layout</text:p>
          </table:table-cell>
          <table:table-cell table:style-name="ce18" office:value-type="string">
            <text:p>Disposition</text:p>
          </table:table-cell>
          <table:table-cell table:style-name="ce8" office:value-type="string">
            <text:p>Capa</text:p>
          </table:table-cell>
          <table:table-cell table:style-name="ce27" office:value-type="string">
            <text:p>खाका</text:p>
          </table:table-cell>
          <table:table-cell table:number-columns-repeated="1017"/>
        </table:table-row>
        <table:table-row table:style-name="ro1">
          <table:table-cell table:style-name="ce1" office:value-type="string">
            <text:p>STATISTICS_NAME</text:p>
          </table:table-cell>
          <table:table-cell table:style-name="ce8" office:value-type="string">
            <text:p>Name</text:p>
          </table:table-cell>
          <table:table-cell table:style-name="ce8" office:value-type="string">
            <text:p>Имя</text:p>
          </table:table-cell>
          <table:table-cell table:style-name="ce8" office:value-type="string">
            <text:p>Name</text:p>
          </table:table-cell>
          <table:table-cell table:style-name="ce18" office:value-type="string">
            <text:p>Nom</text:p>
          </table:table-cell>
          <table:table-cell table:style-name="ce8" office:value-type="string">
            <text:p>Nombre</text:p>
          </table:table-cell>
          <table:table-cell table:style-name="ce27" office:value-type="string">
            <text:p>नाम</text:p>
          </table:table-cell>
          <table:table-cell table:number-columns-repeated="1017"/>
        </table:table-row>
        <table:table-row table:style-name="ro1">
          <table:table-cell table:style-name="ce1" office:value-type="string">
            <text:p>STATISTICS_ONLINE_FIND_MYSELF</text:p>
          </table:table-cell>
          <table:table-cell table:style-name="ce8" office:value-type="string">
            <text:p>Find myself</text:p>
          </table:table-cell>
          <table:table-cell table:style-name="ce8" office:value-type="string">
            <text:p>Найти меня</text:p>
          </table:table-cell>
          <table:table-cell table:style-name="ce8" office:value-type="string">
            <text:p>Mich finden</text:p>
          </table:table-cell>
          <table:table-cell table:style-name="ce18" office:value-type="string">
            <text:p>Trouver moi-même</text:p>
          </table:table-cell>
          <table:table-cell table:style-name="ce24" office:value-type="string">
            <text:p>Buscame</text:p>
          </table:table-cell>
          <table:table-cell table:style-name="ce27" office:value-type="string">
            <text:p>अपने आप को खोजें</text:p>
          </table:table-cell>
          <table:table-cell table:number-columns-repeated="1017"/>
        </table:table-row>
        <table:table-row table:style-name="ro4">
          <table:table-cell table:style-name="ce1" office:value-type="string">
            <text:p>STATISTICS_ONLINE_NO_LOGIN</text:p>
          </table:table-cell>
          <table:table-cell table:style-name="ce8" office:value-type="string">
            <text:p>No login provided (Settings &gt; Game tab)</text:p>
          </table:table-cell>
          <table:table-cell table:style-name="ce8" office:value-type="string">
            <text:p>Не указан логин (Настройки &gt; вкладка Игра)</text:p>
          </table:table-cell>
          <table:table-cell table:style-name="ce8" office:value-type="string">
            <text:p>Keine Benutzerdaten eingegeben (Einstellungen &gt; Spiel Reiter)</text:p>
          </table:table-cell>
          <table:table-cell table:style-name="ce18" office:value-type="string">
            <text:p>Pas de nom d’utilisateur fourni (Paramètres &gt; Onglet Jeu)</text:p>
          </table:table-cell>
          <table:table-cell table:style-name="ce24" office:value-type="string">
            <text:p>No se proporcionó usuario (Configuración &gt; Pestaña Partida)</text:p>
          </table:table-cell>
          <table:table-cell table:style-name="ce27" office:value-type="string">
            <text:p>कोई प्रवेश प्रदान की (सेटिंग्स&gt; खेल टैब)</text:p>
          </table:table-cell>
          <table:table-cell table:number-columns-repeated="1017"/>
        </table:table-row>
        <table:table-row table:style-name="ro3">
          <table:table-cell table:style-name="ce1" office:value-type="string">
            <text:p>STATISTICS_SHISENSHO_G</text:p>
          </table:table-cell>
          <table:table-cell table:style-name="ce8" office:value-type="string">
            <text:p>Shisen-Sho g</text:p>
          </table:table-cell>
          <table:table-cell table:style-name="ce8" office:value-type="string">
            <text:p>Шисен-Сё г</text:p>
          </table:table-cell>
          <table:table-cell table:style-name="ce8" office:value-type="string">
            <text:p>Shisen-Sho g</text:p>
          </table:table-cell>
          <table:table-cell table:style-name="ce18" office:value-type="string">
            <text:p>Shisen-Sho g</text:p>
          </table:table-cell>
          <table:table-cell table:style-name="ce8" office:value-type="string">
            <text:p>Shisen-Sho g</text:p>
          </table:table-cell>
          <table:table-cell table:style-name="ce27" office:value-type="string">
            <text:p>शिसेन-सो जी</text:p>
          </table:table-cell>
          <table:table-cell table:number-columns-repeated="1017"/>
        </table:table-row>
        <table:table-row table:style-name="ro1">
          <table:table-cell table:style-name="ce1" office:value-type="string">
            <text:p>TEXTURE_FILTERING_ANISOTROPIC</text:p>
          </table:table-cell>
          <table:table-cell table:style-name="ce8" office:value-type="string">
            <text:p>Anisotropic</text:p>
          </table:table-cell>
          <table:table-cell table:style-name="ce8" office:value-type="string">
            <text:p>Анизотропная</text:p>
          </table:table-cell>
          <table:table-cell table:style-name="ce8" office:value-type="string">
            <text:p>Anisotropisch</text:p>
          </table:table-cell>
          <table:table-cell table:style-name="ce18" office:value-type="string">
            <text:p>Anisotropique</text:p>
          </table:table-cell>
          <table:table-cell table:style-name="ce8" office:value-type="string">
            <text:p>Anisotropico</text:p>
          </table:table-cell>
          <table:table-cell table:style-name="ce27" office:value-type="string">
            <text:p>अनिसोत्रोपिक</text:p>
          </table:table-cell>
          <table:table-cell table:number-columns-repeated="1017"/>
        </table:table-row>
        <table:table-row table:style-name="ro1">
          <table:table-cell table:style-name="ce1" office:value-type="string">
            <text:p>TEXTURE_FILTERING_BILINEAR</text:p>
          </table:table-cell>
          <table:table-cell table:style-name="ce8" office:value-type="string">
            <text:p>Bilinear</text:p>
          </table:table-cell>
          <table:table-cell table:style-name="ce8" office:value-type="string">
            <text:p>Билинейная</text:p>
          </table:table-cell>
          <table:table-cell table:style-name="ce8" office:value-type="string">
            <text:p>Bilinear</text:p>
          </table:table-cell>
          <table:table-cell table:style-name="ce18" office:value-type="string">
            <text:p>Bilinéaire</text:p>
          </table:table-cell>
          <table:table-cell table:style-name="ce8" office:value-type="string">
            <text:p>Bilineal</text:p>
          </table:table-cell>
          <table:table-cell table:style-name="ce27" office:value-type="string">
            <text:p>बिलिनेअर</text:p>
          </table:table-cell>
          <table:table-cell table:number-columns-repeated="1017"/>
        </table:table-row>
        <table:table-row table:style-name="ro1">
          <table:table-cell table:style-name="ce1" office:value-type="string">
            <text:p>TEXTURE_FILTERING_LINEAR</text:p>
          </table:table-cell>
          <table:table-cell table:style-name="ce8" office:value-type="string">
            <text:p>Linear</text:p>
          </table:table-cell>
          <table:table-cell table:style-name="ce8" office:value-type="string">
            <text:p>Линейная</text:p>
          </table:table-cell>
          <table:table-cell table:style-name="ce8" office:value-type="string">
            <text:p>Linear</text:p>
          </table:table-cell>
          <table:table-cell table:style-name="ce18" office:value-type="string">
            <text:p>Linéaire</text:p>
          </table:table-cell>
          <table:table-cell table:style-name="ce8" office:value-type="string">
            <text:p>Lineal</text:p>
          </table:table-cell>
          <table:table-cell table:style-name="ce27" office:value-type="string">
            <text:p>रेखाकार</text:p>
          </table:table-cell>
          <table:table-cell table:number-columns-repeated="1017"/>
        </table:table-row>
        <table:table-row table:style-name="ro1">
          <table:table-cell table:style-name="ce1" office:value-type="string">
            <text:p>TEXTURE_FILTERING_NONE</text:p>
          </table:table-cell>
          <table:table-cell table:style-name="ce8" office:value-type="string">
            <text:p>None</text:p>
          </table:table-cell>
          <table:table-cell table:style-name="ce8" office:value-type="string">
            <text:p>Нет</text:p>
          </table:table-cell>
          <table:table-cell table:style-name="ce8" office:value-type="string">
            <text:p>Keine</text:p>
          </table:table-cell>
          <table:table-cell table:style-name="ce18" office:value-type="string">
            <text:p>Aucun</text:p>
          </table:table-cell>
          <table:table-cell table:style-name="ce8" office:value-type="string">
            <text:p>Ninguno</text:p>
          </table:table-cell>
          <table:table-cell table:style-name="ce27" office:value-type="string">
            <text:p>कोई नहीं</text:p>
          </table:table-cell>
          <table:table-cell table:number-columns-repeated="1017"/>
        </table:table-row>
        <table:table-row table:style-name="ro1">
          <table:table-cell table:style-name="ce1" office:value-type="string">
            <text:p>TEXTURE_FILTERING_TRILINEAR</text:p>
          </table:table-cell>
          <table:table-cell table:style-name="ce8" office:value-type="string">
            <text:p>Trilinear</text:p>
          </table:table-cell>
          <table:table-cell table:style-name="ce8" office:value-type="string">
            <text:p>Трилинейная</text:p>
          </table:table-cell>
          <table:table-cell table:style-name="ce8" office:value-type="string">
            <text:p>Trilinear</text:p>
          </table:table-cell>
          <table:table-cell table:style-name="ce18" office:value-type="string">
            <text:p>Trilinéaire</text:p>
          </table:table-cell>
          <table:table-cell table:style-name="ce8" office:value-type="string">
            <text:p>Trilineal</text:p>
          </table:table-cell>
          <table:table-cell table:style-name="ce27" office:value-type="string">
            <text:p>ट्राई लीनियर</text:p>
          </table:table-cell>
          <table:table-cell table:number-columns-repeated="1017"/>
        </table:table-row>
        <table:table-row table:style-name="ro1">
          <table:table-cell table:style-name="ce1" office:value-type="string">
            <text:p>THEME_CLASSIC</text:p>
          </table:table-cell>
          <table:table-cell table:style-name="ce8" office:value-type="string">
            <text:p>Classic</text:p>
          </table:table-cell>
          <table:table-cell table:style-name="ce8" office:value-type="string">
            <text:p>Классика</text:p>
          </table:table-cell>
          <table:table-cell table:style-name="ce8" office:value-type="string">
            <text:p>Klassisch</text:p>
          </table:table-cell>
          <table:table-cell table:style-name="ce18" office:value-type="string">
            <text:p>Classique</text:p>
          </table:table-cell>
          <table:table-cell table:style-name="ce8" office:value-type="string">
            <text:p>Clásico</text:p>
          </table:table-cell>
          <table:table-cell table:style-name="ce27" office:value-type="string">
            <text:p>प्रसिद्ध</text:p>
          </table:table-cell>
          <table:table-cell table:number-columns-repeated="1017"/>
        </table:table-row>
        <table:table-row table:style-name="ro1">
          <table:table-cell table:style-name="ce1" office:value-type="string">
            <text:p>THEME_DISTROS</text:p>
          </table:table-cell>
          <table:table-cell table:style-name="ce8" office:value-type="string">
            <text:p>Distros</text:p>
          </table:table-cell>
          <table:table-cell table:style-name="ce8" office:value-type="string">
            <text:p>Дистрибутивы</text:p>
          </table:table-cell>
          <table:table-cell table:style-name="ce8" office:value-type="string">
            <text:p>Distros</text:p>
          </table:table-cell>
          <table:table-cell table:style-name="ce18" office:value-type="string">
            <text:p>Distros</text:p>
          </table:table-cell>
          <table:table-cell table:style-name="ce8" office:value-type="string">
            <text:p>Distros</text:p>
          </table:table-cell>
          <table:table-cell table:style-name="ce27" office:value-type="string">
            <text:p>वितरण</text:p>
          </table:table-cell>
          <table:table-cell table:number-columns-repeated="1017"/>
        </table:table-row>
        <table:table-row table:style-name="ro1">
          <table:table-cell table:style-name="ce1" office:value-type="string">
            <text:p>TILE_HIGH</text:p>
          </table:table-cell>
          <table:table-cell table:style-name="ce8" office:value-type="string">
            <text:p>High</text:p>
          </table:table-cell>
          <table:table-cell table:style-name="ce8" office:value-type="string">
            <text:p>Высокая</text:p>
          </table:table-cell>
          <table:table-cell table:style-name="ce8" office:value-type="string">
            <text:p>Hoch</text:p>
          </table:table-cell>
          <table:table-cell table:style-name="ce18" office:value-type="string">
            <text:p>Haut</text:p>
          </table:table-cell>
          <table:table-cell table:style-name="ce8" office:value-type="string">
            <text:p>Alta</text:p>
          </table:table-cell>
          <table:table-cell table:style-name="ce27" office:value-type="string">
            <text:p>प्रखर</text:p>
          </table:table-cell>
          <table:table-cell table:number-columns-repeated="1017"/>
        </table:table-row>
        <table:table-row table:style-name="ro1">
          <table:table-cell table:style-name="ce1" office:value-type="string">
            <text:p>TILE_LOW</text:p>
          </table:table-cell>
          <table:table-cell table:style-name="ce8" office:value-type="string">
            <text:p>Low</text:p>
          </table:table-cell>
          <table:table-cell table:style-name="ce8" office:value-type="string">
            <text:p>Низкая</text:p>
          </table:table-cell>
          <table:table-cell table:style-name="ce8" office:value-type="string">
            <text:p>Niedrig</text:p>
          </table:table-cell>
          <table:table-cell table:style-name="ce18" office:value-type="string">
            <text:p>Bas</text:p>
          </table:table-cell>
          <table:table-cell table:style-name="ce8" office:value-type="string">
            <text:p>Baja</text:p>
          </table:table-cell>
          <table:table-cell table:style-name="ce27" office:value-type="string">
            <text:p>अव्क्रिष्ट</text:p>
          </table:table-cell>
          <table:table-cell table:number-columns-repeated="1017"/>
        </table:table-row>
        <table:table-row table:style-name="ro1">
          <table:table-cell table:style-name="ce1" office:value-type="string">
            <text:p>TILE_MEDIUM</text:p>
          </table:table-cell>
          <table:table-cell table:style-name="ce8" office:value-type="string">
            <text:p>Medium</text:p>
          </table:table-cell>
          <table:table-cell table:style-name="ce8" office:value-type="string">
            <text:p>Средняя</text:p>
          </table:table-cell>
          <table:table-cell table:style-name="ce8" office:value-type="string">
            <text:p>Mittel</text:p>
          </table:table-cell>
          <table:table-cell table:style-name="ce18" office:value-type="string">
            <text:p>Moyen</text:p>
          </table:table-cell>
          <table:table-cell table:style-name="ce8" office:value-type="string">
            <text:p>Media</text:p>
          </table:table-cell>
          <table:table-cell table:style-name="ce27" office:value-type="string">
            <text:p>सामान्य</text:p>
          </table:table-cell>
          <table:table-cell table:number-columns-repeated="1017"/>
        </table:table-row>
        <table:table-row table:style-name="ro18">
          <table:table-cell table:style-name="ce2" office:value-type="string">
            <text:p>TUTORIAL_DYNCAM</text:p>
          </table:table-cell>
          <table:table-cell table:style-name="ce8" office:value-type="string">
            <text:p>Dynamic camera</text:p>
            <text:p><text:s/></text:p>
            <text:p>The game uses the dynamic camera feature. It is designed to make the gameplay more comfortable by slightly turning the table when you move the mouse. It's enabled by default.</text:p>
            <text:p><text:s/></text:p>
            <text:p>Do you want to leave it enabled or disable it? (You can enable/disable it later in Settings)</text:p>
          </table:table-cell>
          <table:table-cell table:style-name="ce8" office:value-type="string">
            <text:p>Динамическая камера</text:p>
            <text:p><text:s/></text:p>
            <text:p>В игре используется динамическая камера. Она призвана сделать игру более комфортной, чуть поворачивая игровое поле, когда вы двигаете мышью. По-умолчанию она включена.</text:p>
            <text:p><text:s/></text:p>
            <text:p>Желаете ли вы оставить её включенной? (Вы можете включить/отключить её позже в Настройках)</text:p>
          </table:table-cell>
          <table:table-cell table:style-name="ce11" office:value-type="string">
            <text:p><text:span text:style-name="T2">Dynamische Kamera</text:span></text:p>
            <text:p><text:span text:style-name="T2"><text:s/></text:span></text:p>
            <text:p><text:span text:style-name="T2">Das Spiel nutzt eine dynamische Kamera, um das Gameplay komfortabler zu machen. Wenn Sie die Maus bewegen, dreht sich das Spielfeld leicht. Standardmässig ist diese Kamera aktiviert.</text:span></text:p>
            <text:p><text:span text:style-name="T2"><text:s/></text:span></text:p>
            <text:p><text:span text:style-name="T2">Möchten Sie dies Einstellung behalten oder deaktivieren? (Sie können dies auch später in den Einstellungen ändern)</text:span></text:p>
          </table:table-cell>
          <table:table-cell table:style-name="ce19" office:value-type="string">
            <text:p><text:span text:style-name="T3">Caméra dynamique</text:span></text:p>
            <text:p><text:span text:style-name="T3"><text:s/></text:span></text:p>
            <text:p><text:span text:style-name="T3">Le jeu utilise la fonction de caméra dynamique. Elle est conçue pour rendre le jeu plus confortable en faisant tourner légèrement la table quand vous bougez la souris. Elle est activée par défaut.</text:span></text:p>
            <text:p><text:span text:style-name="T3"><text:s/></text:span></text:p>
            <text:p><text:span text:style-name="T3">Voulez-vous la laisser activée ou la désactiver ? (Vous pouvez l'activer/la désactiver plus tard dans les Paramètres)</text:span></text:p>
          </table:table-cell>
          <table:table-cell table:style-name="ce8" office:value-type="string">
            <text:p>Cámara dinámica</text:p>
            <text:p><text:s/></text:p>
            <text:p>El juego utiliza la función de cámara de forma dinámica. Está diseñado para que el juego sea más cómodo girar la mesa ligeramente cuando se mueve el ratón. Está habilitado de forma predeterminada.</text:p>
            <text:p><text:s/></text:p>
            <text:p>¿se lo dejo encendido o apagado? (Se puede activar / desactivar más tarde en Ajustes)</text:p>
          </table:table-cell>
          <table:table-cell table:style-name="ce27" office:value-type="string">
            <text:p>गतिशील कैमरा </text:p>
            <text:p/>
            <text:p>यह खेल गतिशील कैमरा का प्रयोग करता है |यह खेलने के अनुभव को सुगम बनाने के लिए बना है ताकि आप आसानी से माउस द्वारा मेज़ को हिला सके | यह आमतौर पर ऑन होता है |</text:p>
            <text:p/>
            <text:p>क्या आप इसे ऑन छोड़ना चाहते है ?(आप बाद में इसे बंद कर सकते है)</text:p>
          </table:table-cell>
          <table:table-cell table:number-columns-repeated="1017"/>
        </table:table-row>
        <table:table-row table:style-name="ro1">
          <table:table-cell table:style-name="ce2" office:value-type="string">
            <text:p>TUTORIAL_DYNCAM_DISABLE</text:p>
          </table:table-cell>
          <table:table-cell table:style-name="ce9" office:value-type="string">
            <text:p>Disable</text:p>
          </table:table-cell>
          <table:table-cell table:style-name="ce9" office:value-type="string">
            <text:p>Отключить</text:p>
          </table:table-cell>
          <table:table-cell table:style-name="ce11" office:value-type="string">
            <text:p>Deaktivieren</text:p>
          </table:table-cell>
          <table:table-cell table:style-name="ce19" office:value-type="string">
            <text:p>Désactiver</text:p>
          </table:table-cell>
          <table:table-cell table:style-name="ce8" office:value-type="string">
            <text:p>Deshabilitado</text:p>
          </table:table-cell>
          <table:table-cell table:style-name="ce27" office:value-type="string">
            <text:p>बंद करे</text:p>
          </table:table-cell>
          <table:table-cell table:number-columns-repeated="1017"/>
        </table:table-row>
        <table:table-row table:style-name="ro1">
          <table:table-cell table:style-name="ce2" office:value-type="string">
            <text:p>TUTORIAL_DYNCAM_LEAVE_ENABLED</text:p>
          </table:table-cell>
          <table:table-cell table:style-name="ce9" office:value-type="string">
            <text:p>Leave enabled</text:p>
          </table:table-cell>
          <table:table-cell table:style-name="ce9" office:value-type="string">
            <text:p>Оставить включенной</text:p>
          </table:table-cell>
          <table:table-cell table:style-name="ce11" office:value-type="string">
            <text:p>Aktiviert lassen</text:p>
          </table:table-cell>
          <table:table-cell table:style-name="ce19" office:value-type="string">
            <text:p>Laisser activé</text:p>
          </table:table-cell>
          <table:table-cell table:style-name="ce8" office:value-type="string">
            <text:p>Deja habilitado</text:p>
          </table:table-cell>
          <table:table-cell table:style-name="ce27" office:value-type="string">
            <text:p>खुला रहने दे</text:p>
          </table:table-cell>
          <table:table-cell table:number-columns-repeated="1017"/>
        </table:table-row>
        <table:table-row table:style-name="ro14">
          <table:table-cell table:style-name="ce1" office:value-type="string">
            <text:p>TUTORIAL_FIRST_RUN</text:p>
          </table:table-cell>
          <table:table-cell table:style-name="ce8" office:value-type="string">
            <text:p>First run</text:p>
            <text:p><text:s/></text:p>
            <text:p>To select a tile, click it with the left mouse button.</text:p>
            <text:p>Select a pair of tiles to remove them.</text:p>
            <text:p><text:s/></text:p>
            <text:p>To control the camera, hold the right mouse button and move the mouse. Or use arrows and +/- keys without Shift.</text:p>
            <text:p>To reset the camera position, press X.</text:p>
            <text:p><text:s/></text:p>
            <text:p>To hide this message, press any key.</text:p>
          </table:table-cell>
          <table:table-cell table:style-name="ce8" office:value-type="string">
            <text:p>Первый запуск</text:p>
            <text:p><text:s/></text:p>
            <text:p>Для выбора фишки кликните на ней левой кнопкой мыши.</text:p>
            <text:p>Выберите пару фишек, чтобы убрать их.</text:p>
            <text:p><text:s/></text:p>
            <text:p>Для управления камерой зажмите правую кнопку мыши и двигайте мышь. Или используйте стрелки и +/- с/ без Шифта.</text:p>
            <text:p>Для возврата камеры в исходное положение нажмите X.</text:p>
            <text:p><text:s/></text:p>
            <text:p>Чтобы убрать это сообщение, нажмите любую кнопку.</text:p>
          </table:table-cell>
          <table:table-cell table:style-name="ce8" office:value-type="string">
            <text:p>Erster Lauf</text:p>
            <text:p><text:s/></text:p>
            <text:p>Um einen Spielstein auszuwählen, klicken Sie Ihn mit der linken Maustaste an. Wählen Sie ein Paar Spielsteine um diese zu entfernen.</text:p>
            <text:p><text:s/></text:p>
            <text:p>Um die Kamera zu kontrollieren halten Sie die rechte Maustaste gedrückt und bewegen die Maus umher. Alternativ können Sie Pfeil/+/- Tasten mit/ohne Shift-Taste benutzen.</text:p>
            <text:p>Um die Kamera zurückzusetzen, drücken Sie X.</text:p>
            <text:p><text:s/></text:p>
            <text:p>Um diese Nachricht zu verstecken, drücken Sie eine beliebige Taste.</text:p>
          </table:table-cell>
          <table:table-cell table:style-name="ce18" office:value-type="string">
            <text:p>Premier démarrage</text:p>
            <text:p><text:s/></text:p>
            <text:p>Pour sélectionner une tuile, cliquer dessus avec le bouton gauche de la souris.</text:p>
            <text:p>Sélectionner une paire de tuiles pour les enlever.</text:p>
            <text:p><text:s/></text:p>
            <text:p>Pour contrôler la caméra, maintenir le bouton droit de la souris et déplacer la souris. Ou utiliser les touches fléchées/+/- sans maj.</text:p>
            <text:p>Pour réinitialiser la position de la caméra, presser X.</text:p>
            <text:p><text:s/></text:p>
            <text:p>Pour cacher ce message, presser n'importe quelle touche.</text:p>
          </table:table-cell>
          <table:table-cell table:style-name="ce8" office:value-type="string">
            <text:p>Primera ejecución</text:p>
            <text:p><text:s/></text:p>
            <text:p>Para seleccionar una ficha, haga clic con el botón izquierdo del ratón.</text:p>
            <text:p>Seleccione un par de fichas para eliminarlos.</text:p>
            <text:p><text:s/></text:p>
            <text:p>Para el control de la cámara, mantenga pulsado el botón derecho del ratón y mueva el ratón. O utilice las teclas de dirección /+/- sin may.</text:p>
            <text:p>Para restablecer la posición de la cámara, pulse X.</text:p>
            <text:p><text:s/></text:p>
            <text:p>Para ocultar este mensaje, pulse cualquier tecla.</text:p>
          </table:table-cell>
          <table:table-cell table:style-name="ce27" office:value-type="string">
            <text:p>पहली बार</text:p>
            <text:p/>
            <text:p>एक टाइल को चुनने के लिए उस पर दये माउस बटन से क्लिक करे |</text:p>
            <text:p>दो टाइल की जोड़ी बना कर उन्हें हटाये |</text:p>
            <text:p/>
            <text:p>कैमरा को सँभालने के लिए बाए माउस बटन को दबा कर रखे और माउस को हिलाए | या फिर एरो-की और +/- की का प्रयोग करे Shift की के बिना |</text:p>
            <text:p>कैमरे की स्थिथि पुनः तैयार करने के लिए X दबाये |</text:p>
            <text:p/>
            <text:p>इस सन्देश को छुपाने के लिए कोई भी बटन दबाये | </text:p>
          </table:table-cell>
          <table:table-cell table:number-columns-repeated="1017"/>
        </table:table-row>
        <table:table-row table:style-name="ro11">
          <table:table-cell table:style-name="ce1" office:value-type="string">
            <text:p>TUTORIAL_LOSS</text:p>
          </table:table-cell>
          <table:table-cell table:style-name="ce8" office:value-type="string">
            <text:p>Loss</text:p>
            <text:p><text:s/></text:p>
            <text:p>There are no more turns left. You can undo the last turn, shuffle tiles, restart the game, or start a new one.</text:p>
          </table:table-cell>
          <table:table-cell table:style-name="ce8" office:value-type="string">
            <text:p>Поражение</text:p>
            <text:p><text:s/></text:p>
            <text:p>Не осталось ни одного доступного хода. Вы можете отменить последний ход, перемешать фишки, перезапустить партию или начать новую.</text:p>
          </table:table-cell>
          <table:table-cell table:style-name="ce8" office:value-type="string">
            <text:p>Niederlage</text:p>
            <text:p><text:s/></text:p>
            <text:p>Es sind keine Züge mehr möglich. Sie können den letzten Zug rückgängig machen, die Spielsteine neu mischen oder ein neues Spiel starten.</text:p>
          </table:table-cell>
          <table:table-cell table:style-name="ce18" office:value-type="string">
            <text:p>Perdu</text:p>
            <text:p><text:s/></text:p>
            <text:p>Il ne reste pas d'autre tour. Vous pouvez défaire le dernier tour, mélanger les tuiles, redémarrer le jeu ou en démarrer un nouveau.</text:p>
          </table:table-cell>
          <table:table-cell table:style-name="ce8" office:value-type="string">
            <text:p>Pérdida</text:p>
            <text:p><text:s/></text:p>
            <text:p>No hay más vueltas a la izquierda. Puede deshacer la última vuelta, mezclar las fichas, reiniciar el juego, o iniciar uno nuevo.</text:p>
          </table:table-cell>
          <table:table-cell table:style-name="ce27" office:value-type="string">
            <text:p>हार</text:p>
            <text:p/>
            <text:p>कोई भी चाल नहीं बची है | आप अपनी पिछली चल को अनडू ,टाइल्स को फेट ,खेल को <text:s/>पुनः शुरू या एक नया खेल शुरू कर सकते है |</text:p>
          </table:table-cell>
          <table:table-cell table:number-columns-repeated="1017"/>
        </table:table-row>
        <table:table-row table:style-name="ro17">
          <table:table-cell table:style-name="ce1" office:value-type="string">
            <text:p>TUTORIAL_ONLINE_AVAILABLE</text:p>
          </table:table-cell>
          <table:table-cell table:style-name="ce8" office:value-type="string">
            <text:p>Online scored games are now supported</text:p>
            <text:p><text:s/></text:p>
            <text:p>You have to register at website to be able to play an online scored game and enable it in Settings.</text:p>
            <text:p><text:s/></text:p>
            <text:p>Do you want to go to website for registration and to Settings to enable online scoring?</text:p>
          </table:table-cell>
          <table:table-cell table:style-name="ce8" office:value-type="string">
            <text:p>Теперь поддерживаются игры с сетевым рейтингом</text:p>
            <text:p><text:s/></text:p>
            <text:p><text:span text:style-name="T1">Вам необходимо зарегистрироваться на сайте, чтобы играть с сетевым рейтингом, а также включить его в Настройках.</text:span></text:p>
            <text:p><text:span text:style-name="T1"><text:s/></text:span></text:p>
            <text:p><text:span text:style-name="T1">Хотите перейти на сайт для регистрации и в Настройки для включения сетевого рейтинга?</text:span></text:p>
          </table:table-cell>
          <table:table-cell table:style-name="ce8" office:value-type="string">
            <text:p>Online Highscores sind jetzt verfügbar.</text:p>
            <text:p><text:s/></text:p>
            <text:p>Sie müssen sich online registrieren, bevor Ihre Highscores online übertragen werden können.</text:p>
            <text:p><text:s/></text:p>
            <text:p>Wollen Sie die Registrierungsseite zur registrierung aufrufen und dann in die Einstellungen die Highscorelisten aktivieren?</text:p>
          </table:table-cell>
          <table:table-cell table:style-name="ce18" office:value-type="string">
            <text:p>Les jeux à score en ligne sont maintenant supportés</text:p>
            <text:p><text:s/></text:p>
            <text:p>Vous devez vous enregistrer sur le site web pour pouvoir jouer à un jeu avec score en ligne et l’activer dans les Paramètres.</text:p>
            <text:p><text:s/></text:p>
            <text:p>Voulez-vous vous rendre sur le site web pour l’enregistrement et dans les Paramètres pour activer le score en ligne ?</text:p>
          </table:table-cell>
          <table:table-cell table:style-name="ce8" office:value-type="string">
            <text:p>Soporta partidas con puntuaciones online</text:p>
            <text:p><text:s/></text:p>
            <text:p>Necesitas registrarte en la web para ser capaz de subir tus puntuaciones online, y es necesario activarlo en las opciones.</text:p>
            <text:p><text:s/></text:p>
            <text:p>¿Quiéres ir a la web para el registro y en las opciones activar las puntuaciones online?</text:p>
          </table:table-cell>
          <table:table-cell table:style-name="ce27" office:value-type="string">
            <text:p>ऑनलाइन रन बनाए खेल अब समर्थित है</text:p>
            <text:p/>
            <text:p>आप एक ऑनलाइन रन बनाए खेल खेलते हैं और सेटिंग्स में यह सक्षम करने के लिए सक्षम होने के लिए वेबसाइट पर रजिस्टर करना होगा.</text:p>
            <text:p/>
            <text:p>आप ऑनलाइन स्कोरिंग सक्षम करने के लिए पंजीकरण के लिए वेबसाइट के लिए और सेटिंग्स के लिए जाना चाहते हो?</text:p>
          </table:table-cell>
          <table:table-cell table:number-columns-repeated="1017"/>
        </table:table-row>
        <table:table-row table:style-name="ro19">
          <table:table-cell table:style-name="ce1" office:value-type="string">
            <text:p>TUTORIAL_SURVEY</text:p>
          </table:table-cell>
          <table:table-cell table:style-name="ce8" office:value-type="string">
            <text:p>Survey</text:p>
            <text:p><text:s/></text:p>
            <text:p>You're using a testing version of OGS Mahjong. It's incomplete and can be unstable. Would you like to participate in a survey to help us make the game better?</text:p>
          </table:table-cell>
          <table:table-cell table:style-name="ce10" office:value-type="string">
            <text:p>Опрос</text:p>
            <text:p><text:s/></text:p>
            <text:p>Вы используете тестовую версию OGS Маджонг. Она может быть не совсем завершена и несколько нестабильна. Согласны ли вы принять участие в опросе, чтобы помочь нам улучшить игру?</text:p>
          </table:table-cell>
          <table:table-cell table:style-name="ce10" office:value-type="string">
            <text:p><text:span text:style-name="T2">Umfrage</text:span></text:p>
            <text:p><text:span text:style-name="T2"><text:s/></text:span></text:p>
            <text:p><text:span text:style-name="T2">Sie nutzen eine Testversion von OGS Mahjong. Es ist derzeit unvollständig und kann instabil sein. Möchten Sie an unserer Umfrage teilnehmen, um dieses Spiel besser zu machen?</text:span></text:p>
          </table:table-cell>
          <table:table-cell table:style-name="ce23" office:value-type="string">
            <text:p><text:span text:style-name="T3">Enquête</text:span></text:p>
            <text:p><text:span text:style-name="T3"><text:s/></text:span></text:p>
            <text:p><text:span text:style-name="T3">Vous utilisez une version test de OGS Mahjong. Elle est incomplète et peut être instable. Voudriez-vous participer à une enquête pour nous aider à rendre le jeu meilleur ?</text:span></text:p>
          </table:table-cell>
          <table:table-cell table:style-name="ce8" office:value-type="string">
            <text:p>Encuesta</text:p>
            <text:p><text:s/></text:p>
            <text:p>Está utilizando una versión de prueba de OGS Mahjong. Es incompleta, y puede ser inestable. ¿Quieres participar en una encuesta para ayudarnos a mejorar el juego?</text:p>
          </table:table-cell>
          <table:table-cell table:style-name="ce27" office:value-type="string">
            <text:p>सर्वेक्षण</text:p>
            <text:p/>
            <text:p>आप OGS Mahjong के एक टेस्टिंग संस्करण को खेल रहे है |ये अभी अधुरा है और असंतुलित भी हो सकता है |क्या आप इस खेल को बेहतर बनाने के लिए सर्वेक्षण में भाग लेना चाहते है ? </text:p>
          </table:table-cell>
          <table:table-cell table:number-columns-repeated="1017"/>
        </table:table-row>
        <table:table-row table:style-name="ro1">
          <table:table-cell table:style-name="ce1" office:value-type="string">
            <text:p>TUTORIAL_SURVEY_LATER</text:p>
          </table:table-cell>
          <table:table-cell table:style-name="ce8" office:value-type="string">
            <text:p>Later</text:p>
          </table:table-cell>
          <table:table-cell table:style-name="ce10" office:value-type="string">
            <text:p>Позже</text:p>
          </table:table-cell>
          <table:table-cell table:style-name="ce10" office:value-type="string">
            <text:p>Später</text:p>
          </table:table-cell>
          <table:table-cell table:style-name="ce23" office:value-type="string">
            <text:p>Plus tard</text:p>
          </table:table-cell>
          <table:table-cell table:style-name="ce23" office:value-type="string">
            <text:p>más tarde</text:p>
          </table:table-cell>
          <table:table-cell table:style-name="ce27" office:value-type="string">
            <text:p>बाद में</text:p>
          </table:table-cell>
          <table:table-cell table:number-columns-repeated="1017"/>
        </table:table-row>
        <table:table-row table:style-name="ro11">
          <table:table-cell table:style-name="ce1" office:value-type="string">
            <text:p>TUTORIAL_VICTORY</text:p>
          </table:table-cell>
          <table:table-cell table:style-name="ce8" office:value-type="string">
            <text:p>Victory</text:p>
            <text:p><text:s/></text:p>
            <text:p>Congratulations! You have won!</text:p>
            <text:p>Enter your name and check out statistics to see if you made it to the top.</text:p>
          </table:table-cell>
          <table:table-cell table:style-name="ce8" office:value-type="string">
            <text:p>Победа</text:p>
            <text:p><text:s/></text:p>
            <text:p>Поздравляем! Вы победили!</text:p>
            <text:p>Введите своё имя и проверьте статистику, может быть, вы поставили рекорд.</text:p>
          </table:table-cell>
          <table:table-cell table:style-name="ce10" office:value-type="string">
            <text:p><text:span text:style-name="T2">Sieg</text:span></text:p>
            <text:p><text:span text:style-name="T2"><text:s/></text:span></text:p>
            <text:p><text:span text:style-name="T2">Herzlichen Glückwunsch! Sie haben gewonnen!</text:span></text:p>
            <text:p><text:span text:style-name="T2">Geben Sie Ihren Namen ein und überprüfen Sie in der Statistik, ob Sie es an die Spitze geschafft haben.</text:span></text:p>
          </table:table-cell>
          <table:table-cell table:style-name="ce18" office:value-type="string">
            <text:p>Victoire</text:p>
            <text:p><text:s/></text:p>
            <text:p>Félicitations ! Vous avez gagné !</text:p>
            <text:p>Entrez votre nom et vérifiez les statistiques pour voir si vous êtes en tête.</text:p>
          </table:table-cell>
          <table:table-cell table:style-name="ce14" office:value-type="string">
            <text:p>Victoria</text:p>
            <text:p><text:s/></text:p>
            <text:p>¡Felicitaciones! ¡Has ganado!</text:p>
            <text:p>Escriba su nombre y echa un vistazo a las estadísticas para ver si has llegado a la cima de puntuaciones.</text:p>
          </table:table-cell>
          <table:table-cell table:style-name="ce27" office:value-type="string">
            <text:p>जीत</text:p>
            <text:p/>
            <text:p>बधाई हो!!! आप जीत गए !!!</text:p>
            <text:p>अपना नाम डाले और देखे के आप क्रम सूची में कहा तक पहुचे |</text:p>
          </table:table-cell>
          <table:table-cell table:number-columns-repeated="1017"/>
        </table:table-row>
        <table:table-row table:style-name="ro1">
          <table:table-cell table:style-name="ce6" office:value-type="string">
            <text:p>URL_DONATE</text:p>
          </table:table-cell>
          <table:table-cell table:style-name="ce14" office:value-type="string">
            <text:p>http://opengamestudio.org/donate</text:p>
          </table:table-cell>
          <table:table-cell table:style-name="ce14" office:value-type="string">
            <text:p>http://opengamestudio.org/donate</text:p>
          </table:table-cell>
          <table:table-cell table:style-name="ce14" office:value-type="string">
            <text:p><text:a xlink:href="http://opengamestudio.org/donate" xlink:type="simple">http://opengamestudio.org/donate</text:a></text:p>
          </table:table-cell>
          <table:table-cell table:style-name="ce14" office:value-type="string">
            <text:p>http://opengamestudio.org/donate</text:p>
          </table:table-cell>
          <table:table-cell table:style-name="ce14" office:value-type="string">
            <text:p>http://opengamestudio.org/donate</text:p>
          </table:table-cell>
          <table:table-cell table:style-name="ce27" office:value-type="string">
            <text:p><text:a xlink:href="http://opengamestudio.org/donate" xlink:type="simple">http://opengamestudio.org/donate</text:a></text:p>
          </table:table-cell>
          <table:table-cell table:number-columns-repeated="1017"/>
        </table:table-row>
        <table:table-row table:style-name="ro1">
          <table:table-cell table:style-name="ce6" office:value-type="string">
            <text:p>URL_JOIN</text:p>
          </table:table-cell>
          <table:table-cell table:style-name="ce14" office:value-type="string">
            <text:p>http://opengamestudio.org/lang/en/join-us </text:p>
          </table:table-cell>
          <table:table-cell table:style-name="ce14" office:value-type="string">
            <text:p>http://opengamestudio.org/lang/ru/join-us </text:p>
          </table:table-cell>
          <table:table-cell table:style-name="ce14" office:value-type="string">
            <text:p>http://opengamestudio.org/lang/en/join-us </text:p>
          </table:table-cell>
          <table:table-cell table:style-name="ce14" office:value-type="string">
            <text:p>http://opengamestudio.org/lang/en/join-us </text:p>
          </table:table-cell>
          <table:table-cell table:style-name="ce14" office:value-type="string">
            <text:p>http://opengamestudio.org/lang/en/join-us </text:p>
          </table:table-cell>
          <table:table-cell table:style-name="ce27" office:value-type="string">
            <text:p>http://opengamestudio.org/lang/en/join-us </text:p>
          </table:table-cell>
          <table:table-cell table:number-columns-repeated="1017"/>
        </table:table-row>
        <table:table-row table:style-name="ro1">
          <table:table-cell table:style-name="ce6" office:value-type="string">
            <text:p>URL_ONLINE_REGISTRATION</text:p>
          </table:table-cell>
          <table:table-cell table:style-name="ce14" office:value-type="string">
            <text:p><text:a xlink:href="http://mjstats.opengamestudio.org/account" xlink:type="simple">http://mjstats.opengamestudio.org/account</text:a></text:p>
          </table:table-cell>
          <table:table-cell table:style-name="ce14" table:number-columns-repeated="4"/>
          <table:table-cell table:style-name="ce27"/>
          <table:table-cell table:number-columns-repeated="1017"/>
        </table:table-row>
        <table:table-row table:style-name="ro1">
          <table:table-cell table:style-name="ce1" office:value-type="string">
            <text:p>URL_SURVEY</text:p>
          </table:table-cell>
          <table:table-cell table:style-name="ce8" office:value-type="string">
            <text:p><text:a xlink:href="http://opengamestudio.org/lang/en/ogs-mahjong-testing-survey-2" xlink:type="simple">http://opengamestudio.org/lang/en/ogs-mahjong-testing-survey-2</text:a></text:p>
          </table:table-cell>
          <table:table-cell table:style-name="ce10" office:value-type="string">
            <text:p><text:a xlink:href="http://opengamestudio.org/lang/ru/ogs-mahjong-testing-survey-2" xlink:type="simple">http://opengamestudio.org/lang/ru/ogs-mahjong-testing-survey-2</text:a></text:p>
          </table:table-cell>
          <table:table-cell table:style-name="ce8"/>
          <table:table-cell table:style-name="ce18"/>
          <table:table-cell table:style-name="ce14"/>
          <table:table-cell table:style-name="ce27"/>
          <table:table-cell table:number-columns-repeated="1017"/>
        </table:table-row>
        <table:table-row table:style-name="ro1">
          <table:table-cell table:style-name="ce1" office:value-type="string">
            <text:p>YES</text:p>
          </table:table-cell>
          <table:table-cell table:style-name="ce8" office:value-type="string">
            <text:p>Yes</text:p>
          </table:table-cell>
          <table:table-cell table:style-name="ce8" office:value-type="string">
            <text:p>Да</text:p>
          </table:table-cell>
          <table:table-cell table:style-name="ce8" office:value-type="string">
            <text:p>Ja</text:p>
          </table:table-cell>
          <table:table-cell table:style-name="ce18" office:value-type="string">
            <text:p>Oui</text:p>
          </table:table-cell>
          <table:table-cell table:style-name="ce14" office:value-type="string">
            <text:p>Si</text:p>
          </table:table-cell>
          <table:table-cell table:style-name="ce27" office:value-type="string">
            <text:p>हाँ</text:p>
          </table:table-cell>
          <table:table-cell table:number-columns-repeated="1017"/>
        </table:table-row>
        <table:table-row table:style-name="ro20" table:number-rows-repeated="1048389">
          <table:table-cell table:number-columns-repeated="1024"/>
        </table:table-row>
        <table:table-row table:style-name="ro21">
          <table:table-cell table:number-columns-repeated="1024"/>
        </table:table-row>
      </table:table>
      <table:table table:name="Sheet2" table:style-name="ta2">
        <table:table-column table:style-name="co7" table:number-columns-repeated="1024" table:default-cell-style-name="Default"/>
        <table:table-row table:style-name="ro22" table:number-rows-repeated="1048575">
          <table:table-cell table:number-columns-repeated="1024"/>
        </table:table-row>
        <table:table-row table:style-name="ro22">
          <table:table-cell table:number-columns-repeated="1024"/>
        </table:table-row>
      </table:table>
      <table:table table:name="Sheet3" table:style-name="ta3">
        <table:table-column table:style-name="co7" table:number-columns-repeated="1024" table:default-cell-style-name="Default"/>
        <table:table-row table:style-name="ro22" table:number-rows-repeated="1048575">
          <table:table-cell table:number-columns-repeated="1024"/>
        </table:table-row>
        <table:table-row table:style-name="ro22">
          <table:table-cell table:number-columns-repeated="1024"/>
        </table:table-row>
      </table:table>
      <table:named-expressions/>
      <table:database-ranges>
        <table:database-range table:name="__Anonymous_Sheet_DB__0" table:target-range-address="Sheet1.A1:Sheet1.E18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face style:name="Mangal" svg:font-family="Mangal"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ru" fo:country="RU" style:font-name-asian="DejaVu Sans Light" style:language-asian="zh" style:country-asian="CN" style:font-name-complex="DejaVu Sans Ligh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number:number-style style:name="N117P0" style:volatile="true">
      <number:number number:decimal-places="0" number:min-integer-digits="1" number:grouping="true"/>
      <number:text> €</number:text>
    </number:number-style>
    <number:number-style style:name="N117">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0" number:min-integer-digits="1" number:grouping="true"/>
      <number:text> €</number:text>
    </number:number-style>
    <number:number-style style:name="N118">
      <style:text-properties fo:color="#ff0000"/>
      <number:text>-</number:text>
      <number:number number:decimal-places="0" number:min-integer-digits="1" number:grouping="true"/>
      <number:text> €</number:text>
      <style:map style:condition="value()&gt;=0" style:apply-style-name="N118P0"/>
    </number:number-style>
    <number:number-style style:name="N120P0" style:volatile="true">
      <number:number number:decimal-places="2" number:min-integer-digits="1" number:grouping="true"/>
      <number:text> €</number:text>
    </number:number-style>
    <number:number-style style:name="N120">
      <number:text>-</number:text>
      <number:number number:decimal-places="2" number:min-integer-digits="1" number:grouping="true"/>
      <number:text> €</number:text>
      <style:map style:condition="value()&gt;=0" style:apply-style-name="N120P0"/>
    </number:number-style>
    <number:number-style style:name="N121P0" style:volatile="true">
      <number:number number:decimal-places="2" number:min-integer-digits="1" number:grouping="true"/>
      <number:text> €</number:text>
    </number:number-style>
    <number:number-style style:name="N121">
      <style:text-properties fo:color="#ff0000"/>
      <number:text>-</number:text>
      <number:number number:decimal-places="2" number:min-integer-digits="1" number:grouping="true"/>
      <number:text> €</number:text>
      <style:map style:condition="value()&gt;=0" style:apply-style-name="N121P0"/>
    </number:number-style>
    <number:number-style style:name="N125P0" style:volatile="true">
      <number:text> </number:text>
      <number:number number:decimal-places="0" number:min-integer-digits="1" number:grouping="true"/>
      <number:text>    </number:text>
    </number:number-style>
    <number:number-style style:name="N125P1" style:volatile="true">
      <number:text>-</number:text>
      <number:number number:decimal-places="0" number:min-integer-digits="1" number:grouping="true"/>
      <number:text>    </number:text>
    </number:number-style>
    <number:number-style style:name="N125P2" style:volatile="true">
      <number:text>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0" number:min-integer-digits="1" number:grouping="true"/>
      <number:text> € </number:text>
    </number:number-style>
    <number:number-style style:name="N129P1" style:volatile="true">
      <number:text>-</number:text>
      <number:number number:decimal-places="0" number:min-integer-digits="1" number:grouping="true"/>
      <number:text> € </number:text>
    </number:number-style>
    <number:number-style style:name="N129P2" style:volatile="true">
      <number:text> -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number number:decimal-places="2" number:min-integer-digits="1" number:grouping="true"/>
      <number:text>    </number:text>
    </number:number-style>
    <number:number-style style:name="N133P1" style:volatile="true">
      <number:text>-</number:text>
      <number:number number:decimal-places="2" number:min-integer-digits="1" number:grouping="true"/>
      <number:text>    </number:text>
    </number:number-style>
    <number:number-style style:name="N133P2" style:volatile="true">
      <number:text> -</number:text>
      <number:number number: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text> </number:text>
      <number:number number:decimal-places="2" number:min-integer-digits="1" number:grouping="true"/>
      <number:text> € </number:text>
    </number:number-style>
    <number:number-style style:name="N137P1" style:volatile="true">
      <number:text>-</number:text>
      <number:number number:decimal-places="2" number:min-integer-digits="1" number:grouping="true"/>
      <number:text> € </number:text>
    </number:number-style>
    <number:number-style style:name="N137P2" style:volatile="true">
      <number:text> -</number:text>
      <number:number number:decimal-places="0" number:min-integer-digits="0"/>
      <number:text>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39P0" style:volatile="true">
      <number:number number:decimal-places="0" number:min-integer-digits="1" number:grouping="true"/>
      <number:text>    </number:text>
    </number:number-style>
    <number:number-style style:name="N139P1" style:volatile="true">
      <number:text>-</number:text>
      <number:number number:decimal-places="0" number:min-integer-digits="1" number:grouping="true"/>
      <number:text>    </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1P0" style:volatile="true">
      <number:number number:decimal-places="0" number:min-integer-digits="1" number:grouping="true"/>
      <number:text> € </number:text>
    </number:number-style>
    <number:number-style style:name="N141P1" style:volatile="true">
      <number:text>-</number:text>
      <number:number number:decimal-places="0" number:min-integer-digits="1" number:grouping="true"/>
      <number:text> € </number:text>
    </number:number-style>
    <number:number-style style:name="N141P2" style:volatile="true">
      <number:text> - €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3P0" style:volatile="true">
      <number:number number:decimal-places="2" number:min-integer-digits="1" number:grouping="true"/>
      <number:text>    </number:text>
    </number:number-style>
    <number:number-style style:name="N143P1" style:volatile="true">
      <number:text>-</number:text>
      <number:number number:decimal-places="2" number:min-integer-digits="1" number:grouping="true"/>
      <number:text>    </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5P0" style:volatile="true">
      <number:number number:decimal-places="2" number:min-integer-digits="1" number:grouping="true"/>
      <number:text> € </number:text>
    </number:number-style>
    <number:number-style style:name="N145P1" style:volatile="true">
      <number:text>-</number:text>
      <number:number number:decimal-places="2" number:min-integer-digits="1" number:grouping="true"/>
      <number:text> € </number:text>
    </number:number-style>
    <number:number-style style:name="N145P2" style:volatile="true">
      <number:text> -</number:text>
      <number:number number:decimal-places="0" number:min-integer-digits="0"/>
      <number:text> €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currency-style style:name="N147P0" style:volatile="true">
      <number:number number:decimal-places="2" number:min-integer-digits="1" number:grouping="true"/>
      <number:text> </number:text>
      <number:currency-symbol number:language="es" number:country="ES">€</number:currency-symbol>
    </number:currency-style>
    <number:currency-style style:name="N147">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47P0"/>
    </number:currency-style>
    <number:currency-style style:name="N149P0" style:volatile="true">
      <number:currency-symbol number:language="en" number:country="US">$</number:currency-symbol>
      <number:number number:decimal-places="2" number:min-integer-digits="1" number:grouping="true"/>
    </number:currency-style>
    <number:currency-style style:name="N149">
      <style:text-properties fo:color="#ff0000"/>
      <number:text>-</number:text>
      <number:currency-symbol number:language="en" number:country="US">$</number:currency-symbol>
      <number:number number:decimal-places="2" number:min-integer-digits="1" number:grouping="true"/>
      <style:map style:condition="value()&gt;=0" style:apply-style-name="N149P0"/>
    </number:currency-style>
    <number:currency-style style:name="N150P0" style:volatile="true">
      <number:number number:decimal-places="2" number:min-integer-digits="1" number:grouping="true"/>
      <number:text> </number:text>
      <number:currency-symbol number:language="ru" number:country="RU">руб.</number:currency-symbol>
    </number:currency-style>
    <number:currency-style style:name="N15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50P0"/>
    </number:currency-style>
    <style:style style:name="Default" style:family="table-cell">
      <style:table-cell-properties fo:padding="0.071cm" style:rotation-align="none" style:vertical-align="middle"/>
      <style:text-properties style:font-name="Arial"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05">00.00.0000</text:date>, <text:time style:data-style-name="N2" text:time-value="0000-00-00T13:05:48">00:00:00</text:time></text:p>
        </style:region-right>
      </style:header>
      <style:header-left style:display="false"/>
      <style:footer>
        <text:p>Страница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7-05T13:06:03</dc:date>
    <meta:editing-cycles>206</meta:editing-cycles>
    <meta:editing-duration>PT13H24M56S</meta:editing-duration>
    <meta:generator>LibreOffice/4.0.4.2$Linux_X86_64 LibreOffice_project/400m0$Build-2</meta:generator>
    <meta:document-statistic meta:table-count="3" meta:cell-count="1282" meta:object-count="0"/>
  </office:meta>
</office:document-meta>
</file>